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9.61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271.56pt"/>
    </style:style>
    <style:style style:name="co7" style:family="table-column">
      <style:table-column-properties fo:break-before="auto" style:column-width="179.21pt"/>
    </style:style>
    <style:style style:name="co8" style:family="table-column">
      <style:table-column-properties fo:break-before="auto" style:column-width="213.9pt"/>
    </style:style>
    <style:style style:name="co9" style:family="table-column">
      <style:table-column-properties fo:break-before="auto" style:column-width="159.05pt"/>
    </style:style>
    <style:style style:name="co10" style:family="table-column">
      <style:table-column-properties fo:break-before="auto" style:column-width="158.34pt"/>
    </style:style>
    <style:style style:name="co11" style:family="table-column">
      <style:table-column-properties fo:break-before="auto" style:column-width="122.26pt"/>
    </style:style>
    <style:style style:name="co12" style:family="table-column">
      <style:table-column-properties fo:break-before="auto" style:column-width="204.89pt"/>
    </style:style>
    <style:style style:name="co13" style:family="table-column">
      <style:table-column-properties fo:break-before="auto" style:column-width="168.04pt"/>
    </style:style>
    <style:style style:name="co14" style:family="table-column">
      <style:table-column-properties fo:break-before="auto" style:column-width="171.55pt"/>
    </style:style>
    <style:style style:name="co15" style:family="table-column">
      <style:table-column-properties fo:break-before="auto" style:column-width="172.94pt"/>
    </style:style>
    <style:style style:name="co16" style:family="table-column">
      <style:table-column-properties fo:break-before="auto" style:column-width="149.36pt"/>
    </style:style>
    <style:style style:name="co17" style:family="table-column">
      <style:table-column-properties fo:break-before="auto" style:column-width="210.44pt"/>
    </style:style>
    <style:style style:name="co18" style:family="table-column">
      <style:table-column-properties fo:break-before="auto" style:column-width="155.54pt"/>
    </style:style>
    <style:style style:name="co19" style:family="table-column">
      <style:table-column-properties fo:break-before="auto" style:column-width="117.41pt"/>
    </style:style>
    <style:style style:name="co20" style:family="table-column">
      <style:table-column-properties fo:break-before="auto" style:column-width="241pt"/>
    </style:style>
    <style:style style:name="co21" style:family="table-column">
      <style:table-column-properties fo:break-before="auto" style:column-width="194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Öğrenci_20__20_Sayılarına_20__20_Göre_20__20_Vakıf_20_Üniversiteleri">
      <style:table-properties table:display="true" style:writing-mode="lr-tb"/>
    </style:style>
    <style:style style:name="ta2" style:family="table" style:master-page-name="PageStyle_5f_Kadrolu_20_Öğretim_20_Üyesi_20_Başına_20_Düşen_20_Öğrenci_20_Sayısına_20_Göre_20_Vakıf_20_Yükseköğretim_20_Kurumları">
      <style:table-properties table:display="true" style:writing-mode="lr-tb"/>
    </style:style>
    <style:style style:name="ta3" style:family="table" style:master-page-name="PageStyle_5f_Yabancı_20_Uyruklu_20_Öğrenci_20_Sayısına_20_Göre_20_Vakıf_20_Yükseköğretim_20_Kurumları">
      <style:table-properties table:display="true" style:writing-mode="lr-tb"/>
    </style:style>
    <style:style style:name="ta4" style:family="table" style:master-page-name="PageStyle_5f_2018-2019_20_Döneminde_20_Yatay_20_Geçiş_20_ile_20_Giden_20_Öğrenci_20_Sayısına_20_Göre_20_Vakıf_20_Yükseköğretim_20_Kurumları">
      <style:table-properties table:display="true" style:writing-mode="lr-tb"/>
    </style:style>
    <style:style style:name="ta5" style:family="table" style:master-page-name="PageStyle_5f_2018-2019_20_Döneminde_20_Yatay_20_Geçiş_20_ile_20_Gelen_20_Öğrenci_20_Sayısına_20_Göre_20_Vakıf_20_Yükseköğretim_20_Kurumları">
      <style:table-properties table:display="true" style:writing-mode="lr-tb"/>
    </style:style>
    <style:style style:name="ta6" style:family="table" style:master-page-name="PageStyle_5f_Öğrenci_20_Başına_20_Düşen_20_Alan_20_Dağılımına_20_Göre_20_Vakıf_20_Yükseköğretim_20_Kurumları">
      <style:table-properties table:display="true" style:writing-mode="lr-tb"/>
    </style:style>
    <style:style style:name="ta7" style:family="table" style:master-page-name="PageStyle_5f_info">
      <style:table-properties table:display="true" style:writing-mode="lr-tb"/>
    </style:style>
    <style:style style:name="ta8" style:family="table" style:master-page-name="PageStyle_5f_TÜBİTAK-ARDEB_20_Proje_20_Bütçelerine_20_Göre_20_Vakıf_20_Yükseköğretim_20_Kurumları_20_">
      <style:table-properties table:display="true" style:writing-mode="lr-tb"/>
    </style:style>
    <style:style style:name="ta9" style:family="table" style:master-page-name="PageStyle_5f_2018-2019_20_URAP_20__20_Genel_20__20_Puan_20_Tablosuna_20_Göre_20_Vakıf_20_Üniversiteleri">
      <style:table-properties table:display="true" style:writing-mode="lr-tb"/>
    </style:style>
    <style:style style:name="ta10" style:family="table" style:master-page-name="PageStyle_5f_Reklam-Tanıtım_20_Harcamalarına_20_Göre_20_Vakıf_20_Yükseköğretim_20_Kurumları">
      <style:table-properties table:display="true" style:writing-mode="lr-tb"/>
    </style:style>
    <style:style style:name="ta11" style:family="table" style:master-page-name="PageStyle_5f_Kütüphane_20_Harcamalarına_20_Göre_20_Vakıf_20_Yükseköğretim_20_Kurumları">
      <style:table-properties table:display="true" style:writing-mode="lr-tb"/>
    </style:style>
    <style:style style:name="ta12" style:family="table" style:master-page-name="PageStyle_5f_Öğrenci_20_Başına_20_Cari_20_Gider_20_Miktarına_20_Göre_20_Vakıf_20_Yükseköğretim_20_Kurumları">
      <style:table-properties table:display="true" style:writing-mode="lr-tb"/>
    </style:style>
    <style:style style:name="ta13" style:family="table" style:master-page-name="PageStyle_5f_YKS_20_Kontenjanları_20_Tam_20_Bursluluk_20_Oranlarına_20_Göre_20_Vakıf_20_Yükseköğretim_20_Kurumları">
      <style:table-properties table:display="true" style:writing-mode="lr-tb"/>
    </style:style>
    <style:style style:name="ta14" style:family="table" style:master-page-name="PageStyle_5f_Toplam_20_Araştırma_20_Proje_20_Bütçelerine_20_Göre_20_Vakıf_20_Yükseköğretim_20_Kurumları">
      <style:table-properties table:display="true" style:writing-mode="lr-tb"/>
    </style:style>
    <style:style style:name="ta15" style:family="table" style:master-page-name="PageStyle_5f_TABLO_20_31_20_2018_20_ALES_20_3._20_Dönem_20_Eşit_20_Ağırlık_20_Başarı_20_Sıralamasına_20_Göre_20_Vakıf_20_Üniversiteleri">
      <style:table-properties table:display="true" style:writing-mode="lr-tb"/>
    </style:style>
    <style:style style:name="ta16" style:family="table" style:master-page-name="PageStyle_5f_TABLO_20_32_20_2018_20_ALES_20_3._20_Dönem_20_Sayısal_20_Başarı_20_Sıralamasına_20_Göre_20_Vakıf_20_Üniversiteleri">
      <style:table-properties table:display="true" style:writing-mode="lr-tb"/>
    </style:style>
    <style:style style:name="ta17" style:family="table" style:master-page-name="PageStyle_5f_TABLO_20_33_20_2018_20_ALES_20_3._20_Dönem_20_Sözel_20_Başarı_20_Sıralamasına_20_Göre_20_Vakıf_20_Üniversiteler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0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9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40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Öğrenci  Sayılarına  Göre  Vakıf Üniversiteler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0" office:value-type="string" calcext:value-type="string">
            <text:p>ÖNLİSANS ÖĞRENCİ SAYISI</text:p>
          </table:table-cell>
          <table:table-cell table:style-name="ce10" office:value-type="string" calcext:value-type="string">
            <text:p>LİSANS ÖĞRENCİ SAYISI</text:p>
          </table:table-cell>
          <table:table-cell table:style-name="ce10" office:value-type="string" calcext:value-type="string">
            <text:p>LİSANSÜSTÜ ÖĞRENCİ SAYISI</text:p>
          </table:table-cell>
          <table:table-cell table:style-name="ce21" office:value-type="string" calcext:value-type="string">
            <text:p>TOPLAM ÖĞRENCİ SAYISI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İSTANBUL AYDIN ÜNİVERSİTESİ</text:p>
          </table:table-cell>
          <table:table-cell table:style-name="ce11" office:value-type="float" office:value="14955" calcext:value-type="float">
            <text:p>14,955</text:p>
          </table:table-cell>
          <table:table-cell table:style-name="ce11" office:value-type="float" office:value="16509" calcext:value-type="float">
            <text:p>16,509</text:p>
          </table:table-cell>
          <table:table-cell table:style-name="ce11" office:value-type="float" office:value="4535" calcext:value-type="float">
            <text:p>4,535</text:p>
          </table:table-cell>
          <table:table-cell table:style-name="ce22" office:value-type="float" office:value="35999" calcext:value-type="float">
            <text:p>35,999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12" office:value-type="float" office:value="8815" calcext:value-type="float">
            <text:p>8,815</text:p>
          </table:table-cell>
          <table:table-cell table:style-name="ce12" office:value-type="float" office:value="19361" calcext:value-type="float">
            <text:p>19,361</text:p>
          </table:table-cell>
          <table:table-cell table:style-name="ce12" office:value-type="float" office:value="2674" calcext:value-type="float">
            <text:p>2,674</text:p>
          </table:table-cell>
          <table:table-cell table:style-name="ce23" office:value-type="float" office:value="30850" calcext:value-type="float">
            <text:p>30,85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İSTANBUL MEDİPOL ÜNİVERSİTESİ</text:p>
          </table:table-cell>
          <table:table-cell table:style-name="ce11" office:value-type="float" office:value="11349" calcext:value-type="float">
            <text:p>11,349</text:p>
          </table:table-cell>
          <table:table-cell table:style-name="ce11" office:value-type="float" office:value="17426" calcext:value-type="float">
            <text:p>17,426</text:p>
          </table:table-cell>
          <table:table-cell table:style-name="ce11" office:value-type="float" office:value="1841" calcext:value-type="float">
            <text:p>1,841</text:p>
          </table:table-cell>
          <table:table-cell table:style-name="ce22" office:value-type="float" office:value="30616" calcext:value-type="float">
            <text:p>30,616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12" office:value-type="float" office:value="5351" calcext:value-type="float">
            <text:p>5,351</text:p>
          </table:table-cell>
          <table:table-cell table:style-name="ce12" office:value-type="float" office:value="16489" calcext:value-type="float">
            <text:p>16,489</text:p>
          </table:table-cell>
          <table:table-cell table:style-name="ce12" office:value-type="float" office:value="3424" calcext:value-type="float">
            <text:p>3,424</text:p>
          </table:table-cell>
          <table:table-cell table:style-name="ce23" office:value-type="float" office:value="25264" calcext:value-type="float">
            <text:p>25,264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BAHÇEŞEHİR ÜNİVERSİTESİ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17393" calcext:value-type="float">
            <text:p>17,393</text:p>
          </table:table-cell>
          <table:table-cell table:style-name="ce11" office:value-type="float" office:value="6549" calcext:value-type="float">
            <text:p>6,549</text:p>
          </table:table-cell>
          <table:table-cell table:style-name="ce22" office:value-type="float" office:value="25142" calcext:value-type="float">
            <text:p>25,142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19833" calcext:value-type="float">
            <text:p>19,833</text:p>
          </table:table-cell>
          <table:table-cell table:style-name="ce12" office:value-type="float" office:value="5232" calcext:value-type="float">
            <text:p>5,232</text:p>
          </table:table-cell>
          <table:table-cell table:style-name="ce23" office:value-type="float" office:value="25065" calcext:value-type="float">
            <text:p>25,065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İSTANBUL GELİŞİM ÜNİVERSİTESİ</text:p>
          </table:table-cell>
          <table:table-cell table:style-name="ce11" office:value-type="float" office:value="9305" calcext:value-type="float">
            <text:p>9,305</text:p>
          </table:table-cell>
          <table:table-cell table:style-name="ce11" office:value-type="float" office:value="12394" calcext:value-type="float">
            <text:p>12,394</text:p>
          </table:table-cell>
          <table:table-cell table:style-name="ce11" office:value-type="float" office:value="2040" calcext:value-type="float">
            <text:p>2,040</text:p>
          </table:table-cell>
          <table:table-cell table:style-name="ce22" office:value-type="float" office:value="23739" calcext:value-type="float">
            <text:p>23,739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12" office:value-type="float" office:value="4525" calcext:value-type="float">
            <text:p>4,525</text:p>
          </table:table-cell>
          <table:table-cell table:style-name="ce12" office:value-type="float" office:value="10389" calcext:value-type="float">
            <text:p>10,389</text:p>
          </table:table-cell>
          <table:table-cell table:style-name="ce12" office:value-type="float" office:value="7672" calcext:value-type="float">
            <text:p>7,672</text:p>
          </table:table-cell>
          <table:table-cell table:style-name="ce23" office:value-type="float" office:value="22586" calcext:value-type="float">
            <text:p>22,586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NİŞANTAŞI ÜNİVERSİTESİ</text:p>
          </table:table-cell>
          <table:table-cell table:style-name="ce11" office:value-type="float" office:value="10368" calcext:value-type="float">
            <text:p>10,368</text:p>
          </table:table-cell>
          <table:table-cell table:style-name="ce11" office:value-type="float" office:value="8917" calcext:value-type="float">
            <text:p>8,917</text:p>
          </table:table-cell>
          <table:table-cell table:style-name="ce6" office:value-type="float" office:value="745" calcext:value-type="float">
            <text:p>745</text:p>
          </table:table-cell>
          <table:table-cell table:style-name="ce22" office:value-type="float" office:value="20030" calcext:value-type="float">
            <text:p>20,03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ÜSKÜDAR ÜNİVERSİTESİ</text:p>
          </table:table-cell>
          <table:table-cell table:style-name="ce12" office:value-type="float" office:value="6323" calcext:value-type="float">
            <text:p>6,323</text:p>
          </table:table-cell>
          <table:table-cell table:style-name="ce12" office:value-type="float" office:value="9458" calcext:value-type="float">
            <text:p>9,458</text:p>
          </table:table-cell>
          <table:table-cell table:style-name="ce12" office:value-type="float" office:value="3202" calcext:value-type="float">
            <text:p>3,202</text:p>
          </table:table-cell>
          <table:table-cell table:style-name="ce23" office:value-type="float" office:value="18983" calcext:value-type="float">
            <text:p>18,983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13" office:value-type="float" office:value="2439" calcext:value-type="float">
            <text:p>2,439</text:p>
          </table:table-cell>
          <table:table-cell table:style-name="ce13" office:value-type="float" office:value="12314" calcext:value-type="float">
            <text:p>12,314</text:p>
          </table:table-cell>
          <table:table-cell table:style-name="ce13" office:value-type="float" office:value="1975" calcext:value-type="float">
            <text:p>1,975</text:p>
          </table:table-cell>
          <table:table-cell table:style-name="ce15" office:value-type="float" office:value="16728" calcext:value-type="float">
            <text:p>16,728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14" office:value-type="float" office:value="3059" calcext:value-type="float">
            <text:p>3,059</text:p>
          </table:table-cell>
          <table:table-cell table:style-name="ce14" office:value-type="float" office:value="11071" calcext:value-type="float">
            <text:p>11,071</text:p>
          </table:table-cell>
          <table:table-cell table:style-name="ce14" office:value-type="float" office:value="1567" calcext:value-type="float">
            <text:p>1,567</text:p>
          </table:table-cell>
          <table:table-cell table:style-name="ce16" office:value-type="float" office:value="15697" calcext:value-type="float">
            <text:p>15,697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13" office:value-type="float" office:value="5076" calcext:value-type="float">
            <text:p>5,076</text:p>
          </table:table-cell>
          <table:table-cell table:style-name="ce13" office:value-type="float" office:value="5685" calcext:value-type="float">
            <text:p>5,685</text:p>
          </table:table-cell>
          <table:table-cell table:style-name="ce13" office:value-type="float" office:value="2935" calcext:value-type="float">
            <text:p>2,935</text:p>
          </table:table-cell>
          <table:table-cell table:style-name="ce15" office:value-type="float" office:value="13696" calcext:value-type="float">
            <text:p>13,696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1014" calcext:value-type="float">
            <text:p>11,014</text:p>
          </table:table-cell>
          <table:table-cell table:style-name="ce14" office:value-type="float" office:value="1171" calcext:value-type="float">
            <text:p>1,171</text:p>
          </table:table-cell>
          <table:table-cell table:style-name="ce16" office:value-type="float" office:value="12185" calcext:value-type="float">
            <text:p>12,185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13" office:value-type="float" office:value="1348" calcext:value-type="float">
            <text:p>1,348</text:p>
          </table:table-cell>
          <table:table-cell table:style-name="ce13" office:value-type="float" office:value="8920" calcext:value-type="float">
            <text:p>8,920</text:p>
          </table:table-cell>
          <table:table-cell table:style-name="ce13" office:value-type="float" office:value="1757" calcext:value-type="float">
            <text:p>1,757</text:p>
          </table:table-cell>
          <table:table-cell table:style-name="ce15" office:value-type="float" office:value="12025" calcext:value-type="float">
            <text:p>12,02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4" office:value-type="float" office:value="1771" calcext:value-type="float">
            <text:p>1,771</text:p>
          </table:table-cell>
          <table:table-cell table:style-name="ce14" office:value-type="float" office:value="7073" calcext:value-type="float">
            <text:p>7,073</text:p>
          </table:table-cell>
          <table:table-cell table:style-name="ce14" office:value-type="float" office:value="2606" calcext:value-type="float">
            <text:p>2,606</text:p>
          </table:table-cell>
          <table:table-cell table:style-name="ce16" office:value-type="float" office:value="11450" calcext:value-type="float">
            <text:p>11,450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13" office:value-type="float" office:value="1160" calcext:value-type="float">
            <text:p>1,160</text:p>
          </table:table-cell>
          <table:table-cell table:style-name="ce13" office:value-type="float" office:value="8131" calcext:value-type="float">
            <text:p>8,131</text:p>
          </table:table-cell>
          <table:table-cell table:style-name="ce13" office:value-type="float" office:value="1525" calcext:value-type="float">
            <text:p>1,525</text:p>
          </table:table-cell>
          <table:table-cell table:style-name="ce15" office:value-type="float" office:value="10816" calcext:value-type="float">
            <text:p>10,816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7290" calcext:value-type="float">
            <text:p>7,290</text:p>
          </table:table-cell>
          <table:table-cell table:style-name="ce14" office:value-type="float" office:value="3163" calcext:value-type="float">
            <text:p>3,163</text:p>
          </table:table-cell>
          <table:table-cell table:style-name="ce16" office:value-type="float" office:value="10453" calcext:value-type="float">
            <text:p>10,453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13" office:value-type="float" office:value="1342" calcext:value-type="float">
            <text:p>1,342</text:p>
          </table:table-cell>
          <table:table-cell table:style-name="ce13" office:value-type="float" office:value="8154" calcext:value-type="float">
            <text:p>8,154</text:p>
          </table:table-cell>
          <table:table-cell table:style-name="ce8" office:value-type="float" office:value="927" calcext:value-type="float">
            <text:p>927</text:p>
          </table:table-cell>
          <table:table-cell table:style-name="ce15" office:value-type="float" office:value="10423" calcext:value-type="float">
            <text:p>10,423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5" office:value-type="float" office:value="49" calcext:value-type="float">
            <text:p>49</text:p>
          </table:table-cell>
          <table:table-cell table:style-name="ce14" office:value-type="float" office:value="8437" calcext:value-type="float">
            <text:p>8,437</text:p>
          </table:table-cell>
          <table:table-cell table:style-name="ce14" office:value-type="float" office:value="1024" calcext:value-type="float">
            <text:p>1,024</text:p>
          </table:table-cell>
          <table:table-cell table:style-name="ce16" office:value-type="float" office:value="9510" calcext:value-type="float">
            <text:p>9,510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13" office:value-type="float" office:value="1603" calcext:value-type="float">
            <text:p>1,603</text:p>
          </table:table-cell>
          <table:table-cell table:style-name="ce13" office:value-type="float" office:value="7043" calcext:value-type="float">
            <text:p>7,043</text:p>
          </table:table-cell>
          <table:table-cell table:style-name="ce8" office:value-type="float" office:value="676" calcext:value-type="float">
            <text:p>676</text:p>
          </table:table-cell>
          <table:table-cell table:style-name="ce15" office:value-type="float" office:value="9322" calcext:value-type="float">
            <text:p>9,322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5" office:value-type="float" office:value="210" calcext:value-type="float">
            <text:p>210</text:p>
          </table:table-cell>
          <table:table-cell table:style-name="ce14" office:value-type="float" office:value="6197" calcext:value-type="float">
            <text:p>6,197</text:p>
          </table:table-cell>
          <table:table-cell table:style-name="ce14" office:value-type="float" office:value="2555" calcext:value-type="float">
            <text:p>2,555</text:p>
          </table:table-cell>
          <table:table-cell table:style-name="ce16" office:value-type="float" office:value="8962" calcext:value-type="float">
            <text:p>8,962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13" office:value-type="float" office:value="1723" calcext:value-type="float">
            <text:p>1,723</text:p>
          </table:table-cell>
          <table:table-cell table:style-name="ce13" office:value-type="float" office:value="5540" calcext:value-type="float">
            <text:p>5,540</text:p>
          </table:table-cell>
          <table:table-cell table:style-name="ce13" office:value-type="float" office:value="1635" calcext:value-type="float">
            <text:p>1,635</text:p>
          </table:table-cell>
          <table:table-cell table:style-name="ce15" office:value-type="float" office:value="8898" calcext:value-type="float">
            <text:p>8,898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4" office:value-type="float" office:value="2141" calcext:value-type="float">
            <text:p>2,141</text:p>
          </table:table-cell>
          <table:table-cell table:style-name="ce14" office:value-type="float" office:value="6044" calcext:value-type="float">
            <text:p>6,044</text:p>
          </table:table-cell>
          <table:table-cell table:style-name="ce9" office:value-type="float" office:value="449" calcext:value-type="float">
            <text:p>449</text:p>
          </table:table-cell>
          <table:table-cell table:style-name="ce16" office:value-type="float" office:value="8634" calcext:value-type="float">
            <text:p>8,634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13" office:value-type="float" office:value="3155" calcext:value-type="float">
            <text:p>3,155</text:p>
          </table:table-cell>
          <table:table-cell table:style-name="ce13" office:value-type="float" office:value="4358" calcext:value-type="float">
            <text:p>4,358</text:p>
          </table:table-cell>
          <table:table-cell table:style-name="ce8" office:value-type="float" office:value="862" calcext:value-type="float">
            <text:p>862</text:p>
          </table:table-cell>
          <table:table-cell table:style-name="ce15" office:value-type="float" office:value="8375" calcext:value-type="float">
            <text:p>8,375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5" office:value-type="float" office:value="241" calcext:value-type="float">
            <text:p>241</text:p>
          </table:table-cell>
          <table:table-cell table:style-name="ce14" office:value-type="float" office:value="6984" calcext:value-type="float">
            <text:p>6,984</text:p>
          </table:table-cell>
          <table:table-cell table:style-name="ce9" office:value-type="float" office:value="923" calcext:value-type="float">
            <text:p>923</text:p>
          </table:table-cell>
          <table:table-cell table:style-name="ce16" office:value-type="float" office:value="8148" calcext:value-type="float">
            <text:p>8,148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4" office:value-type="float" office:value="894" calcext:value-type="float">
            <text:p>894</text:p>
          </table:table-cell>
          <table:table-cell table:style-name="ce13" office:value-type="float" office:value="6594" calcext:value-type="float">
            <text:p>6,594</text:p>
          </table:table-cell>
          <table:table-cell table:style-name="ce8" office:value-type="float" office:value="630" calcext:value-type="float">
            <text:p>630</text:p>
          </table:table-cell>
          <table:table-cell table:style-name="ce15" office:value-type="float" office:value="8118" calcext:value-type="float">
            <text:p>8,118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7267" calcext:value-type="float">
            <text:p>7,267</text:p>
          </table:table-cell>
          <table:table-cell table:style-name="ce9" office:value-type="float" office:value="773" calcext:value-type="float">
            <text:p>773</text:p>
          </table:table-cell>
          <table:table-cell table:style-name="ce16" office:value-type="float" office:value="8040" calcext:value-type="float">
            <text:p>8,040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KOÇ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6513" calcext:value-type="float">
            <text:p>6,513</text:p>
          </table:table-cell>
          <table:table-cell table:style-name="ce13" office:value-type="float" office:value="1434" calcext:value-type="float">
            <text:p>1,434</text:p>
          </table:table-cell>
          <table:table-cell table:style-name="ce15" office:value-type="float" office:value="7947" calcext:value-type="float">
            <text:p>7,947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5" office:value-type="float" office:value="557" calcext:value-type="float">
            <text:p>557</text:p>
          </table:table-cell>
          <table:table-cell table:style-name="ce14" office:value-type="float" office:value="5838" calcext:value-type="float">
            <text:p>5,838</text:p>
          </table:table-cell>
          <table:table-cell table:style-name="ce14" office:value-type="float" office:value="1536" calcext:value-type="float">
            <text:p>1,536</text:p>
          </table:table-cell>
          <table:table-cell table:style-name="ce16" office:value-type="float" office:value="7931" calcext:value-type="float">
            <text:p>7,931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13" office:value-type="float" office:value="2609" calcext:value-type="float">
            <text:p>2,609</text:p>
          </table:table-cell>
          <table:table-cell table:style-name="ce13" office:value-type="float" office:value="3575" calcext:value-type="float">
            <text:p>3,575</text:p>
          </table:table-cell>
          <table:table-cell table:style-name="ce8" office:value-type="float" office:value="952" calcext:value-type="float">
            <text:p>952</text:p>
          </table:table-cell>
          <table:table-cell table:style-name="ce15" office:value-type="float" office:value="7136" calcext:value-type="float">
            <text:p>7,136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14" office:value-type="float" office:value="1143" calcext:value-type="float">
            <text:p>1,143</text:p>
          </table:table-cell>
          <table:table-cell table:style-name="ce14" office:value-type="float" office:value="4881" calcext:value-type="float">
            <text:p>4,881</text:p>
          </table:table-cell>
          <table:table-cell table:style-name="ce9" office:value-type="float" office:value="970" calcext:value-type="float">
            <text:p>970</text:p>
          </table:table-cell>
          <table:table-cell table:style-name="ce16" office:value-type="float" office:value="6994" calcext:value-type="float">
            <text:p>6,994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5" office:value-type="float" office:value="2509" calcext:value-type="float">
            <text:p>2,509</text:p>
          </table:table-cell>
          <table:table-cell table:style-name="ce17" office:value-type="float" office:value="3650" calcext:value-type="float">
            <text:p>3,650</text:p>
          </table:table-cell>
          <table:table-cell table:style-name="ce4" office:value-type="float" office:value="724" calcext:value-type="float">
            <text:p>724</text:p>
          </table:table-cell>
          <table:table-cell table:style-name="ce15" office:value-type="float" office:value="6883" calcext:value-type="float">
            <text:p>6,883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5" office:value-type="float" office:value="864" calcext:value-type="float">
            <text:p>864</text:p>
          </table:table-cell>
          <table:table-cell table:style-name="ce18" office:value-type="float" office:value="4994" calcext:value-type="float">
            <text:p>4,994</text:p>
          </table:table-cell>
          <table:table-cell table:style-name="ce5" office:value-type="float" office:value="866" calcext:value-type="float">
            <text:p>866</text:p>
          </table:table-cell>
          <table:table-cell table:style-name="ce16" office:value-type="float" office:value="6724" calcext:value-type="float">
            <text:p>6,724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4" office:value-type="float" office:value="464" calcext:value-type="float">
            <text:p>464</text:p>
          </table:table-cell>
          <table:table-cell table:style-name="ce17" office:value-type="float" office:value="5253" calcext:value-type="float">
            <text:p>5,253</text:p>
          </table:table-cell>
          <table:table-cell table:style-name="ce4" office:value-type="float" office:value="927" calcext:value-type="float">
            <text:p>927</text:p>
          </table:table-cell>
          <table:table-cell table:style-name="ce15" office:value-type="float" office:value="6644" calcext:value-type="float">
            <text:p>6,644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ŞEHİR ÜNİVERSİTESİ</text:p>
          </table:table-cell>
          <table:table-cell table:style-name="ce5" office:value-type="float" office:value="729" calcext:value-type="float">
            <text:p>729</text:p>
          </table:table-cell>
          <table:table-cell table:style-name="ce18" office:value-type="float" office:value="4519" calcext:value-type="float">
            <text:p>4,519</text:p>
          </table:table-cell>
          <table:table-cell table:style-name="ce5" office:value-type="float" office:value="860" calcext:value-type="float">
            <text:p>860</text:p>
          </table:table-cell>
          <table:table-cell table:style-name="ce16" office:value-type="float" office:value="6108" calcext:value-type="float">
            <text:p>6,108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7" office:value-type="float" office:value="5245" calcext:value-type="float">
            <text:p>5,245</text:p>
          </table:table-cell>
          <table:table-cell table:style-name="ce4" office:value-type="float" office:value="807" calcext:value-type="float">
            <text:p>807</text:p>
          </table:table-cell>
          <table:table-cell table:style-name="ce15" office:value-type="float" office:value="6052" calcext:value-type="float">
            <text:p>6,052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6" office:value-type="float" office:value="5319" calcext:value-type="float">
            <text:p>5,319</text:p>
          </table:table-cell>
          <table:table-cell table:style-name="ce19" office:value-type="float" office:value="305" calcext:value-type="float">
            <text:p>305</text:p>
          </table:table-cell>
          <table:table-cell table:style-name="ce5" office:value-type="float" office:value="110" calcext:value-type="float">
            <text:p>110</text:p>
          </table:table-cell>
          <table:table-cell table:style-name="ce16" office:value-type="float" office:value="5734" calcext:value-type="float">
            <text:p>5,734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15" office:value-type="float" office:value="1316" calcext:value-type="float">
            <text:p>1,316</text:p>
          </table:table-cell>
          <table:table-cell table:style-name="ce17" office:value-type="float" office:value="3173" calcext:value-type="float">
            <text:p>3,173</text:p>
          </table:table-cell>
          <table:table-cell table:style-name="ce15" office:value-type="float" office:value="1180" calcext:value-type="float">
            <text:p>1,180</text:p>
          </table:table-cell>
          <table:table-cell table:style-name="ce15" office:value-type="float" office:value="5669" calcext:value-type="float">
            <text:p>5,669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6" office:value-type="float" office:value="2025" calcext:value-type="float">
            <text:p>2,025</text:p>
          </table:table-cell>
          <table:table-cell table:style-name="ce18" office:value-type="float" office:value="2991" calcext:value-type="float">
            <text:p>2,991</text:p>
          </table:table-cell>
          <table:table-cell table:style-name="ce5" office:value-type="float" office:value="432" calcext:value-type="float">
            <text:p>432</text:p>
          </table:table-cell>
          <table:table-cell table:style-name="ce16" office:value-type="float" office:value="5448" calcext:value-type="float">
            <text:p>5,448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7" office:value-type="float" office:value="4275" calcext:value-type="float">
            <text:p>4,275</text:p>
          </table:table-cell>
          <table:table-cell table:style-name="ce4" office:value-type="float" office:value="897" calcext:value-type="float">
            <text:p>897</text:p>
          </table:table-cell>
          <table:table-cell table:style-name="ce15" office:value-type="float" office:value="5172" calcext:value-type="float">
            <text:p>5,172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UFUK ÜNİVERSİTESİ</text:p>
          </table:table-cell>
          <table:table-cell table:style-name="ce16" office:value-type="float" office:value="1298" calcext:value-type="float">
            <text:p>1,298</text:p>
          </table:table-cell>
          <table:table-cell table:style-name="ce18" office:value-type="float" office:value="2994" calcext:value-type="float">
            <text:p>2,994</text:p>
          </table:table-cell>
          <table:table-cell table:style-name="ce5" office:value-type="float" office:value="877" calcext:value-type="float">
            <text:p>877</text:p>
          </table:table-cell>
          <table:table-cell table:style-name="ce16" office:value-type="float" office:value="5169" calcext:value-type="float">
            <text:p>5,169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15" office:value-type="float" office:value="1431" calcext:value-type="float">
            <text:p>1,431</text:p>
          </table:table-cell>
          <table:table-cell table:style-name="ce17" office:value-type="float" office:value="2429" calcext:value-type="float">
            <text:p>2,429</text:p>
          </table:table-cell>
          <table:table-cell table:style-name="ce4" office:value-type="float" office:value="677" calcext:value-type="float">
            <text:p>677</text:p>
          </table:table-cell>
          <table:table-cell table:style-name="ce15" office:value-type="float" office:value="4537" calcext:value-type="float">
            <text:p>4,537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6" office:value-type="float" office:value="4092" calcext:value-type="float">
            <text:p>4,092</text:p>
          </table:table-cell>
          <table:table-cell table:style-name="ce19" office:value-type="float" office:value="285" calcext:value-type="float">
            <text:p>285</text:p>
          </table:table-cell>
          <table:table-cell table:style-name="ce5" office:value-type="float" office:value="71" calcext:value-type="float">
            <text:p>71</text:p>
          </table:table-cell>
          <table:table-cell table:style-name="ce16" office:value-type="float" office:value="4448" calcext:value-type="float">
            <text:p>4,448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15" office:value-type="float" office:value="1479" calcext:value-type="float">
            <text:p>1,479</text:p>
          </table:table-cell>
          <table:table-cell table:style-name="ce17" office:value-type="float" office:value="2369" calcext:value-type="float">
            <text:p>2,369</text:p>
          </table:table-cell>
          <table:table-cell table:style-name="ce4" office:value-type="float" office:value="439" calcext:value-type="float">
            <text:p>439</text:p>
          </table:table-cell>
          <table:table-cell table:style-name="ce15" office:value-type="float" office:value="4287" calcext:value-type="float">
            <text:p>4,287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6" office:value-type="float" office:value="1228" calcext:value-type="float">
            <text:p>1,228</text:p>
          </table:table-cell>
          <table:table-cell table:style-name="ce18" office:value-type="float" office:value="2507" calcext:value-type="float">
            <text:p>2,507</text:p>
          </table:table-cell>
          <table:table-cell table:style-name="ce5" office:value-type="float" office:value="101" calcext:value-type="float">
            <text:p>101</text:p>
          </table:table-cell>
          <table:table-cell table:style-name="ce16" office:value-type="float" office:value="3836" calcext:value-type="float">
            <text:p>3,836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BEZM-İ ÂLEM VAKIF ÜNİVERSİTESİ</text:p>
          </table:table-cell>
          <table:table-cell table:style-name="ce4" office:value-type="float" office:value="640" calcext:value-type="float">
            <text:p>640</text:p>
          </table:table-cell>
          <table:table-cell table:style-name="ce17" office:value-type="float" office:value="2550" calcext:value-type="float">
            <text:p>2,550</text:p>
          </table:table-cell>
          <table:table-cell table:style-name="ce4" office:value-type="float" office:value="157" calcext:value-type="float">
            <text:p>157</text:p>
          </table:table-cell>
          <table:table-cell table:style-name="ce15" office:value-type="float" office:value="3347" calcext:value-type="float">
            <text:p>3,347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5" office:value-type="float" office:value="98" calcext:value-type="float">
            <text:p>98</text:p>
          </table:table-cell>
          <table:table-cell table:style-name="ce18" office:value-type="float" office:value="2799" calcext:value-type="float">
            <text:p>2,799</text:p>
          </table:table-cell>
          <table:table-cell table:style-name="ce5" office:value-type="float" office:value="430" calcext:value-type="float">
            <text:p>430</text:p>
          </table:table-cell>
          <table:table-cell table:style-name="ce16" office:value-type="float" office:value="3327" calcext:value-type="float">
            <text:p>3,327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17" office:value-type="float" office:value="2480" calcext:value-type="float">
            <text:p>2,480</text:p>
          </table:table-cell>
          <table:table-cell table:style-name="ce4" office:value-type="float" office:value="222" calcext:value-type="float">
            <text:p>222</text:p>
          </table:table-cell>
          <table:table-cell table:style-name="ce15" office:value-type="float" office:value="3234" calcext:value-type="float">
            <text:p>3,234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3122" calcext:value-type="float">
            <text:p>3,122</text:p>
          </table:table-cell>
          <table:table-cell table:style-name="ce5" office:value-type="float" office:value="91" calcext:value-type="float">
            <text:p>91</text:p>
          </table:table-cell>
          <table:table-cell table:style-name="ce16" office:value-type="float" office:value="3213" calcext:value-type="float">
            <text:p>3,213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EF ÜNİVERSİTESİ</text:p>
          </table:table-cell>
          <table:table-cell table:style-name="ce4" office:value-type="float" office:value="8" calcext:value-type="float">
            <text:p>8</text:p>
          </table:table-cell>
          <table:table-cell table:style-name="ce17" office:value-type="float" office:value="3043" calcext:value-type="float">
            <text:p>3,043</text:p>
          </table:table-cell>
          <table:table-cell table:style-name="ce4" office:value-type="float" office:value="156" calcext:value-type="float">
            <text:p>156</text:p>
          </table:table-cell>
          <table:table-cell table:style-name="ce15" office:value-type="float" office:value="3207" calcext:value-type="float">
            <text:p>3,207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6" office:value-type="float" office:value="1053" calcext:value-type="float">
            <text:p>1,053</text:p>
          </table:table-cell>
          <table:table-cell table:style-name="ce18" office:value-type="float" office:value="1810" calcext:value-type="float">
            <text:p>1,810</text:p>
          </table:table-cell>
          <table:table-cell table:style-name="ce5" office:value-type="float" office:value="332" calcext:value-type="float">
            <text:p>332</text:p>
          </table:table-cell>
          <table:table-cell table:style-name="ce16" office:value-type="float" office:value="3195" calcext:value-type="float">
            <text:p>3,195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TED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7" office:value-type="float" office:value="3073" calcext:value-type="float">
            <text:p>3,073</text:p>
          </table:table-cell>
          <table:table-cell table:style-name="ce4" office:value-type="float" office:value="106" calcext:value-type="float">
            <text:p>106</text:p>
          </table:table-cell>
          <table:table-cell table:style-name="ce15" office:value-type="float" office:value="3179" calcext:value-type="float">
            <text:p>3,179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16" office:value-type="float" office:value="2064" calcext:value-type="float">
            <text:p>2,064</text:p>
          </table:table-cell>
          <table:table-cell table:style-name="ce19" office:value-type="float" office:value="586" calcext:value-type="float">
            <text:p>586</text:p>
          </table:table-cell>
          <table:table-cell table:style-name="ce5" office:value-type="float" office:value="95" calcext:value-type="float">
            <text:p>95</text:p>
          </table:table-cell>
          <table:table-cell table:style-name="ce16" office:value-type="float" office:value="2745" calcext:value-type="float">
            <text:p>2,745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4" office:value-type="float" office:value="621" calcext:value-type="float">
            <text:p>621</text:p>
          </table:table-cell>
          <table:table-cell table:style-name="ce17" office:value-type="float" office:value="1733" calcext:value-type="float">
            <text:p>1,733</text:p>
          </table:table-cell>
          <table:table-cell table:style-name="ce4" office:value-type="float" office:value="104" calcext:value-type="float">
            <text:p>104</text:p>
          </table:table-cell>
          <table:table-cell table:style-name="ce15" office:value-type="float" office:value="2458" calcext:value-type="float">
            <text:p>2,458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6" office:value-type="float" office:value="1386" calcext:value-type="float">
            <text:p>1,386</text:p>
          </table:table-cell>
          <table:table-cell table:style-name="ce19" office:value-type="float" office:value="461" calcext:value-type="float">
            <text:p>461</text:p>
          </table:table-cell>
          <table:table-cell table:style-name="ce5" office:value-type="float" office:value="596" calcext:value-type="float">
            <text:p>596</text:p>
          </table:table-cell>
          <table:table-cell table:style-name="ce16" office:value-type="float" office:value="2443" calcext:value-type="float">
            <text:p>2,443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4" office:value-type="float" office:value="445" calcext:value-type="float">
            <text:p>445</text:p>
          </table:table-cell>
          <table:table-cell table:style-name="ce20" office:value-type="float" office:value="636" calcext:value-type="float">
            <text:p>636</text:p>
          </table:table-cell>
          <table:table-cell table:style-name="ce15" office:value-type="float" office:value="1022" calcext:value-type="float">
            <text:p>1,022</text:p>
          </table:table-cell>
          <table:table-cell table:style-name="ce15" office:value-type="float" office:value="2103" calcext:value-type="float">
            <text:p>2,103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1314" calcext:value-type="float">
            <text:p>1,314</text:p>
          </table:table-cell>
          <table:table-cell table:style-name="ce5" office:value-type="float" office:value="333" calcext:value-type="float">
            <text:p>333</text:p>
          </table:table-cell>
          <table:table-cell table:style-name="ce16" office:value-type="float" office:value="1647" calcext:value-type="float">
            <text:p>1,647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7" office:value-type="float" office:value="1064" calcext:value-type="float">
            <text:p>1,064</text:p>
          </table:table-cell>
          <table:table-cell table:style-name="ce4" office:value-type="float" office:value="51" calcext:value-type="float">
            <text:p>51</text:p>
          </table:table-cell>
          <table:table-cell table:style-name="ce15" office:value-type="float" office:value="1115" calcext:value-type="float">
            <text:p>1,115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403" calcext:value-type="float">
            <text:p>403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978" calcext:value-type="float">
            <text:p>978</text:p>
          </table:table-cell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4" office:value-type="float" office:value="198" calcext:value-type="float">
            <text:p>198</text:p>
          </table:table-cell>
          <table:table-cell table:style-name="ce20" office:value-type="float" office:value="620" calcext:value-type="float">
            <text:p>6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5" office:value-type="float" office:value="270" calcext:value-type="float">
            <text:p>270</text:p>
          </table:table-cell>
          <table:table-cell table:style-name="ce19" office:value-type="float" office:value="168" calcext:value-type="float">
            <text:p>16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373" calcext:value-type="float">
            <text:p>37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LOKMAN HEKİM ÜNİVERSİTESİ</text:p>
          </table:table-cell>
          <table:table-cell table:style-name="ce4" office:value-type="float" office:value="80" calcext:value-type="float">
            <text:p>80</text:p>
          </table:table-cell>
          <table:table-cell table:style-name="ce20" office:value-type="float" office:value="294" calcext:value-type="float">
            <text:p>29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81" calcext:value-type="float">
            <text:p>381</text:p>
          </table:table-cell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Başına Düşen Öğrenci Sayısına Göre Vakıf Yükseköğretim Kurumları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 / MYO</text:p>
          </table:table-cell>
          <table:table-cell table:style-name="ce10" office:value-type="string" calcext:value-type="string">
            <text:p>TOPLAM ÖĞRENCİ SAYISI</text:p>
          </table:table-cell>
          <table:table-cell table:style-name="ce10" office:value-type="string" calcext:value-type="string">
            <text:p>KADROLU ÖĞRETİM ÜYESİ SAYISI</text:p>
          </table:table-cell>
          <table:table-cell table:style-name="ce21" office:value-type="string" calcext:value-type="string">
            <text:p>KADROLU ÖĞRETİM ÜYESİ BAŞINA ÖĞRENCİ SAYISI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OKMAN HEKİM ÜNİVERSİTESİ</text:p>
          </table:table-cell>
          <table:table-cell table:style-name="ce2" office:value-type="float" office:value="381" calcext:value-type="float">
            <text:p>3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3" office:value-type="float" office:value="392" calcext:value-type="float">
            <text:p>39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CIBADEM MEHMET ALİ AYDINLAR ÜNİVERSİTESİ</text:p>
          </table:table-cell>
          <table:table-cell table:style-name="ce22" office:value-type="float" office:value="4287" calcext:value-type="float">
            <text:p>4,287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3" office:value-type="float" office:value="978" calcext:value-type="float">
            <text:p>97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DEMİROĞLU BİLİM ÜNİVERSİTESİ</text:p>
          </table:table-cell>
          <table:table-cell table:style-name="ce22" office:value-type="float" office:value="2458" calcext:value-type="float">
            <text:p>2,45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İSTİNYE ÜNİVERSİTESİ</text:p>
          </table:table-cell>
          <table:table-cell table:style-name="ce23" office:value-type="float" office:value="5448" calcext:value-type="float">
            <text:p>5,448</text:p>
          </table:table-cell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NKO ÜNİVERSİTESİ</text:p>
          </table:table-cell>
          <table:table-cell table:style-name="ce22" office:value-type="float" office:value="1115" calcext:value-type="float">
            <text:p>1,11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3" office:value-type="float" office:value="820" calcext:value-type="float">
            <text:p>82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BEZM-İ ALEM VAKIF ÜNİVERSİTESİ</text:p>
          </table:table-cell>
          <table:table-cell table:style-name="ce22" office:value-type="float" office:value="3347" calcext:value-type="float">
            <text:p>3,347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3" office:value-type="float" office:value="438" calcext:value-type="float">
            <text:p>43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15" office:value-type="float" office:value="16728" calcext:value-type="float">
            <text:p>16,728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5" office:value-type="float" office:value="421" calcext:value-type="float">
            <text:p>42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KOÇ ÜNİVERSİTESİ</text:p>
          </table:table-cell>
          <table:table-cell table:style-name="ce15" office:value-type="float" office:value="7947" calcext:value-type="float">
            <text:p>7,947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16" office:value-type="float" office:value="5172" calcext:value-type="float">
            <text:p>5,172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15" office:value-type="float" office:value="2443" calcext:value-type="float">
            <text:p>2,44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6" office:value-type="float" office:value="1647" calcext:value-type="float">
            <text:p>1,64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15" office:value-type="float" office:value="2745" calcext:value-type="float">
            <text:p>2,745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16" office:value-type="float" office:value="2103" calcext:value-type="float">
            <text:p>2,10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TED ÜNİVERSİTESİ</text:p>
          </table:table-cell>
          <table:table-cell table:style-name="ce15" office:value-type="float" office:value="3179" calcext:value-type="float">
            <text:p>3,179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16" office:value-type="float" office:value="6052" calcext:value-type="float">
            <text:p>6,052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UFUK ÜNİVERSİTESİ</text:p>
          </table:table-cell>
          <table:table-cell table:style-name="ce15" office:value-type="float" office:value="5169" calcext:value-type="float">
            <text:p>5,16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16" office:value-type="float" office:value="8375" calcext:value-type="float">
            <text:p>8,375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15" office:value-type="float" office:value="8898" calcext:value-type="float">
            <text:p>8,898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24" office:value-type="float" office:value="12025" calcext:value-type="float">
            <text:p>12,025.00</text:p>
          </table:table-cell>
          <table:table-cell table:style-name="ce9" office:value-type="float" office:value="381" calcext:value-type="float">
            <text:p>381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15" office:value-type="float" office:value="12185" calcext:value-type="float">
            <text:p>12,185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16" office:value-type="float" office:value="4537" calcext:value-type="float">
            <text:p>4,537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MEF ÜNİVERSİTESİ</text:p>
          </table:table-cell>
          <table:table-cell table:style-name="ce15" office:value-type="float" office:value="3207" calcext:value-type="float">
            <text:p>3,207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16" office:value-type="float" office:value="8040" calcext:value-type="float">
            <text:p>8,040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15" office:value-type="float" office:value="3327" calcext:value-type="float">
            <text:p>3,327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16" office:value-type="float" office:value="6644" calcext:value-type="float">
            <text:p>6,644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15" office:value-type="float" office:value="6108" calcext:value-type="float">
            <text:p>6,10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16" office:value-type="float" office:value="9510" calcext:value-type="float">
            <text:p>9,51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ÇANKAYA ÜNİVERSİTESİ</text:p>
          </table:table-cell>
          <table:table-cell table:style-name="ce15" office:value-type="float" office:value="8148" calcext:value-type="float">
            <text:p>8,148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6" office:value-type="float" office:value="7931" calcext:value-type="float">
            <text:p>7,931</text:p>
          </table:table-cell>
          <table:table-cell table:style-name="ce9" office:value-type="float" office:value="176" calcext:value-type="float">
            <text:p>17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15" office:value-type="float" office:value="9322" calcext:value-type="float">
            <text:p>9,322</text:p>
          </table:table-cell>
          <table:table-cell table:style-name="ce8" office:value-type="float" office:value="205" calcext:value-type="float">
            <text:p>205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6" office:value-type="float" office:value="11450" calcext:value-type="float">
            <text:p>11,450</text:p>
          </table:table-cell>
          <table:table-cell table:style-name="ce9" office:value-type="float" office:value="250" calcext:value-type="float">
            <text:p>25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15" office:value-type="float" office:value="8118" calcext:value-type="float">
            <text:p>8,118</text:p>
          </table:table-cell>
          <table:table-cell table:style-name="ce8" office:value-type="float" office:value="173" calcext:value-type="float">
            <text:p>173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6" office:value-type="float" office:value="25065" calcext:value-type="float">
            <text:p>25,065</text:p>
          </table:table-cell>
          <table:table-cell table:style-name="ce9" office:value-type="float" office:value="528" calcext:value-type="float">
            <text:p>52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15" office:value-type="float" office:value="3234" calcext:value-type="float">
            <text:p>3,234</text:p>
          </table:table-cell>
          <table:table-cell table:style-name="ce8" office:value-type="float" office:value="68" calcext:value-type="float">
            <text:p>6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16" office:value-type="float" office:value="6724" calcext:value-type="float">
            <text:p>6,724</text:p>
          </table:table-cell>
          <table:table-cell table:style-name="ce9" office:value-type="float" office:value="140" calcext:value-type="float">
            <text:p>14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15" office:value-type="float" office:value="22586" calcext:value-type="float">
            <text:p>22,586</text:p>
          </table:table-cell>
          <table:table-cell table:style-name="ce8" office:value-type="float" office:value="468" calcext:value-type="float">
            <text:p>46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6" office:value-type="float" office:value="30616" calcext:value-type="float">
            <text:p>30,616</text:p>
          </table:table-cell>
          <table:table-cell table:style-name="ce9" office:value-type="float" office:value="630" calcext:value-type="float">
            <text:p>630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15" office:value-type="float" office:value="3213" calcext:value-type="float">
            <text:p>3,213</text:p>
          </table:table-cell>
          <table:table-cell table:style-name="ce8" office:value-type="float" office:value="64" calcext:value-type="float">
            <text:p>64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16" office:value-type="float" office:value="7136" calcext:value-type="float">
            <text:p>7,136</text:p>
          </table:table-cell>
          <table:table-cell table:style-name="ce9" office:value-type="float" office:value="141" calcext:value-type="float">
            <text:p>14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PİRİ REİS ÜNİVERSİTESİ</text:p>
          </table:table-cell>
          <table:table-cell table:style-name="ce15" office:value-type="float" office:value="3836" calcext:value-type="float">
            <text:p>3,836</text:p>
          </table:table-cell>
          <table:table-cell table:style-name="ce8" office:value-type="float" office:value="75" calcext:value-type="float">
            <text:p>75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6" office:value-type="float" office:value="3195" calcext:value-type="float">
            <text:p>3,195</text:p>
          </table:table-cell>
          <table:table-cell table:style-name="ce9" office:value-type="float" office:value="62" calcext:value-type="float">
            <text:p>62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15" office:value-type="float" office:value="10453" calcext:value-type="float">
            <text:p>10,453</text:p>
          </table:table-cell>
          <table:table-cell table:style-name="ce8" office:value-type="float" office:value="193" calcext:value-type="float">
            <text:p>193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6" office:value-type="float" office:value="8634" calcext:value-type="float">
            <text:p>8,634</text:p>
          </table:table-cell>
          <table:table-cell table:style-name="ce9" office:value-type="float" office:value="159" calcext:value-type="float">
            <text:p>15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15" office:value-type="float" office:value="25142" calcext:value-type="float">
            <text:p>25,142</text:p>
          </table:table-cell>
          <table:table-cell table:style-name="ce8" office:value-type="float" office:value="463" calcext:value-type="float">
            <text:p>463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16" office:value-type="float" office:value="10423" calcext:value-type="float">
            <text:p>10,423</text:p>
          </table:table-cell>
          <table:table-cell table:style-name="ce9" office:value-type="float" office:value="189" calcext:value-type="float">
            <text:p>18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İSTANBUL TİCARET ÜNİVERSİTESİ</text:p>
          </table:table-cell>
          <table:table-cell table:style-name="ce15" office:value-type="float" office:value="8962" calcext:value-type="float">
            <text:p>8,962</text:p>
          </table:table-cell>
          <table:table-cell table:style-name="ce8" office:value-type="float" office:value="162" calcext:value-type="float">
            <text:p>162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6" office:value-type="float" office:value="13696" calcext:value-type="float">
            <text:p>13,696</text:p>
          </table:table-cell>
          <table:table-cell table:style-name="ce9" office:value-type="float" office:value="231" calcext:value-type="float">
            <text:p>23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5" office:value-type="float" office:value="6883" calcext:value-type="float">
            <text:p>6,883</text:p>
          </table:table-cell>
          <table:table-cell table:style-name="ce8" office:value-type="float" office:value="116" calcext:value-type="float">
            <text:p>116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16" office:value-type="float" office:value="6994" calcext:value-type="float">
            <text:p>6,994</text:p>
          </table:table-cell>
          <table:table-cell table:style-name="ce9" office:value-type="float" office:value="117" calcext:value-type="float">
            <text:p>117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15" office:value-type="float" office:value="20030" calcext:value-type="float">
            <text:p>20,030</text:p>
          </table:table-cell>
          <table:table-cell table:style-name="ce8" office:value-type="float" office:value="303" calcext:value-type="float">
            <text:p>303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16" office:value-type="float" office:value="10816" calcext:value-type="float">
            <text:p>10,816</text:p>
          </table:table-cell>
          <table:table-cell table:style-name="ce9" office:value-type="float" office:value="154" calcext:value-type="float">
            <text:p>15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5" office:value-type="float" office:value="18983" calcext:value-type="float">
            <text:p>18,983</text:p>
          </table:table-cell>
          <table:table-cell table:style-name="ce8" office:value-type="float" office:value="270" calcext:value-type="float">
            <text:p>27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16" office:value-type="float" office:value="23739" calcext:value-type="float">
            <text:p>23,739</text:p>
          </table:table-cell>
          <table:table-cell table:style-name="ce9" office:value-type="float" office:value="336" calcext:value-type="float">
            <text:p>33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15" office:value-type="float" office:value="15697" calcext:value-type="float">
            <text:p>15,697</text:p>
          </table:table-cell>
          <table:table-cell table:style-name="ce8" office:value-type="float" office:value="217" calcext:value-type="float">
            <text:p>21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16" office:value-type="float" office:value="35999" calcext:value-type="float">
            <text:p>35,999</text:p>
          </table:table-cell>
          <table:table-cell table:style-name="ce9" office:value-type="float" office:value="491" calcext:value-type="float">
            <text:p>491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15" office:value-type="float" office:value="30850" calcext:value-type="float">
            <text:p>30,850</text:p>
          </table:table-cell>
          <table:table-cell table:style-name="ce8" office:value-type="float" office:value="412" calcext:value-type="float">
            <text:p>412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6" office:value-type="float" office:value="25264" calcext:value-type="float">
            <text:p>25,264</text:p>
          </table:table-cell>
          <table:table-cell table:style-name="ce9" office:value-type="float" office:value="304" calcext:value-type="float">
            <text:p>304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VRUPA MYO</text:p>
          </table:table-cell>
          <table:table-cell table:style-name="ce15" office:value-type="float" office:value="2092" calcext:value-type="float">
            <text:p>2,092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6" office:value-type="float" office:value="4448" calcext:value-type="float">
            <text:p>4,448</text:p>
          </table:table-cell>
          <table:table-cell table:style-name="ce9" office:value-type="float" office:value="48" calcext:value-type="float">
            <text:p>48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15" office:value-type="float" office:value="5669" calcext:value-type="float">
            <text:p>5,669</text:p>
          </table:table-cell>
          <table:table-cell table:style-name="ce8" office:value-type="float" office:value="58" calcext:value-type="float">
            <text:p>58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6" office:value-type="float" office:value="5734" calcext:value-type="float">
            <text:p>5,734</text:p>
          </table:table-cell>
          <table:table-cell table:style-name="ce9" office:value-type="float" office:value="50" calcext:value-type="float">
            <text:p>50</text:p>
          </table:table-cell>
          <table:table-cell table:style-name="ce5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İZMİR KAVRAM MYO</text:p>
          </table:table-cell>
          <table:table-cell table:style-name="ce15" office:value-type="float" office:value="2587" calcext:value-type="float">
            <text:p>2,58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16" office:value-type="float" office:value="1361" calcext:value-type="float">
            <text:p>1,361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İSTANBUL ŞİŞLİ MYO</text:p>
          </table:table-cell>
          <table:table-cell table:style-name="ce15" office:value-type="float" office:value="4045" calcext:value-type="float">
            <text:p>4,045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FARUK SARAÇ TASARIM MYO</text:p>
          </table:table-cell>
          <table:table-cell table:style-name="ce5" office:value-type="float" office:value="627" calcext:value-type="float">
            <text:p>627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bancı Uyruklu Öğrenci Sayısına Göre Vakıf Yükseköğretim Kurumları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26" office:value-type="string" calcext:value-type="string">
            <text:p>ÜNİVERSİTE / MYO</text:p>
          </table:table-cell>
          <table:table-cell table:style-name="ce10" office:value-type="string" calcext:value-type="string">
            <text:p>TOPLAM ÖĞRENCİ SAYISI</text:p>
          </table:table-cell>
          <table:table-cell table:style-name="ce10" office:value-type="string" calcext:value-type="string">
            <text:p>YABANCI UYRUKLU ÖĞRENCİ SAYISI</text:p>
          </table:table-cell>
          <table:table-cell table:style-name="ce21" office:value-type="string" calcext:value-type="string">
            <text:p>YABANCI UYRUKLU ÖĞRENCİLERİN TOPLAM ÖĞRENCİ İÇERİSİNDEK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AHÇEŞEHİR ÜNİVERSİTESİ</text:p>
          </table:table-cell>
          <table:table-cell table:style-name="ce27" office:value-type="float" office:value="25142" calcext:value-type="float">
            <text:p>25,142</text:p>
          </table:table-cell>
          <table:table-cell table:style-name="ce22" office:value-type="float" office:value="3479" calcext:value-type="float">
            <text:p>3,479</text:p>
          </table:table-cell>
          <table:table-cell table:style-name="ce6" office:value-type="float" office:value="13.8" calcext:value-type="float">
            <text:p>13.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8" office:value-type="float" office:value="35999" calcext:value-type="float">
            <text:p>35,999</text:p>
          </table:table-cell>
          <table:table-cell table:style-name="ce23" office:value-type="float" office:value="3196" calcext:value-type="float">
            <text:p>3,196</text:p>
          </table:table-cell>
          <table:table-cell table:style-name="ce7" office:value-type="float" office:value="8.9" calcext:value-type="float">
            <text:p>8.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LTINBAŞ ÜNİVERSİTESİ</text:p>
          </table:table-cell>
          <table:table-cell table:style-name="ce27" office:value-type="float" office:value="11450" calcext:value-type="float">
            <text:p>11,450</text:p>
          </table:table-cell>
          <table:table-cell table:style-name="ce22" office:value-type="float" office:value="3177" calcext:value-type="float">
            <text:p>3,177</text:p>
          </table:table-cell>
          <table:table-cell table:style-name="ce6" office:value-type="float" office:value="27.7" calcext:value-type="float">
            <text:p>27.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İSTANBUL SABAHATTİN ZAİM ÜNİVERSİTESİ</text:p>
          </table:table-cell>
          <table:table-cell table:style-name="ce28" office:value-type="float" office:value="10453" calcext:value-type="float">
            <text:p>10,453</text:p>
          </table:table-cell>
          <table:table-cell table:style-name="ce23" office:value-type="float" office:value="1407" calcext:value-type="float">
            <text:p>1,407</text:p>
          </table:table-cell>
          <table:table-cell table:style-name="ce7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İSTANBUL KÜLTÜR ÜNİVERSİTESİ</text:p>
          </table:table-cell>
          <table:table-cell table:style-name="ce27" office:value-type="float" office:value="15697" calcext:value-type="float">
            <text:p>15,697</text:p>
          </table:table-cell>
          <table:table-cell table:style-name="ce22" office:value-type="float" office:value="1237" calcext:value-type="float">
            <text:p>1,237</text:p>
          </table:table-cell>
          <table:table-cell table:style-name="ce6" office:value-type="float" office:value="7.9" calcext:value-type="float">
            <text:p>7.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İSTANBUL ŞEHİR ÜNİVERSİTESİ</text:p>
          </table:table-cell>
          <table:table-cell table:style-name="ce28" office:value-type="float" office:value="6108" calcext:value-type="float">
            <text:p>6,108</text:p>
          </table:table-cell>
          <table:table-cell table:style-name="ce3" office:value-type="float" office:value="899" calcext:value-type="float">
            <text:p>899</text:p>
          </table:table-cell>
          <table:table-cell table:style-name="ce7" office:value-type="float" office:value="14.7" calcext:value-type="float">
            <text:p>14.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İSTANBUL OKAN ÜNİVERSİTESİ</text:p>
          </table:table-cell>
          <table:table-cell table:style-name="ce27" office:value-type="float" office:value="22586" calcext:value-type="float">
            <text:p>22,586</text:p>
          </table:table-cell>
          <table:table-cell table:style-name="ce2" office:value-type="float" office:value="890" calcext:value-type="float">
            <text:p>890</text:p>
          </table:table-cell>
          <table:table-cell table:style-name="ce6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8" office:value-type="float" office:value="20030" calcext:value-type="float">
            <text:p>20,030</text:p>
          </table:table-cell>
          <table:table-cell table:style-name="ce3" office:value-type="float" office:value="869" calcext:value-type="float">
            <text:p>869</text:p>
          </table:table-cell>
          <table:table-cell table:style-name="ce7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İHSAN DOĞRAMACI BİLKENT ÜNİVERSİTESİ</text:p>
          </table:table-cell>
          <table:table-cell table:style-name="ce27" office:value-type="float" office:value="12185" calcext:value-type="float">
            <text:p>12,185</text:p>
          </table:table-cell>
          <table:table-cell table:style-name="ce2" office:value-type="float" office:value="865" calcext:value-type="float">
            <text:p>865</text:p>
          </table:table-cell>
          <table:table-cell table:style-name="ce6"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28" office:value-type="float" office:value="30850" calcext:value-type="float">
            <text:p>30,850</text:p>
          </table:table-cell>
          <table:table-cell table:style-name="ce3" office:value-type="float" office:value="807" calcext:value-type="float">
            <text:p>807</text:p>
          </table:table-cell>
          <table:table-cell table:style-name="ce7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İSTANBUL TİCARET ÜNİVERSİTESİ</text:p>
          </table:table-cell>
          <table:table-cell table:style-name="ce17" office:value-type="float" office:value="8962" calcext:value-type="float">
            <text:p>8,962</text:p>
          </table:table-cell>
          <table:table-cell table:style-name="ce4" office:value-type="float" office:value="777" calcext:value-type="float">
            <text:p>777</text:p>
          </table:table-cell>
          <table:table-cell table:style-name="ce8"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18" office:value-type="float" office:value="23739" calcext:value-type="float">
            <text:p>23,739</text:p>
          </table:table-cell>
          <table:table-cell table:style-name="ce5" office:value-type="float" office:value="716" calcext:value-type="float">
            <text:p>71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7" office:value-type="float" office:value="18983" calcext:value-type="float">
            <text:p>18,983</text:p>
          </table:table-cell>
          <table:table-cell table:style-name="ce4" office:value-type="float" office:value="704" calcext:value-type="float">
            <text:p>704</text:p>
          </table:table-cell>
          <table:table-cell table:style-name="ce8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8" office:value-type="float" office:value="30616" calcext:value-type="float">
            <text:p>30,616</text:p>
          </table:table-cell>
          <table:table-cell table:style-name="ce5" office:value-type="float" office:value="646" calcext:value-type="float">
            <text:p>64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17" office:value-type="float" office:value="6724" calcext:value-type="float">
            <text:p>6,724</text:p>
          </table:table-cell>
          <table:table-cell table:style-name="ce4" office:value-type="float" office:value="633" calcext:value-type="float">
            <text:p>633</text:p>
          </table:table-cell>
          <table:table-cell table:style-name="ce8" office:value-type="float" office:value="9.4" calcext:value-type="float">
            <text:p>9.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8" office:value-type="float" office:value="25264" calcext:value-type="float">
            <text:p>25,264</text:p>
          </table:table-cell>
          <table:table-cell table:style-name="ce5" office:value-type="float" office:value="562" calcext:value-type="float">
            <text:p>562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ATILIM ÜNİVERSİTESİ</text:p>
          </table:table-cell>
          <table:table-cell table:style-name="ce17" office:value-type="float" office:value="9510" calcext:value-type="float">
            <text:p>9,510</text:p>
          </table:table-cell>
          <table:table-cell table:style-name="ce4" office:value-type="float" office:value="531" calcext:value-type="float">
            <text:p>531</text:p>
          </table:table-cell>
          <table:table-cell table:style-name="ce8"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18" office:value-type="float" office:value="5172" calcext:value-type="float">
            <text:p>5,172</text:p>
          </table:table-cell>
          <table:table-cell table:style-name="ce5" office:value-type="float" office:value="455" calcext:value-type="float">
            <text:p>455</text:p>
          </table:table-cell>
          <table:table-cell table:style-name="ce9" office:value-type="float" office:value="8.8" calcext:value-type="float">
            <text:p>8.8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17" office:value-type="float" office:value="8040" calcext:value-type="float">
            <text:p>8,040</text:p>
          </table:table-cell>
          <table:table-cell table:style-name="ce4" office:value-type="float" office:value="433" calcext:value-type="float">
            <text:p>433</text:p>
          </table:table-cell>
          <table:table-cell table:style-name="ce8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8" office:value-type="float" office:value="3327" calcext:value-type="float">
            <text:p>3,327</text:p>
          </table:table-cell>
          <table:table-cell table:style-name="ce5" office:value-type="float" office:value="422" calcext:value-type="float">
            <text:p>422</text:p>
          </table:table-cell>
          <table:table-cell table:style-name="ce9" office:value-type="float" office:value="12.7" calcext:value-type="float">
            <text:p>12.7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KOÇ ÜNİVERSİTESİ</text:p>
          </table:table-cell>
          <table:table-cell table:style-name="ce17" office:value-type="float" office:value="7947" calcext:value-type="float">
            <text:p>7,947</text:p>
          </table:table-cell>
          <table:table-cell table:style-name="ce4" office:value-type="float" office:value="359" calcext:value-type="float">
            <text:p>359</text:p>
          </table:table-cell>
          <table:table-cell table:style-name="ce8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8" office:value-type="float" office:value="25065" calcext:value-type="float">
            <text:p>25,065</text:p>
          </table:table-cell>
          <table:table-cell table:style-name="ce5" office:value-type="float" office:value="355" calcext:value-type="float">
            <text:p>355</text:p>
          </table:table-cell>
          <table:table-cell table:style-name="ce9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17" office:value-type="float" office:value="5448" calcext:value-type="float">
            <text:p>5,448</text:p>
          </table:table-cell>
          <table:table-cell table:style-name="ce4" office:value-type="float" office:value="319" calcext:value-type="float">
            <text:p>319</text:p>
          </table:table-cell>
          <table:table-cell table:style-name="ce8"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19" office:value-type="float" office:value="978" calcext:value-type="float">
            <text:p>978</text:p>
          </table:table-cell>
          <table:table-cell table:style-name="ce5" office:value-type="float" office:value="300" calcext:value-type="float">
            <text:p>300</text:p>
          </table:table-cell>
          <table:table-cell table:style-name="ce9" office:value-type="float" office:value="30.7" calcext:value-type="float">
            <text:p>30.7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17" office:value-type="float" office:value="8375" calcext:value-type="float">
            <text:p>8,375</text:p>
          </table:table-cell>
          <table:table-cell table:style-name="ce4" office:value-type="float" office:value="293" calcext:value-type="float">
            <text:p>293</text:p>
          </table:table-cell>
          <table:table-cell table:style-name="ce8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18" office:value-type="float" office:value="6644" calcext:value-type="float">
            <text:p>6,644</text:p>
          </table:table-cell>
          <table:table-cell table:style-name="ce5" office:value-type="float" office:value="250" calcext:value-type="float">
            <text:p>250</text:p>
          </table:table-cell>
          <table:table-cell table:style-name="ce9"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17" office:value-type="float" office:value="10816" calcext:value-type="float">
            <text:p>10,816</text:p>
          </table:table-cell>
          <table:table-cell table:style-name="ce4" office:value-type="float" office:value="230" calcext:value-type="float">
            <text:p>230</text:p>
          </table:table-cell>
          <table:table-cell table:style-name="ce8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8" office:value-type="float" office:value="3234" calcext:value-type="float">
            <text:p>3,234</text:p>
          </table:table-cell>
          <table:table-cell table:style-name="ce5" office:value-type="float" office:value="230" calcext:value-type="float">
            <text:p>230</text:p>
          </table:table-cell>
          <table:table-cell table:style-name="ce9"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17" office:value-type="float" office:value="10423" calcext:value-type="float">
            <text:p>10,423</text:p>
          </table:table-cell>
          <table:table-cell table:style-name="ce4" office:value-type="float" office:value="214" calcext:value-type="float">
            <text:p>214</text:p>
          </table:table-cell>
          <table:table-cell table:style-name="ce8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8" office:value-type="float" office:value="7931" calcext:value-type="float">
            <text:p>7,931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17" office:value-type="float" office:value="1647" calcext:value-type="float">
            <text:p>1,647</text:p>
          </table:table-cell>
          <table:table-cell table:style-name="ce4" office:value-type="float" office:value="196" calcext:value-type="float">
            <text:p>196</text:p>
          </table:table-cell>
          <table:table-cell table:style-name="ce8" office:value-type="float" office:value="11.9" calcext:value-type="float">
            <text:p>11.9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8" office:value-type="float" office:value="8898" calcext:value-type="float">
            <text:p>8,898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17" office:value-type="float" office:value="6994" calcext:value-type="float">
            <text:p>6,994</text:p>
          </table:table-cell>
          <table:table-cell table:style-name="ce4" office:value-type="float" office:value="174" calcext:value-type="float">
            <text:p>174</text:p>
          </table:table-cell>
          <table:table-cell table:style-name="ce8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8" office:value-type="float" office:value="16728" calcext:value-type="float">
            <text:p>16,728</text:p>
          </table:table-cell>
          <table:table-cell table:style-name="ce5" office:value-type="float" office:value="165" calcext:value-type="float">
            <text:p>16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17" office:value-type="float" office:value="9322" calcext:value-type="float">
            <text:p>9,322</text:p>
          </table:table-cell>
          <table:table-cell table:style-name="ce4" office:value-type="float" office:value="127" calcext:value-type="float">
            <text:p>127</text:p>
          </table:table-cell>
          <table:table-cell table:style-name="ce8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18" office:value-type="float" office:value="3347" calcext:value-type="float">
            <text:p>3,347</text:p>
          </table:table-cell>
          <table:table-cell table:style-name="ce5" office:value-type="float" office:value="123" calcext:value-type="float">
            <text:p>123</text:p>
          </table:table-cell>
          <table:table-cell table:style-name="ce9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13" office:value-type="float" office:value="12025" calcext:value-type="float">
            <text:p>12,025</text:p>
          </table:table-cell>
          <table:table-cell table:style-name="ce20"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4" office:value-type="float" office:value="8148" calcext:value-type="float">
            <text:p>8,148</text:p>
          </table:table-cell>
          <table:table-cell table:style-name="ce19" office:value-type="float" office:value="115" calcext:value-type="float">
            <text:p>115</text:p>
          </table:table-cell>
          <table:table-cell table:style-name="ce9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13" office:value-type="float" office:value="8634" calcext:value-type="float">
            <text:p>8,634</text:p>
          </table:table-cell>
          <table:table-cell table:style-name="ce20" office:value-type="float" office:value="88" calcext:value-type="float">
            <text:p>8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14" office:value-type="float" office:value="4537" calcext:value-type="float">
            <text:p>4,537</text:p>
          </table:table-cell>
          <table:table-cell table:style-name="ce19" office:value-type="float" office:value="83" calcext:value-type="float">
            <text:p>83</text:p>
          </table:table-cell>
          <table:table-cell table:style-name="ce9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TED ÜNİVERSİTESİ</text:p>
          </table:table-cell>
          <table:table-cell table:style-name="ce13" office:value-type="float" office:value="3179" calcext:value-type="float">
            <text:p>3,179</text:p>
          </table:table-cell>
          <table:table-cell table:style-name="ce20" office:value-type="float" office:value="78" calcext:value-type="float">
            <text:p>78</text:p>
          </table:table-cell>
          <table:table-cell table:style-name="ce8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14" office:value-type="float" office:value="4287" calcext:value-type="float">
            <text:p>4,287</text:p>
          </table:table-cell>
          <table:table-cell table:style-name="ce19" office:value-type="float" office:value="74" calcext:value-type="float">
            <text:p>74</text:p>
          </table:table-cell>
          <table:table-cell table:style-name="ce9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3" office:value-type="float" office:value="6883" calcext:value-type="float">
            <text:p>6,883</text:p>
          </table:table-cell>
          <table:table-cell table:style-name="ce20" office:value-type="float" office:value="73" calcext:value-type="float">
            <text:p>73</text:p>
          </table:table-cell>
          <table:table-cell table:style-name="ce8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4" office:value-type="float" office:value="5734" calcext:value-type="float">
            <text:p>5,734</text:p>
          </table:table-cell>
          <table:table-cell table:style-name="ce19" office:value-type="float" office:value="72" calcext:value-type="float">
            <text:p>72</text:p>
          </table:table-cell>
          <table:table-cell table:style-name="ce9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13" office:value-type="float" office:value="3195" calcext:value-type="float">
            <text:p>3,195</text:p>
          </table:table-cell>
          <table:table-cell table:style-name="ce20" office:value-type="float" office:value="61" calcext:value-type="float">
            <text:p>61</text:p>
          </table:table-cell>
          <table:table-cell table:style-name="ce8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4" office:value-type="float" office:value="4448" calcext:value-type="float">
            <text:p>4,448</text:p>
          </table:table-cell>
          <table:table-cell table:style-name="ce19" office:value-type="float" office:value="49" calcext:value-type="float">
            <text:p>49</text:p>
          </table:table-cell>
          <table:table-cell table:style-name="ce9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13" office:value-type="float" office:value="7136" calcext:value-type="float">
            <text:p>7,136</text:p>
          </table:table-cell>
          <table:table-cell table:style-name="ce20" office:value-type="float" office:value="33" calcext:value-type="float">
            <text:p>33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9" office:value-type="float" office:value="421" calcext:value-type="float">
            <text:p>421</text:p>
          </table:table-cell>
          <table:table-cell table:style-name="ce19" office:value-type="float" office:value="32" calcext:value-type="float">
            <text:p>32</text:p>
          </table:table-cell>
          <table:table-cell table:style-name="ce9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13" office:value-type="float" office:value="13696" calcext:value-type="float">
            <text:p>13,696</text:p>
          </table:table-cell>
          <table:table-cell table:style-name="ce20" office:value-type="float" office:value="30" calcext:value-type="float">
            <text:p>30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14" office:value-type="float" office:value="1115" calcext:value-type="float">
            <text:p>1,115</text:p>
          </table:table-cell>
          <table:table-cell table:style-name="ce19" office:value-type="float" office:value="30" calcext:value-type="float">
            <text:p>30</text:p>
          </table:table-cell>
          <table:table-cell table:style-name="ce9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13" office:value-type="float" office:value="6052" calcext:value-type="float">
            <text:p>6,052</text:p>
          </table:table-cell>
          <table:table-cell table:style-name="ce20" office:value-type="float" office:value="27" calcext:value-type="float">
            <text:p>27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4" office:value-type="float" office:value="3213" calcext:value-type="float">
            <text:p>3,213</text:p>
          </table:table-cell>
          <table:table-cell table:style-name="ce19" office:value-type="float" office:value="25" calcext:value-type="float">
            <text:p>25</text:p>
          </table:table-cell>
          <table:table-cell table:style-name="ce9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13" office:value-type="float" office:value="2745" calcext:value-type="float">
            <text:p>2,745</text:p>
          </table:table-cell>
          <table:table-cell table:style-name="ce20" office:value-type="float" office:value="24" calcext:value-type="float">
            <text:p>24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14" office:value-type="float" office:value="5669" calcext:value-type="float">
            <text:p>5,669</text:p>
          </table:table-cell>
          <table:table-cell table:style-name="ce19" office:value-type="float" office:value="21" calcext:value-type="float">
            <text:p>21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13" office:value-type="float" office:value="2103" calcext:value-type="float">
            <text:p>2,103</text:p>
          </table:table-cell>
          <table:table-cell table:style-name="ce20" office:value-type="float" office:value="19" calcext:value-type="float">
            <text:p>19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4" office:value-type="float" office:value="2443" calcext:value-type="float">
            <text:p>2,443</text:p>
          </table:table-cell>
          <table:table-cell table:style-name="ce19" office:value-type="float" office:value="17" calcext:value-type="float">
            <text:p>17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MEF ÜNİVERSİTESİ</text:p>
          </table:table-cell>
          <table:table-cell table:style-name="ce13" office:value-type="float" office:value="3207" calcext:value-type="float">
            <text:p>3,207</text:p>
          </table:table-cell>
          <table:table-cell table:style-name="ce20" office:value-type="float" office:value="14" calcext:value-type="float">
            <text:p>14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LOKMAN HEKİM ÜNİVERSİTESİ</text:p>
          </table:table-cell>
          <table:table-cell table:style-name="ce9" office:value-type="float" office:value="381" calcext:value-type="float">
            <text:p>381</text:p>
          </table:table-cell>
          <table:table-cell table:style-name="ce19" office:value-type="float" office:value="9" calcext:value-type="float">
            <text:p>9</text:p>
          </table:table-cell>
          <table:table-cell table:style-name="ce9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UFUK ÜNİVERSİTESİ</text:p>
          </table:table-cell>
          <table:table-cell table:style-name="ce13" office:value-type="float" office:value="5169" calcext:value-type="float">
            <text:p>5,169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14" office:value-type="float" office:value="4045" calcext:value-type="float">
            <text:p>4,045</text:p>
          </table:table-cell>
          <table:table-cell table:style-name="ce19" office:value-type="float" office:value="7" calcext:value-type="float">
            <text:p>7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13" office:value-type="float" office:value="2458" calcext:value-type="float">
            <text:p>2,458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FARUK SARAÇ TASARIM MYO</text:p>
          </table:table-cell>
          <table:table-cell table:style-name="ce9" office:value-type="float" office:value="627" calcext:value-type="float">
            <text:p>627</text:p>
          </table:table-cell>
          <table:table-cell table:style-name="ce19" office:value-type="float" office:value="5" calcext:value-type="float">
            <text:p>5</text:p>
          </table:table-cell>
          <table:table-cell table:style-name="ce9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8" office:value-type="float" office:value="392" calcext:value-type="float">
            <text:p>392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4" office:value-type="float" office:value="3836" calcext:value-type="float">
            <text:p>3,836</text:p>
          </table:table-cell>
          <table:table-cell table:style-name="ce1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ATAŞEHİR ADIGÜZEL MYO</text:p>
          </table:table-cell>
          <table:table-cell table:style-name="ce13" office:value-type="float" office:value="1361" calcext:value-type="float">
            <text:p>1,361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AVRUPA MYO</text:p>
          </table:table-cell>
          <table:table-cell table:style-name="ce14" office:value-type="float" office:value="2092" calcext:value-type="float">
            <text:p>2,092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ANTALYA AKEV ÜNİVERSİTESİ</text:p>
          </table:table-cell>
          <table:table-cell table:style-name="ce8" office:value-type="float" office:value="438" calcext:value-type="float">
            <text:p>438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İZMİR KAVRAM MYO</text:p>
          </table:table-cell>
          <table:table-cell table:style-name="ce14" office:value-type="float" office:value="2587" calcext:value-type="float">
            <text:p>2,587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13" office:value-type="float" office:value="8118" calcext:value-type="float">
            <text:p>8,118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9" office:value-type="float" office:value="820" calcext:value-type="float">
            <text:p>820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2019 Döneminde Yatay Geçiş ile Giden Öğrenci Sayısına Göre Vakıf Yükseköğretim Kurumları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/MYO</text:p>
          </table:table-cell>
          <table:table-cell table:style-name="ce29" office:value-type="string" calcext:value-type="string">
            <text:p>TOPLAM ÖĞRENCİ SAYISI</text:p>
            <text:p>(Önlisans + Lisans)</text:p>
          </table:table-cell>
          <table:table-cell table:style-name="ce21" office:value-type="string" calcext:value-type="string">
            <text:p>YATAY GEÇİŞ İLE GİDEN ÖĞRENCİ SAYISI</text:p>
          </table:table-cell>
          <table:table-cell table:style-name="ce21" office:value-type="string" calcext:value-type="string">
            <text:p>TOPLAM ÖĞRENCİ İÇERİSİNDE YATAY GEÇİŞ İLE GİD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TALYA BİLİM ÜNİVERSİTESİ</text:p>
          </table:table-cell>
          <table:table-cell table:style-name="ce22" office:value-type="float" office:value="2897" calcext:value-type="float">
            <text:p>2,897</text:p>
          </table:table-cell>
          <table:table-cell table:style-name="ce6" office:value-type="float" office:value="453" calcext:value-type="float">
            <text:p>453</text:p>
          </table:table-cell>
          <table:table-cell table:style-name="ce6" office:value-type="float" office:value="15.6" calcext:value-type="float">
            <text:p>15.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23" office:value-type="float" office:value="6184" calcext:value-type="float">
            <text:p>6,184</text:p>
          </table:table-cell>
          <table:table-cell table:style-name="ce7" office:value-type="float" office:value="904" calcext:value-type="float">
            <text:p>904</text:p>
          </table:table-cell>
          <table:table-cell table:style-name="ce7" office:value-type="float" office:value="14.6" calcext:value-type="float">
            <text:p>14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İSTANBUL ŞEHİR ÜNİVERSİTESİ</text:p>
          </table:table-cell>
          <table:table-cell table:style-name="ce22" office:value-type="float" office:value="5248" calcext:value-type="float">
            <text:p>5,248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12.6" calcext:value-type="float">
            <text:p>12.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İSTANBUL 29 MAYIS ÜNİVERSİTESİ</text:p>
          </table:table-cell>
          <table:table-cell table:style-name="ce23" office:value-type="float" office:value="1314" calcext:value-type="float">
            <text:p>1,314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0.8" calcext:value-type="float">
            <text:p>10.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İSTANBUL GEDİK ÜNİVERSİTESİ</text:p>
          </table:table-cell>
          <table:table-cell table:style-name="ce22" office:value-type="float" office:value="3860" calcext:value-type="float">
            <text:p>3,860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ACIBADEM MEHMET ALİ AYDINLAR ÜNİVERSİTESİ</text:p>
          </table:table-cell>
          <table:table-cell table:style-name="ce23" office:value-type="float" office:value="3848" calcext:value-type="float">
            <text:p>3,848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6.8" calcext:value-type="float">
            <text:p>6.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DEMİROĞLU BİLİM ÜNİVERSİTESİ</text:p>
          </table:table-cell>
          <table:table-cell table:style-name="ce22" office:value-type="float" office:value="2354" calcext:value-type="float">
            <text:p>2,35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İSTANBUL KENT ÜNİVERSİTESİ</text:p>
          </table:table-cell>
          <table:table-cell table:style-name="ce23" office:value-type="float" office:value="1081" calcext:value-type="float">
            <text:p>1,08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VRASYA ÜNİVERSİTESİ</text:p>
          </table:table-cell>
          <table:table-cell table:style-name="ce22" office:value-type="float" office:value="6159" calcext:value-type="float">
            <text:p>6,159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23" office:value-type="float" office:value="1064" calcext:value-type="float">
            <text:p>1,06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15" office:value-type="float" office:value="10268" calcext:value-type="float">
            <text:p>10,268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5" office:value-type="float" office:value="373" calcext:value-type="float">
            <text:p>37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15" office:value-type="float" office:value="5245" calcext:value-type="float">
            <text:p>5,24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İZMİR KAVRAM MYO</text:p>
          </table:table-cell>
          <table:table-cell table:style-name="ce5" office:value-type="float" office:value="2587" calcext:value-type="float">
            <text:p>258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4" office:value-type="float" office:value="320" calcext:value-type="float">
            <text:p>3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6" office:value-type="float" office:value="7263" calcext:value-type="float">
            <text:p>7,263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15" office:value-type="float" office:value="2863" calcext:value-type="float">
            <text:p>2,86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6" office:value-type="float" office:value="7488" calcext:value-type="float">
            <text:p>7,488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ATILIM ÜNİVERSİTESİ</text:p>
          </table:table-cell>
          <table:table-cell table:style-name="ce15" office:value-type="float" office:value="8486" calcext:value-type="float">
            <text:p>8,486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6" office:value-type="float" office:value="1847" calcext:value-type="float">
            <text:p>1,84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15" office:value-type="float" office:value="5717" calcext:value-type="float">
            <text:p>5,717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16" office:value-type="float" office:value="21699" calcext:value-type="float">
            <text:p>21,699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15" office:value-type="float" office:value="10761" calcext:value-type="float">
            <text:p>10,761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6" office:value-type="float" office:value="6395" calcext:value-type="float">
            <text:p>6,395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AVRUPA MYO</text:p>
          </table:table-cell>
          <table:table-cell table:style-name="ce15" office:value-type="float" office:value="2092" calcext:value-type="float">
            <text:p>2,09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6" office:value-type="float" office:value="5016" calcext:value-type="float">
            <text:p>5,016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15" office:value-type="float" office:value="6024" calcext:value-type="float">
            <text:p>6,024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6" office:value-type="float" office:value="7225" calcext:value-type="float">
            <text:p>7,225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MEF ÜNİVERSİTESİ</text:p>
          </table:table-cell>
          <table:table-cell table:style-name="ce15" office:value-type="float" office:value="3051" calcext:value-type="float">
            <text:p>3,05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6" office:value-type="float" office:value="8185" calcext:value-type="float">
            <text:p>8,185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5" office:value-type="float" office:value="31464" calcext:value-type="float">
            <text:p>31,464</text:p>
          </table:table-cell>
          <table:table-cell table:style-name="ce8" office:value-type="float" office:value="606" calcext:value-type="float">
            <text:p>606</text:p>
          </table:table-cell>
          <table:table-cell table:style-name="ce8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16" office:value-type="float" office:value="5858" calcext:value-type="float">
            <text:p>5,858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TED ÜNİVERSİTESİ</text:p>
          </table:table-cell>
          <table:table-cell table:style-name="ce15" office:value-type="float" office:value="3073" calcext:value-type="float">
            <text:p>3,07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6" office:value-type="float" office:value="3735" calcext:value-type="float">
            <text:p>3,735</text:p>
          </table:table-cell>
          <table:table-cell table:style-name="ce9" office:value-type="float" office:value="68" calcext:value-type="float">
            <text:p>68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15" office:value-type="float" office:value="19285" calcext:value-type="float">
            <text:p>19,285</text:p>
          </table:table-cell>
          <table:table-cell table:style-name="ce8" office:value-type="float" office:value="346" calcext:value-type="float">
            <text:p>346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UFUK ÜNİVERSİTESİ</text:p>
          </table:table-cell>
          <table:table-cell table:style-name="ce16" office:value-type="float" office:value="4292" calcext:value-type="float">
            <text:p>4,292</text:p>
          </table:table-cell>
          <table:table-cell table:style-name="ce9" office:value-type="float" office:value="77" calcext:value-type="float">
            <text:p>77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15" office:value-type="float" office:value="14130" calcext:value-type="float">
            <text:p>14,130</text:p>
          </table:table-cell>
          <table:table-cell table:style-name="ce8" office:value-type="float" office:value="249" calcext:value-type="float">
            <text:p>249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6" office:value-type="float" office:value="3122" calcext:value-type="float">
            <text:p>3,122</text:p>
          </table:table-cell>
          <table:table-cell table:style-name="ce9" office:value-type="float" office:value="55" calcext:value-type="float">
            <text:p>55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15" office:value-type="float" office:value="4489" calcext:value-type="float">
            <text:p>4,489</text:p>
          </table:table-cell>
          <table:table-cell table:style-name="ce8" office:value-type="float" office:value="75" calcext:value-type="float">
            <text:p>7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16" office:value-type="float" office:value="7513" calcext:value-type="float">
            <text:p>7,513</text:p>
          </table:table-cell>
          <table:table-cell table:style-name="ce9" office:value-type="float" office:value="119" calcext:value-type="float">
            <text:p>119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15" office:value-type="float" office:value="7267" calcext:value-type="float">
            <text:p>7,267</text:p>
          </table:table-cell>
          <table:table-cell table:style-name="ce8" office:value-type="float" office:value="114" calcext:value-type="float">
            <text:p>114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16" office:value-type="float" office:value="4377" calcext:value-type="float">
            <text:p>4,377</text:p>
          </table:table-cell>
          <table:table-cell table:style-name="ce9" office:value-type="float" office:value="67" calcext:value-type="float">
            <text:p>67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İSTANBUL TİCARET ÜNİVERSİTESİ</text:p>
          </table:table-cell>
          <table:table-cell table:style-name="ce15" office:value-type="float" office:value="6407" calcext:value-type="float">
            <text:p>6,407</text:p>
          </table:table-cell>
          <table:table-cell table:style-name="ce8" office:value-type="float" office:value="96" calcext:value-type="float">
            <text:p>96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6" office:value-type="float" office:value="5624" calcext:value-type="float">
            <text:p>5,624</text:p>
          </table:table-cell>
          <table:table-cell table:style-name="ce9" office:value-type="float" office:value="84" calcext:value-type="float">
            <text:p>84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15" office:value-type="float" office:value="21840" calcext:value-type="float">
            <text:p>21,840</text:p>
          </table:table-cell>
          <table:table-cell table:style-name="ce8" office:value-type="float" office:value="317" calcext:value-type="float">
            <text:p>317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6" office:value-type="float" office:value="14914" calcext:value-type="float">
            <text:p>14,914</text:p>
          </table:table-cell>
          <table:table-cell table:style-name="ce9" office:value-type="float" office:value="214" calcext:value-type="float">
            <text:p>214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15" office:value-type="float" office:value="8646" calcext:value-type="float">
            <text:p>8,646</text:p>
          </table:table-cell>
          <table:table-cell table:style-name="ce8" office:value-type="float" office:value="122" calcext:value-type="float">
            <text:p>122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16" office:value-type="float" office:value="7290" calcext:value-type="float">
            <text:p>7,290</text:p>
          </table:table-cell>
          <table:table-cell table:style-name="ce9" office:value-type="float" office:value="102" calcext:value-type="float">
            <text:p>102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15" office:value-type="float" office:value="9496" calcext:value-type="float">
            <text:p>9,496</text:p>
          </table:table-cell>
          <table:table-cell table:style-name="ce8" office:value-type="float" office:value="131" calcext:value-type="float">
            <text:p>131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BEZM-İ ÂLEM VAKIF ÜNİVERSİTESİ</text:p>
          </table:table-cell>
          <table:table-cell table:style-name="ce16" office:value-type="float" office:value="3190" calcext:value-type="float">
            <text:p>3,190</text:p>
          </table:table-cell>
          <table:table-cell table:style-name="ce9" office:value-type="float" office:value="44" calcext:value-type="float">
            <text:p>44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15" office:value-type="float" office:value="9291" calcext:value-type="float">
            <text:p>9,291</text:p>
          </table:table-cell>
          <table:table-cell table:style-name="ce8" office:value-type="float" office:value="127" calcext:value-type="float">
            <text:p>127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6" office:value-type="float" office:value="28775" calcext:value-type="float">
            <text:p>28,775</text:p>
          </table:table-cell>
          <table:table-cell table:style-name="ce9" office:value-type="float" office:value="393" calcext:value-type="float">
            <text:p>393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5" office:value-type="float" office:value="15781" calcext:value-type="float">
            <text:p>15,781</text:p>
          </table:table-cell>
          <table:table-cell table:style-name="ce8" office:value-type="float" office:value="213" calcext:value-type="float">
            <text:p>213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6" office:value-type="float" office:value="19833" calcext:value-type="float">
            <text:p>19,833</text:p>
          </table:table-cell>
          <table:table-cell table:style-name="ce9" office:value-type="float" office:value="248" calcext:value-type="float">
            <text:p>248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ATAŞEHİR ADIGÜZEL MYO</text:p>
          </table:table-cell>
          <table:table-cell table:style-name="ce15" office:value-type="float" office:value="1361" calcext:value-type="float">
            <text:p>1,361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6" office:value-type="float" office:value="14753" calcext:value-type="float">
            <text:p>14,753</text:p>
          </table:table-cell>
          <table:table-cell table:style-name="ce9" office:value-type="float" office:value="156" calcext:value-type="float">
            <text:p>156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4" office:value-type="float" office:value="403" calcext:value-type="float">
            <text:p>40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6" office:value-type="float" office:value="8844" calcext:value-type="float">
            <text:p>8,844</text:p>
          </table:table-cell>
          <table:table-cell table:style-name="ce9" office:value-type="float" office:value="83" calcext:value-type="float">
            <text:p>83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15" office:value-type="float" office:value="4275" calcext:value-type="float">
            <text:p>4,275</text:p>
          </table:table-cell>
          <table:table-cell table:style-name="ce8" office:value-type="float" office:value="39" calcext:value-type="float">
            <text:p>39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6" office:value-type="float" office:value="28176" calcext:value-type="float">
            <text:p>28,176</text:p>
          </table:table-cell>
          <table:table-cell table:style-name="ce9" office:value-type="float" office:value="249" calcext:value-type="float">
            <text:p>24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FARUK SARAÇ TASARIM MYO</text:p>
          </table:table-cell>
          <table:table-cell table:style-name="ce4" office:value-type="float" office:value="627" calcext:value-type="float">
            <text:p>627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5" office:value-type="float" office:value="818" calcext:value-type="float">
            <text:p>818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15" office:value-type="float" office:value="2650" calcext:value-type="float">
            <text:p>2,650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KOÇ ÜNİVERSİTESİ</text:p>
          </table:table-cell>
          <table:table-cell table:style-name="ce16" office:value-type="float" office:value="6513" calcext:value-type="float">
            <text:p>6,513</text:p>
          </table:table-cell>
          <table:table-cell table:style-name="ce9" office:value-type="float" office:value="39" calcext:value-type="float">
            <text:p>39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İSTANBUL ŞİŞLİ MYO</text:p>
          </table:table-cell>
          <table:table-cell table:style-name="ce15" office:value-type="float" office:value="4045" calcext:value-type="float">
            <text:p>4,045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16" office:value-type="float" office:value="11014" calcext:value-type="float">
            <text:p>11,014</text:p>
          </table:table-cell>
          <table:table-cell table:style-name="ce9" office:value-type="float" office:value="57" calcext:value-type="float">
            <text:p>57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ANTALYA AKEV ÜNİVERSİTESİ</text:p>
          </table:table-cell>
          <table:table-cell table:style-name="ce4" office:value-type="float" office:value="438" calcext:value-type="float">
            <text:p>438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LOKMAN HEKİM ÜNİVERSİTESİ</text:p>
          </table:table-cell>
          <table:table-cell table:style-name="ce5" office:value-type="float" office:value="374" calcext:value-type="float">
            <text:p>374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15" office:value-type="float" office:value="18593" calcext:value-type="float">
            <text:p>18,593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6" office:value-type="float" office:value="3012" calcext:value-type="float">
            <text:p>3,012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2019 Döneminde Yatay Geçiş ile Gelen Öğrenci Sayıs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26" office:value-type="string" calcext:value-type="string">
            <text:p>ÜNİVERSİTE/MYO</text:p>
          </table:table-cell>
          <table:table-cell table:style-name="ce29" office:value-type="string" calcext:value-type="string">
            <text:p>TOPLAM ÖĞRENCİ SAYISI</text:p>
            <text:p>(Önlisans + Lisans)</text:p>
          </table:table-cell>
          <table:table-cell table:style-name="ce21" office:value-type="string" calcext:value-type="string">
            <text:p>YATAY GEŞİŞ İLE GELEN ÖĞRENCİ SAYISI</text:p>
          </table:table-cell>
          <table:table-cell table:style-name="ce30" office:value-type="string" calcext:value-type="string">
            <text:p>TOPLAM ÖĞRENCİ İÇERİSİNDE YATAY GEÇİŞ İLE GEL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İSTANBUL ŞİŞLİ MYO</text:p>
          </table:table-cell>
          <table:table-cell table:style-name="ce22" office:value-type="float" office:value="4045" calcext:value-type="float">
            <text:p>4,045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6.1" calcext:value-type="float">
            <text:p>16.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VRUPA MYO</text:p>
          </table:table-cell>
          <table:table-cell table:style-name="ce23" office:value-type="float" office:value="2092" calcext:value-type="float">
            <text:p>2,0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İSTANBUL ESENYURT ÜNİVERSİTESİ</text:p>
          </table:table-cell>
          <table:table-cell table:style-name="ce22" office:value-type="float" office:value="6184" calcext:value-type="float">
            <text:p>6,184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23" office:value-type="float" office:value="7513" calcext:value-type="float">
            <text:p>7,51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İSTANBUL KÜLTÜR ÜNİVERSİTESİ</text:p>
          </table:table-cell>
          <table:table-cell table:style-name="ce22" office:value-type="float" office:value="14130" calcext:value-type="float">
            <text:p>14,130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RUK SARAÇ TASARIM MYO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İSTANBUL GEDİK ÜNİVERSİTESİ</text:p>
          </table:table-cell>
          <table:table-cell table:style-name="ce22" office:value-type="float" office:value="3860" calcext:value-type="float">
            <text:p>3,860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23" office:value-type="float" office:value="18593" calcext:value-type="float">
            <text:p>18,593</text:p>
          </table:table-cell>
          <table:table-cell table:style-name="ce23" office:value-type="float" office:value="1076" calcext:value-type="float">
            <text:p>1,07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CIBADEM MEHMET ALİ AYDINLAR ÜNİVERSİTESİ</text:p>
          </table:table-cell>
          <table:table-cell table:style-name="ce22" office:value-type="float" office:value="3848" calcext:value-type="float">
            <text:p>3,84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3" office:value-type="float" office:value="19285" calcext:value-type="float">
            <text:p>19,285</text:p>
          </table:table-cell>
          <table:table-cell table:style-name="ce23" office:value-type="float" office:value="1002" calcext:value-type="float">
            <text:p>1,002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15" office:value-type="float" office:value="5016" calcext:value-type="float">
            <text:p>5,01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16" office:value-type="float" office:value="1361" calcext:value-type="float">
            <text:p>1,36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15" office:value-type="float" office:value="1314" calcext:value-type="float">
            <text:p>1,31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15" office:value-type="float" office:value="14753" calcext:value-type="float">
            <text:p>14,753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16" office:value-type="float" office:value="15781" calcext:value-type="float">
            <text:p>15,781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15" office:value-type="float" office:value="8185" calcext:value-type="float">
            <text:p>8,18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6" office:value-type="float" office:value="1847" calcext:value-type="float">
            <text:p>1,84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15" office:value-type="float" office:value="4489" calcext:value-type="float">
            <text:p>4,48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16" office:value-type="float" office:value="7290" calcext:value-type="float">
            <text:p>7,290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16" office:value-type="float" office:value="10268" calcext:value-type="float">
            <text:p>10,268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15" office:value-type="float" office:value="2897" calcext:value-type="float">
            <text:p>2,89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6" office:value-type="float" office:value="7263" calcext:value-type="float">
            <text:p>7,263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15" office:value-type="float" office:value="2863" calcext:value-type="float">
            <text:p>2,86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16" office:value-type="float" office:value="8486" calcext:value-type="float">
            <text:p>8,486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15" office:value-type="float" office:value="5248" calcext:value-type="float">
            <text:p>5,24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6" office:value-type="float" office:value="3122" calcext:value-type="float">
            <text:p>3,12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KOÇ ÜNİVERSİTESİ</text:p>
          </table:table-cell>
          <table:table-cell table:style-name="ce15" office:value-type="float" office:value="6513" calcext:value-type="float">
            <text:p>6,51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6" office:value-type="float" office:value="6395" calcext:value-type="float">
            <text:p>6,395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15" office:value-type="float" office:value="2354" calcext:value-type="float">
            <text:p>2,35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16" office:value-type="float" office:value="21699" calcext:value-type="float">
            <text:p>21,699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KAPADOKYA ÜNİVERSİTESİ</text:p>
          </table:table-cell>
          <table:table-cell table:style-name="ce15" office:value-type="float" office:value="4377" calcext:value-type="float">
            <text:p>4,37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6" office:value-type="float" office:value="28775" calcext:value-type="float">
            <text:p>28,775</text:p>
          </table:table-cell>
          <table:table-cell table:style-name="ce5" office:value-type="float" office:value="608" calcext:value-type="float">
            <text:p>608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15" office:value-type="float" office:value="9291" calcext:value-type="float">
            <text:p>9,291</text:p>
          </table:table-cell>
          <table:table-cell table:style-name="ce20" office:value-type="float" office:value="193" calcext:value-type="float">
            <text:p>193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16" office:value-type="float" office:value="1081" calcext:value-type="float">
            <text:p>1,081</text:p>
          </table:table-cell>
          <table:table-cell table:style-name="ce19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15" office:value-type="float" office:value="2650" calcext:value-type="float">
            <text:p>2,650</text:p>
          </table:table-cell>
          <table:table-cell table:style-name="ce20" office:value-type="float" office:value="51" calcext:value-type="float">
            <text:p>51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6" office:value-type="float" office:value="28176" calcext:value-type="float">
            <text:p>28,176</text:p>
          </table:table-cell>
          <table:table-cell table:style-name="ce19" office:value-type="float" office:value="505" calcext:value-type="float">
            <text:p>505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15" office:value-type="float" office:value="7488" calcext:value-type="float">
            <text:p>7,488</text:p>
          </table:table-cell>
          <table:table-cell table:style-name="ce20" office:value-type="float" office:value="133" calcext:value-type="float">
            <text:p>133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16" office:value-type="float" office:value="5858" calcext:value-type="float">
            <text:p>5,858</text:p>
          </table:table-cell>
          <table:table-cell table:style-name="ce19" office:value-type="float" office:value="104" calcext:value-type="float">
            <text:p>104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İSTANBUL AYVANSARAY ÜNİVERSİTESİ</text:p>
          </table:table-cell>
          <table:table-cell table:style-name="ce15" office:value-type="float" office:value="5624" calcext:value-type="float">
            <text:p>5,624</text:p>
          </table:table-cell>
          <table:table-cell table:style-name="ce20" office:value-type="float" office:value="99" calcext:value-type="float">
            <text:p>99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16" office:value-type="float" office:value="9496" calcext:value-type="float">
            <text:p>9,496</text:p>
          </table:table-cell>
          <table:table-cell table:style-name="ce19" office:value-type="float" office:value="163" calcext:value-type="float">
            <text:p>163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5" office:value-type="float" office:value="6159" calcext:value-type="float">
            <text:p>6,159</text:p>
          </table:table-cell>
          <table:table-cell table:style-name="ce20" office:value-type="float" office:value="86" calcext:value-type="float">
            <text:p>86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MEF ÜNİVERSİTESİ</text:p>
          </table:table-cell>
          <table:table-cell table:style-name="ce16" office:value-type="float" office:value="3051" calcext:value-type="float">
            <text:p>3,051</text:p>
          </table:table-cell>
          <table:table-cell table:style-name="ce19" office:value-type="float" office:value="42" calcext:value-type="float">
            <text:p>42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İZMİR KAVRAM MYO</text:p>
          </table:table-cell>
          <table:table-cell table:style-name="ce4" office:value-type="float" office:value="2587" calcext:value-type="float">
            <text:p>2587</text:p>
          </table:table-cell>
          <table:table-cell table:style-name="ce20" office:value-type="float" office:value="35" calcext:value-type="float">
            <text:p>35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UFUK ÜNİVERSİTESİ</text:p>
          </table:table-cell>
          <table:table-cell table:style-name="ce16" office:value-type="float" office:value="4292" calcext:value-type="float">
            <text:p>4,292</text:p>
          </table:table-cell>
          <table:table-cell table:style-name="ce19" office:value-type="float" office:value="56" calcext:value-type="float">
            <text:p>56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4" office:value-type="float" office:value="403" calcext:value-type="float">
            <text:p>403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16" office:value-type="float" office:value="1064" calcext:value-type="float">
            <text:p>1,064</text:p>
          </table:table-cell>
          <table:table-cell table:style-name="ce19" office:value-type="float" office:value="13" calcext:value-type="float">
            <text:p>13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PİRİ REİS ÜNİVERSİTESİ</text:p>
          </table:table-cell>
          <table:table-cell table:style-name="ce15" office:value-type="float" office:value="3735" calcext:value-type="float">
            <text:p>3,735</text:p>
          </table:table-cell>
          <table:table-cell table:style-name="ce20" office:value-type="float" office:value="45" calcext:value-type="float">
            <text:p>45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16" office:value-type="float" office:value="6407" calcext:value-type="float">
            <text:p>6,407</text:p>
          </table:table-cell>
          <table:table-cell table:style-name="ce19" office:value-type="float" office:value="75" calcext:value-type="float">
            <text:p>75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5" office:value-type="float" office:value="31464" calcext:value-type="float">
            <text:p>31,464</text:p>
          </table:table-cell>
          <table:table-cell table:style-name="ce20" office:value-type="float" office:value="351" calcext:value-type="float">
            <text:p>351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6" office:value-type="float" office:value="7225" calcext:value-type="float">
            <text:p>7,225</text:p>
          </table:table-cell>
          <table:table-cell table:style-name="ce19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15" office:value-type="float" office:value="6024" calcext:value-type="float">
            <text:p>6,024</text:p>
          </table:table-cell>
          <table:table-cell table:style-name="ce20" office:value-type="float" office:value="61" calcext:value-type="float">
            <text:p>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16" office:value-type="float" office:value="10761" calcext:value-type="float">
            <text:p>10,761</text:p>
          </table:table-cell>
          <table:table-cell table:style-name="ce19" office:value-type="float" office:value="101" calcext:value-type="float">
            <text:p>101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TED ÜNİVERSİTESİ</text:p>
          </table:table-cell>
          <table:table-cell table:style-name="ce15" office:value-type="float" office:value="3073" calcext:value-type="float">
            <text:p>3,073</text:p>
          </table:table-cell>
          <table:table-cell table:style-name="ce20" office:value-type="float" office:value="27" calcext:value-type="float">
            <text:p>27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16" office:value-type="float" office:value="8646" calcext:value-type="float">
            <text:p>8,646</text:p>
          </table:table-cell>
          <table:table-cell table:style-name="ce19" office:value-type="float" office:value="68" calcext:value-type="float">
            <text:p>68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15" office:value-type="float" office:value="21840" calcext:value-type="float">
            <text:p>21,840</text:p>
          </table:table-cell>
          <table:table-cell table:style-name="ce20" office:value-type="float" office:value="141" calcext:value-type="float">
            <text:p>141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6" office:value-type="float" office:value="8844" calcext:value-type="float">
            <text:p>8,844</text:p>
          </table:table-cell>
          <table:table-cell table:style-name="ce19" office:value-type="float" office:value="56" calcext:value-type="float">
            <text:p>56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BEZM-İ ÂLEM VAKIF ÜNİVERSİTESİ</text:p>
          </table:table-cell>
          <table:table-cell table:style-name="ce15" office:value-type="float" office:value="3190" calcext:value-type="float">
            <text:p>3,190</text:p>
          </table:table-cell>
          <table:table-cell table:style-name="ce20" office:value-type="float" office:value="20" calcext:value-type="float">
            <text:p>20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6" office:value-type="float" office:value="14914" calcext:value-type="float">
            <text:p>14,914</text:p>
          </table:table-cell>
          <table:table-cell table:style-name="ce19" office:value-type="float" office:value="85" calcext:value-type="float">
            <text:p>8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15" office:value-type="float" office:value="5717" calcext:value-type="float">
            <text:p>5,717</text:p>
          </table:table-cell>
          <table:table-cell table:style-name="ce20" office:value-type="float" office:value="31" calcext:value-type="float">
            <text:p>3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16" office:value-type="float" office:value="19833" calcext:value-type="float">
            <text:p>19,833</text:p>
          </table:table-cell>
          <table:table-cell table:style-name="ce19"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15" office:value-type="float" office:value="5245" calcext:value-type="float">
            <text:p>5,245</text:p>
          </table:table-cell>
          <table:table-cell table:style-name="ce20" office:value-type="float" office:value="21" calcext:value-type="float">
            <text:p>21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6" office:value-type="float" office:value="3012" calcext:value-type="float">
            <text:p>3,012</text:p>
          </table:table-cell>
          <table:table-cell table:style-name="ce19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15" office:value-type="float" office:value="7267" calcext:value-type="float">
            <text:p>7,267</text:p>
          </table:table-cell>
          <table:table-cell table:style-name="ce20" office:value-type="float" office:value="24" calcext:value-type="float">
            <text:p>24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5" office:value-type="float" office:value="320" calcext:value-type="float">
            <text:p>32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LOKMAN HEKİM ÜNİVERSİTESİ</text:p>
          </table:table-cell>
          <table:table-cell table:style-name="ce4" office:value-type="float" office:value="374" calcext:value-type="float">
            <text:p>374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16" office:value-type="float" office:value="4275" calcext:value-type="float">
            <text:p>4,275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15" office:value-type="float" office:value="11014" calcext:value-type="float">
            <text:p>11,014</text:p>
          </table:table-cell>
          <table:table-cell table:style-name="ce20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5" office:value-type="float" office:value="373" calcext:value-type="float">
            <text:p>373</text:p>
          </table:table-cell>
          <table:table-cell table:style-name="ce1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lan Dağılımına Göre Vakıf Yükseköğretim Kurumları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26" office:value-type="string" calcext:value-type="string">
            <text:p>ÜNİVERSİTE/ MYO**</text:p>
          </table:table-cell>
          <table:table-cell table:style-name="ce29" office:value-type="string" calcext:value-type="string">
            <text:p>AÇIK ALAN (m²)</text:p>
          </table:table-cell>
          <table:table-cell table:style-name="ce29" office:value-type="string" calcext:value-type="string">
            <text:p>KAPALI ALAN (m²)</text:p>
          </table:table-cell>
          <table:table-cell table:style-name="ce29" office:value-type="string" calcext:value-type="string">
            <text:p>TOPLAM</text:p>
            <text:p>ALAN</text:p>
            <text:p>(m²)</text:p>
          </table:table-cell>
          <table:table-cell table:style-name="ce29" office:value-type="string" calcext:value-type="string">
            <text:p>ÖĞRENCİ BAŞINA</text:p>
            <text:p>ALAN***</text:p>
            <text:p>(m²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İHSAN DOĞRAMACI BİLKENT ÜNİVERSİTESİ</text:p>
          </table:table-cell>
          <table:table-cell table:style-name="ce22" office:value-type="float" office:value="2809423" calcext:value-type="float">
            <text:p>2,809,423</text:p>
          </table:table-cell>
          <table:table-cell table:style-name="ce11" office:value-type="float" office:value="510963" calcext:value-type="float">
            <text:p>510,963</text:p>
          </table:table-cell>
          <table:table-cell table:style-name="ce22" office:value-type="float" office:value="3320386" calcext:value-type="float">
            <text:p>3,320,386</text:p>
          </table:table-cell>
          <table:table-cell table:style-name="ce2" office:value-type="float" office:value="301.5" calcext:value-type="float">
            <text:p>301.5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ŞKENT ÜNİVERSİTESİ</text:p>
          </table:table-cell>
          <table:table-cell table:style-name="ce23" office:value-type="float" office:value="3876284" calcext:value-type="float">
            <text:p>3,876,284</text:p>
          </table:table-cell>
          <table:table-cell table:style-name="ce12" office:value-type="float" office:value="136351" calcext:value-type="float">
            <text:p>136,351</text:p>
          </table:table-cell>
          <table:table-cell table:style-name="ce23" office:value-type="float" office:value="4012635" calcext:value-type="float">
            <text:p>4,012,635</text:p>
          </table:table-cell>
          <table:table-cell table:style-name="ce3" office:value-type="float" office:value="273.8" calcext:value-type="float">
            <text:p>273.8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ABANCI ÜNİVERSİTESİ</text:p>
          </table:table-cell>
          <table:table-cell table:style-name="ce22" office:value-type="float" office:value="935309" calcext:value-type="float">
            <text:p>935,309</text:p>
          </table:table-cell>
          <table:table-cell table:style-name="ce11" office:value-type="float" office:value="179500" calcext:value-type="float">
            <text:p>179,500</text:p>
          </table:table-cell>
          <table:table-cell table:style-name="ce22" office:value-type="float" office:value="1114809" calcext:value-type="float">
            <text:p>1,114,809</text:p>
          </table:table-cell>
          <table:table-cell table:style-name="ce2" office:value-type="float" office:value="260.8" calcext:value-type="float">
            <text:p>260.8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23" office:value-type="float" office:value="464566" calcext:value-type="float">
            <text:p>464,566</text:p>
          </table:table-cell>
          <table:table-cell table:style-name="ce12" office:value-type="float" office:value="62891" calcext:value-type="float">
            <text:p>62,891</text:p>
          </table:table-cell>
          <table:table-cell table:style-name="ce23" office:value-type="float" office:value="527457" calcext:value-type="float">
            <text:p>527,457</text:p>
          </table:table-cell>
          <table:table-cell table:style-name="ce3"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KOÇ ÜNİVERSİTESİ</text:p>
          </table:table-cell>
          <table:table-cell table:style-name="ce22" office:value-type="float" office:value="259732" calcext:value-type="float">
            <text:p>259,732</text:p>
          </table:table-cell>
          <table:table-cell table:style-name="ce11" office:value-type="float" office:value="471935" calcext:value-type="float">
            <text:p>471,935</text:p>
          </table:table-cell>
          <table:table-cell table:style-name="ce22" office:value-type="float" office:value="731667" calcext:value-type="float">
            <text:p>731,667</text:p>
          </table:table-cell>
          <table:table-cell table:style-name="ce2" office:value-type="float" office:value="112.3" calcext:value-type="float">
            <text:p>112.3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ANTALYA BİLİM ÜNİVERSİTESİ</text:p>
          </table:table-cell>
          <table:table-cell table:style-name="ce23" office:value-type="float" office:value="278063" calcext:value-type="float">
            <text:p>278,063</text:p>
          </table:table-cell>
          <table:table-cell table:style-name="ce12" office:value-type="float" office:value="46400" calcext:value-type="float">
            <text:p>46,400</text:p>
          </table:table-cell>
          <table:table-cell table:style-name="ce23" office:value-type="float" office:value="324463" calcext:value-type="float">
            <text:p>324,463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ŞIK ÜNİVERSİTESİ</text:p>
          </table:table-cell>
          <table:table-cell table:style-name="ce22" office:value-type="float" office:value="526060" calcext:value-type="float">
            <text:p>526,060</text:p>
          </table:table-cell>
          <table:table-cell table:style-name="ce11" office:value-type="float" office:value="88000" calcext:value-type="float">
            <text:p>88,000</text:p>
          </table:table-cell>
          <table:table-cell table:style-name="ce22" office:value-type="float" office:value="614060" calcext:value-type="float">
            <text:p>614,060</text:p>
          </table:table-cell>
          <table:table-cell table:style-name="ce2" office:value-type="float" office:value="110.6" calcext:value-type="float">
            <text:p>110.6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NUH NACİ YAZGAN ÜNİVERSİTESİ</text:p>
          </table:table-cell>
          <table:table-cell table:style-name="ce23" office:value-type="float" office:value="268535" calcext:value-type="float">
            <text:p>268,535</text:p>
          </table:table-cell>
          <table:table-cell table:style-name="ce12" office:value-type="float" office:value="58828" calcext:value-type="float">
            <text:p>58,828</text:p>
          </table:table-cell>
          <table:table-cell table:style-name="ce23" office:value-type="float" office:value="327363" calcext:value-type="float">
            <text:p>327,363</text:p>
          </table:table-cell>
          <table:table-cell table:style-name="ce3" office:value-type="float" office:value="104.9" calcext:value-type="float">
            <text:p>104.9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İSTANBUL ŞEHİR ÜNİVERSİTESİ</text:p>
          </table:table-cell>
          <table:table-cell table:style-name="ce22" office:value-type="float" office:value="366367" calcext:value-type="float">
            <text:p>366,367</text:p>
          </table:table-cell>
          <table:table-cell table:style-name="ce11" office:value-type="float" office:value="107443" calcext:value-type="float">
            <text:p>107,443</text:p>
          </table:table-cell>
          <table:table-cell table:style-name="ce22" office:value-type="float" office:value="473810" calcext:value-type="float">
            <text:p>473,810</text:p>
          </table:table-cell>
          <table:table-cell table:style-name="ce2" office:value-type="float" office:value="91.9" calcext:value-type="float">
            <text:p>91.9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İSTANBUL SABAHATTİN ZAİM ÜNİVERSİTESİ</text:p>
          </table:table-cell>
          <table:table-cell table:style-name="ce23" office:value-type="float" office:value="539486" calcext:value-type="float">
            <text:p>539,486</text:p>
          </table:table-cell>
          <table:table-cell table:style-name="ce12" office:value-type="float" office:value="91523" calcext:value-type="float">
            <text:p>91,523</text:p>
          </table:table-cell>
          <table:table-cell table:style-name="ce23" office:value-type="float" office:value="631009" calcext:value-type="float">
            <text:p>631,009</text:p>
          </table:table-cell>
          <table:table-cell table:style-name="ce3"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15" office:value-type="float" office:value="202335" calcext:value-type="float">
            <text:p>202,335</text:p>
          </table:table-cell>
          <table:table-cell table:style-name="ce13" office:value-type="float" office:value="33643" calcext:value-type="float">
            <text:p>33,643</text:p>
          </table:table-cell>
          <table:table-cell table:style-name="ce15" office:value-type="float" office:value="235977" calcext:value-type="float">
            <text:p>235,977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6" office:value-type="float" office:value="20000" calcext:value-type="float">
            <text:p>20,000</text:p>
          </table:table-cell>
          <table:table-cell table:style-name="ce14" office:value-type="float" office:value="69705" calcext:value-type="float">
            <text:p>69,705</text:p>
          </table:table-cell>
          <table:table-cell table:style-name="ce16" office:value-type="float" office:value="89705" calcext:value-type="float">
            <text:p>89,705</text:p>
          </table:table-cell>
          <table:table-cell table:style-name="ce3" office:value-type="float" office:value="68.3" calcext:value-type="float">
            <text:p>68.3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15" office:value-type="float" office:value="157381" calcext:value-type="float">
            <text:p>157,381</text:p>
          </table:table-cell>
          <table:table-cell table:style-name="ce13" office:value-type="float" office:value="290686" calcext:value-type="float">
            <text:p>290,686</text:p>
          </table:table-cell>
          <table:table-cell table:style-name="ce15" office:value-type="float" office:value="448067" calcext:value-type="float">
            <text:p>448,067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6" office:value-type="float" office:value="305845" calcext:value-type="float">
            <text:p>305,845</text:p>
          </table:table-cell>
          <table:table-cell table:style-name="ce14" office:value-type="float" office:value="110155" calcext:value-type="float">
            <text:p>110,155</text:p>
          </table:table-cell>
          <table:table-cell table:style-name="ce16" office:value-type="float" office:value="416000" calcext:value-type="float">
            <text:p>416,000</text:p>
          </table:table-cell>
          <table:table-cell table:style-name="ce3" office:value-type="float" office:value="57.6" calcext:value-type="float">
            <text:p>57.6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15" office:value-type="float" office:value="124697" calcext:value-type="float">
            <text:p>124,697</text:p>
          </table:table-cell>
          <table:table-cell table:style-name="ce13" office:value-type="float" office:value="159031" calcext:value-type="float">
            <text:p>159,031</text:p>
          </table:table-cell>
          <table:table-cell table:style-name="ce15" office:value-type="float" office:value="283728" calcext:value-type="float">
            <text:p>283,728</text:p>
          </table:table-cell>
          <table:table-cell table:style-name="ce2" office:value-type="float" office:value="54.1" calcext:value-type="float">
            <text:p>54.1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16" office:value-type="float" office:value="54161" calcext:value-type="float">
            <text:p>54,161</text:p>
          </table:table-cell>
          <table:table-cell table:style-name="ce14" office:value-type="float" office:value="95474" calcext:value-type="float">
            <text:p>95,474</text:p>
          </table:table-cell>
          <table:table-cell table:style-name="ce16" office:value-type="float" office:value="149635" calcext:value-type="float">
            <text:p>149,635</text:p>
          </table:table-cell>
          <table:table-cell table:style-name="ce3" office:value-type="float" office:value="46.9" calcext:value-type="float">
            <text:p>46.9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UFUK ÜNİVERSİTESİ</text:p>
          </table:table-cell>
          <table:table-cell table:style-name="ce15" office:value-type="float" office:value="57762" calcext:value-type="float">
            <text:p>57,762</text:p>
          </table:table-cell>
          <table:table-cell table:style-name="ce13" office:value-type="float" office:value="121485" calcext:value-type="float">
            <text:p>121,485</text:p>
          </table:table-cell>
          <table:table-cell table:style-name="ce15" office:value-type="float" office:value="179247" calcext:value-type="float">
            <text:p>179,247</text:p>
          </table:table-cell>
          <table:table-cell table:style-name="ce2" office:value-type="float" office:value="41.8" calcext:value-type="float">
            <text:p>41.8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16" office:value-type="float" office:value="35387" calcext:value-type="float">
            <text:p>35,387</text:p>
          </table:table-cell>
          <table:table-cell table:style-name="ce14" office:value-type="float" office:value="45536" calcext:value-type="float">
            <text:p>45,536</text:p>
          </table:table-cell>
          <table:table-cell table:style-name="ce16" office:value-type="float" office:value="80922" calcext:value-type="float">
            <text:p>80,922</text:p>
          </table:table-cell>
          <table:table-cell table:style-name="ce3" office:value-type="float" office:value="37.4" calcext:value-type="float">
            <text:p>37.4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ATILIM ÜNİVERSİTESİ</text:p>
          </table:table-cell>
          <table:table-cell table:style-name="ce15" office:value-type="float" office:value="182224" calcext:value-type="float">
            <text:p>182,224</text:p>
          </table:table-cell>
          <table:table-cell table:style-name="ce13" office:value-type="float" office:value="118649" calcext:value-type="float">
            <text:p>118,649</text:p>
          </table:table-cell>
          <table:table-cell table:style-name="ce15" office:value-type="float" office:value="300873" calcext:value-type="float">
            <text:p>300,873</text:p>
          </table:table-cell>
          <table:table-cell table:style-name="ce2" office:value-type="float" office:value="35.6" calcext:value-type="float">
            <text:p>35.6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16" office:value-type="float" office:value="6145" calcext:value-type="float">
            <text:p>6,145</text:p>
          </table:table-cell>
          <table:table-cell table:style-name="ce14" office:value-type="float" office:value="6225" calcext:value-type="float">
            <text:p>6,225</text:p>
          </table:table-cell>
          <table:table-cell table:style-name="ce16" office:value-type="float" office:value="12370" calcext:value-type="float">
            <text:p>12,370</text:p>
          </table:table-cell>
          <table:table-cell table:style-name="ce3" office:value-type="float" office:value="33.2" calcext:value-type="float">
            <text:p>33.2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15" office:value-type="float" office:value="420498" calcext:value-type="float">
            <text:p>420,498</text:p>
          </table:table-cell>
          <table:table-cell table:style-name="ce13" office:value-type="float" office:value="357594" calcext:value-type="float">
            <text:p>357,594</text:p>
          </table:table-cell>
          <table:table-cell table:style-name="ce15" office:value-type="float" office:value="778092" calcext:value-type="float">
            <text:p>778,092</text:p>
          </table:table-cell>
          <table:table-cell table:style-name="ce2" office:value-type="float" office:value="31.7" calcext:value-type="float">
            <text:p>31.7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16" office:value-type="float" office:value="145669" calcext:value-type="float">
            <text:p>145,669</text:p>
          </table:table-cell>
          <table:table-cell table:style-name="ce14" office:value-type="float" office:value="90907" calcext:value-type="float">
            <text:p>90,907</text:p>
          </table:table-cell>
          <table:table-cell table:style-name="ce16" office:value-type="float" office:value="236576" calcext:value-type="float">
            <text:p>236,576</text:p>
          </table:table-cell>
          <table:table-cell table:style-name="ce3" office:value-type="float" office:value="31.6" calcext:value-type="float">
            <text:p>31.6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15" office:value-type="float" office:value="111991" calcext:value-type="float">
            <text:p>111,991</text:p>
          </table:table-cell>
          <table:table-cell table:style-name="ce13" office:value-type="float" office:value="67652" calcext:value-type="float">
            <text:p>67,652</text:p>
          </table:table-cell>
          <table:table-cell table:style-name="ce15" office:value-type="float" office:value="179643" calcext:value-type="float">
            <text:p>179,643</text:p>
          </table:table-cell>
          <table:table-cell table:style-name="ce2" office:value-type="float" office:value="31.4" calcext:value-type="float">
            <text:p>31.4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16" office:value-type="float" office:value="19700" calcext:value-type="float">
            <text:p>19,700</text:p>
          </table:table-cell>
          <table:table-cell table:style-name="ce14" office:value-type="float" office:value="80439" calcext:value-type="float">
            <text:p>80,439</text:p>
          </table:table-cell>
          <table:table-cell table:style-name="ce16" office:value-type="float" office:value="100139" calcext:value-type="float">
            <text:p>100,139</text:p>
          </table:table-cell>
          <table:table-cell table:style-name="ce3" office:value-type="float" office:value="29.3" calcext:value-type="float">
            <text:p>29.3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15" office:value-type="float" office:value="17706" calcext:value-type="float">
            <text:p>17,706</text:p>
          </table:table-cell>
          <table:table-cell table:style-name="ce13" office:value-type="float" office:value="131669" calcext:value-type="float">
            <text:p>131,669</text:p>
          </table:table-cell>
          <table:table-cell table:style-name="ce15" office:value-type="float" office:value="149375" calcext:value-type="float">
            <text:p>149,375</text:p>
          </table:table-cell>
          <table:table-cell table:style-name="ce2" office:value-type="float" office:value="26.9" calcext:value-type="float">
            <text:p>26.9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6" office:value-type="float" office:value="15457" calcext:value-type="float">
            <text:p>15,457</text:p>
          </table:table-cell>
          <table:table-cell table:style-name="ce14" office:value-type="float" office:value="72286" calcext:value-type="float">
            <text:p>72,286</text:p>
          </table:table-cell>
          <table:table-cell table:style-name="ce16" office:value-type="float" office:value="87743" calcext:value-type="float">
            <text:p>87,743</text:p>
          </table:table-cell>
          <table:table-cell table:style-name="ce3" office:value-type="float" office:value="23.5" calcext:value-type="float">
            <text:p>23.5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5" office:value-type="float" office:value="91312" calcext:value-type="float">
            <text:p>91,312</text:p>
          </table:table-cell>
          <table:table-cell table:style-name="ce13" office:value-type="float" office:value="35111" calcext:value-type="float">
            <text:p>35,111</text:p>
          </table:table-cell>
          <table:table-cell table:style-name="ce15" office:value-type="float" office:value="126423" calcext:value-type="float">
            <text:p>126,423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TED ÜNİVERSİTESİ</text:p>
          </table:table-cell>
          <table:table-cell table:style-name="ce16" office:value-type="float" office:value="17972" calcext:value-type="float">
            <text:p>17,972</text:p>
          </table:table-cell>
          <table:table-cell table:style-name="ce14" office:value-type="float" office:value="49278" calcext:value-type="float">
            <text:p>49,278</text:p>
          </table:table-cell>
          <table:table-cell table:style-name="ce16" office:value-type="float" office:value="67250" calcext:value-type="float">
            <text:p>67,250</text:p>
          </table:table-cell>
          <table:table-cell table:style-name="ce3" office:value-type="float" office:value="21.9" calcext:value-type="float">
            <text:p>21.9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5" office:value-type="float" office:value="159085" calcext:value-type="float">
            <text:p>159,085</text:p>
          </table:table-cell>
          <table:table-cell table:style-name="ce13" office:value-type="float" office:value="115780" calcext:value-type="float">
            <text:p>115,780</text:p>
          </table:table-cell>
          <table:table-cell table:style-name="ce15" office:value-type="float" office:value="274865" calcext:value-type="float">
            <text:p>274,865</text:p>
          </table:table-cell>
          <table:table-cell table:style-name="ce2" office:value-type="float" office:value="20.2" calcext:value-type="float">
            <text:p>20.2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6" office:value-type="float" office:value="36123" calcext:value-type="float">
            <text:p>36,123</text:p>
          </table:table-cell>
          <table:table-cell table:style-name="ce14" office:value-type="float" office:value="21650" calcext:value-type="float">
            <text:p>21,650</text:p>
          </table:table-cell>
          <table:table-cell table:style-name="ce16" office:value-type="float" office:value="57773" calcext:value-type="float">
            <text:p>57,773</text:p>
          </table:table-cell>
          <table:table-cell table:style-name="ce3" office:value-type="float" office:value="20.2" calcext:value-type="float">
            <text:p>20.2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15" office:value-type="float" office:value="48262" calcext:value-type="float">
            <text:p>48,262</text:p>
          </table:table-cell>
          <table:table-cell table:style-name="ce13" office:value-type="float" office:value="82788" calcext:value-type="float">
            <text:p>82,788</text:p>
          </table:table-cell>
          <table:table-cell table:style-name="ce15" office:value-type="float" office:value="131050" calcext:value-type="float">
            <text:p>131,0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6" office:value-type="float" office:value="75000" calcext:value-type="float">
            <text:p>75,000</text:p>
          </table:table-cell>
          <table:table-cell table:style-name="ce14" office:value-type="float" office:value="45265" calcext:value-type="float">
            <text:p>45,265</text:p>
          </table:table-cell>
          <table:table-cell table:style-name="ce16" office:value-type="float" office:value="120265" calcext:value-type="float">
            <text:p>120,265</text:p>
          </table:table-cell>
          <table:table-cell table:style-name="ce3" office:value-type="float" office:value="18.8" calcext:value-type="float">
            <text:p>18.8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15" office:value-type="float" office:value="33344" calcext:value-type="float">
            <text:p>33,344</text:p>
          </table:table-cell>
          <table:table-cell table:style-name="ce13" office:value-type="float" office:value="31779" calcext:value-type="float">
            <text:p>31,779</text:p>
          </table:table-cell>
          <table:table-cell table:style-name="ce15" office:value-type="float" office:value="65123" calcext:value-type="float">
            <text:p>65,123</text:p>
          </table:table-cell>
          <table:table-cell table:style-name="ce2" office:value-type="float" office:value="17.8" calcext:value-type="float">
            <text:p>17.8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İZMİR KAVRAM MYO</text:p>
          </table:table-cell>
          <table:table-cell table:style-name="ce16" office:value-type="float" office:value="10461" calcext:value-type="float">
            <text:p>10,461</text:p>
          </table:table-cell>
          <table:table-cell table:style-name="ce14" office:value-type="float" office:value="24038" calcext:value-type="float">
            <text:p>24,038</text:p>
          </table:table-cell>
          <table:table-cell table:style-name="ce16" office:value-type="float" office:value="34499" calcext:value-type="float">
            <text:p>34,499</text:p>
          </table:table-cell>
          <table:table-cell table:style-name="ce3" office:value-type="float" office:value="17.5" calcext:value-type="float">
            <text:p>17.5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15" office:value-type="float" office:value="38318" calcext:value-type="float">
            <text:p>38,318</text:p>
          </table:table-cell>
          <table:table-cell table:style-name="ce13" office:value-type="float" office:value="140005" calcext:value-type="float">
            <text:p>140,005</text:p>
          </table:table-cell>
          <table:table-cell table:style-name="ce15" office:value-type="float" office:value="178322" calcext:value-type="float">
            <text:p>178,322</text:p>
          </table:table-cell>
          <table:table-cell table:style-name="ce2" office:value-type="float" office:value="17.4" calcext:value-type="float">
            <text:p>17.4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16" office:value-type="float" office:value="14939" calcext:value-type="float">
            <text:p>14,939</text:p>
          </table:table-cell>
          <table:table-cell table:style-name="ce14" office:value-type="float" office:value="103595" calcext:value-type="float">
            <text:p>103,595</text:p>
          </table:table-cell>
          <table:table-cell table:style-name="ce16" office:value-type="float" office:value="118534" calcext:value-type="float">
            <text:p>118,534</text:p>
          </table:table-cell>
          <table:table-cell table:style-name="ce3" office:value-type="float" office:value="17.2" calcext:value-type="float">
            <text:p>17.2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15" office:value-type="float" office:value="37349" calcext:value-type="float">
            <text:p>37,349</text:p>
          </table:table-cell>
          <table:table-cell table:style-name="ce13" office:value-type="float" office:value="57966" calcext:value-type="float">
            <text:p>57,966</text:p>
          </table:table-cell>
          <table:table-cell table:style-name="ce15" office:value-type="float" office:value="95315" calcext:value-type="float">
            <text:p>95,315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MEF ÜNİVERSİTESİ</text:p>
          </table:table-cell>
          <table:table-cell table:style-name="ce16" office:value-type="float" office:value="11564" calcext:value-type="float">
            <text:p>11,564</text:p>
          </table:table-cell>
          <table:table-cell table:style-name="ce14" office:value-type="float" office:value="39551" calcext:value-type="float">
            <text:p>39,551</text:p>
          </table:table-cell>
          <table:table-cell table:style-name="ce16" office:value-type="float" office:value="51115" calcext:value-type="float">
            <text:p>51,115</text:p>
          </table:table-cell>
          <table:table-cell table:style-name="ce3" office:value-type="float" office:value="16.8" calcext:value-type="float">
            <text:p>16.8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15" office:value-type="float" office:value="85674" calcext:value-type="float">
            <text:p>85,674</text:p>
          </table:table-cell>
          <table:table-cell table:style-name="ce13" office:value-type="float" office:value="237675" calcext:value-type="float">
            <text:p>237,675</text:p>
          </table:table-cell>
          <table:table-cell table:style-name="ce15" office:value-type="float" office:value="323350" calcext:value-type="float">
            <text:p>323,350</text:p>
          </table:table-cell>
          <table:table-cell table:style-name="ce2" office:value-type="float" office:value="16.3" calcext:value-type="float">
            <text:p>16.3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16" office:value-type="float" office:value="104630" calcext:value-type="float">
            <text:p>104,630</text:p>
          </table:table-cell>
          <table:table-cell table:style-name="ce14" office:value-type="float" office:value="119277" calcext:value-type="float">
            <text:p>119,277</text:p>
          </table:table-cell>
          <table:table-cell table:style-name="ce16" office:value-type="float" office:value="223907" calcext:value-type="float">
            <text:p>223,907</text:p>
          </table:table-cell>
          <table:table-cell table:style-name="ce3" office:value-type="float" office:value="16.1" calcext:value-type="float">
            <text:p>16.1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15" office:value-type="float" office:value="85000" calcext:value-type="float">
            <text:p>85,000</text:p>
          </table:table-cell>
          <table:table-cell table:style-name="ce13" office:value-type="float" office:value="212442" calcext:value-type="float">
            <text:p>212,442</text:p>
          </table:table-cell>
          <table:table-cell table:style-name="ce15" office:value-type="float" office:value="297442" calcext:value-type="float">
            <text:p>297,442</text:p>
          </table:table-cell>
          <table:table-cell table:style-name="ce2" office:value-type="float" office:value="16.1" calcext:value-type="float">
            <text:p>16.1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16" office:value-type="float" office:value="2100" calcext:value-type="float">
            <text:p>2,100</text:p>
          </table:table-cell>
          <table:table-cell table:style-name="ce14" office:value-type="float" office:value="37612" calcext:value-type="float">
            <text:p>37,612</text:p>
          </table:table-cell>
          <table:table-cell table:style-name="ce16" office:value-type="float" office:value="39712" calcext:value-type="float">
            <text:p>39,712</text:p>
          </table:table-cell>
          <table:table-cell table:style-name="ce3" office:value-type="float" office:value="14.2" calcext:value-type="float">
            <text:p>14.2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15" office:value-type="float" office:value="65000" calcext:value-type="float">
            <text:p>65,000</text:p>
          </table:table-cell>
          <table:table-cell table:style-name="ce13" office:value-type="float" office:value="139421" calcext:value-type="float">
            <text:p>139,421</text:p>
          </table:table-cell>
          <table:table-cell table:style-name="ce15" office:value-type="float" office:value="204421" calcext:value-type="float">
            <text:p>204,421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6" office:value-type="float" office:value="19330" calcext:value-type="float">
            <text:p>19,330</text:p>
          </table:table-cell>
          <table:table-cell table:style-name="ce14" office:value-type="float" office:value="94744" calcext:value-type="float">
            <text:p>94,744</text:p>
          </table:table-cell>
          <table:table-cell table:style-name="ce16" office:value-type="float" office:value="114074" calcext:value-type="float">
            <text:p>114,074</text:p>
          </table:table-cell>
          <table:table-cell table:style-name="ce3" office:value-type="float" office:value="13.2" calcext:value-type="float">
            <text:p>13.2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AVRUPA MYO</text:p>
          </table:table-cell>
          <table:table-cell table:style-name="ce15" office:value-type="float" office:value="7321" calcext:value-type="float">
            <text:p>7,321</text:p>
          </table:table-cell>
          <table:table-cell table:style-name="ce13" office:value-type="float" office:value="8242" calcext:value-type="float">
            <text:p>8,242</text:p>
          </table:table-cell>
          <table:table-cell table:style-name="ce15" office:value-type="float" office:value="15564" calcext:value-type="float">
            <text:p>15,564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16" office:value-type="float" office:value="27380" calcext:value-type="float">
            <text:p>27,380</text:p>
          </table:table-cell>
          <table:table-cell table:style-name="ce14" office:value-type="float" office:value="84252" calcext:value-type="float">
            <text:p>84,252</text:p>
          </table:table-cell>
          <table:table-cell table:style-name="ce16" office:value-type="float" office:value="111632" calcext:value-type="float">
            <text:p>111,63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15" office:value-type="float" office:value="49295" calcext:value-type="float">
            <text:p>49,295</text:p>
          </table:table-cell>
          <table:table-cell table:style-name="ce13" office:value-type="float" office:value="67899" calcext:value-type="float">
            <text:p>67,899</text:p>
          </table:table-cell>
          <table:table-cell table:style-name="ce15" office:value-type="float" office:value="117194" calcext:value-type="float">
            <text:p>117,19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16" office:value-type="float" office:value="144445" calcext:value-type="float">
            <text:p>144,445</text:p>
          </table:table-cell>
          <table:table-cell table:style-name="ce14" office:value-type="float" office:value="95755" calcext:value-type="float">
            <text:p>95,755</text:p>
          </table:table-cell>
          <table:table-cell table:style-name="ce16" office:value-type="float" office:value="240200" calcext:value-type="float">
            <text:p>240,200</text:p>
          </table:table-cell>
          <table:table-cell table:style-name="ce3"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15" office:value-type="float" office:value="1761" calcext:value-type="float">
            <text:p>1,761</text:p>
          </table:table-cell>
          <table:table-cell table:style-name="ce13" office:value-type="float" office:value="11944" calcext:value-type="float">
            <text:p>11,944</text:p>
          </table:table-cell>
          <table:table-cell table:style-name="ce15" office:value-type="float" office:value="13705" calcext:value-type="float">
            <text:p>13,705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16" office:value-type="float" office:value="5469" calcext:value-type="float">
            <text:p>5,469</text:p>
          </table:table-cell>
          <table:table-cell table:style-name="ce14" office:value-type="float" office:value="8696" calcext:value-type="float">
            <text:p>8,696</text:p>
          </table:table-cell>
          <table:table-cell table:style-name="ce16" office:value-type="float" office:value="14165" calcext:value-type="float">
            <text:p>14,165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5" office:value-type="float" office:value="59420" calcext:value-type="float">
            <text:p>59,420</text:p>
          </table:table-cell>
          <table:table-cell table:style-name="ce13" office:value-type="float" office:value="245397" calcext:value-type="float">
            <text:p>245,397</text:p>
          </table:table-cell>
          <table:table-cell table:style-name="ce15" office:value-type="float" office:value="304817" calcext:value-type="float">
            <text:p>304,817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6" office:value-type="float" office:value="41667" calcext:value-type="float">
            <text:p>41,667</text:p>
          </table:table-cell>
          <table:table-cell table:style-name="ce14" office:value-type="float" office:value="240695" calcext:value-type="float">
            <text:p>240,695</text:p>
          </table:table-cell>
          <table:table-cell table:style-name="ce16" office:value-type="float" office:value="282361" calcext:value-type="float">
            <text:p>282,361</text:p>
          </table:table-cell>
          <table:table-cell table:style-name="ce3" office:value-type="float" office:value="11.5" calcext:value-type="float">
            <text:p>11.5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FARUK SARAÇ TASARIM MYO</text:p>
          </table:table-cell>
          <table:table-cell table:style-name="ce15" office:value-type="float" office:value="1937" calcext:value-type="float">
            <text:p>1,937</text:p>
          </table:table-cell>
          <table:table-cell table:style-name="ce13" office:value-type="float" office:value="4727" calcext:value-type="float">
            <text:p>4,727</text:p>
          </table:table-cell>
          <table:table-cell table:style-name="ce15" office:value-type="float" office:value="6664" calcext:value-type="float">
            <text:p>6,664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16" office:value-type="float" office:value="17289" calcext:value-type="float">
            <text:p>17,289</text:p>
          </table:table-cell>
          <table:table-cell table:style-name="ce14" office:value-type="float" office:value="71698" calcext:value-type="float">
            <text:p>71,698</text:p>
          </table:table-cell>
          <table:table-cell table:style-name="ce16" office:value-type="float" office:value="88987" calcext:value-type="float">
            <text:p>88,987</text:p>
          </table:table-cell>
          <table:table-cell table:style-name="ce3" office:value-type="float" office:value="11.1" calcext:value-type="float">
            <text:p>11.1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15" office:value-type="float" office:value="94873" calcext:value-type="float">
            <text:p>94,873</text:p>
          </table:table-cell>
          <table:table-cell table:style-name="ce13" office:value-type="float" office:value="108919" calcext:value-type="float">
            <text:p>108,919</text:p>
          </table:table-cell>
          <table:table-cell table:style-name="ce15" office:value-type="float" office:value="203792" calcext:value-type="float">
            <text:p>203,792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16" office:value-type="float" office:value="6100" calcext:value-type="float">
            <text:p>6,100</text:p>
          </table:table-cell>
          <table:table-cell table:style-name="ce14" office:value-type="float" office:value="58453" calcext:value-type="float">
            <text:p>58,453</text:p>
          </table:table-cell>
          <table:table-cell table:style-name="ce16" office:value-type="float" office:value="64553" calcext:value-type="float">
            <text:p>64,553</text:p>
          </table:table-cell>
          <table:table-cell table:style-name="ce3" office:value-type="float" office:value="10.1" calcext:value-type="float">
            <text:p>10.1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15" office:value-type="float" office:value="26928" calcext:value-type="float">
            <text:p>26,928</text:p>
          </table:table-cell>
          <table:table-cell table:style-name="ce13" office:value-type="float" office:value="66727" calcext:value-type="float">
            <text:p>66,727</text:p>
          </table:table-cell>
          <table:table-cell table:style-name="ce15" office:value-type="float" office:value="93655" calcext:value-type="float">
            <text:p>93,655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16" office:value-type="float" office:value="29891" calcext:value-type="float">
            <text:p>29,891</text:p>
          </table:table-cell>
          <table:table-cell table:style-name="ce14" office:value-type="float" office:value="91791" calcext:value-type="float">
            <text:p>91,791</text:p>
          </table:table-cell>
          <table:table-cell table:style-name="ce16" office:value-type="float" office:value="121682" calcext:value-type="float">
            <text:p>121,682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15" office:value-type="float" office:value="11121" calcext:value-type="float">
            <text:p>11,121</text:p>
          </table:table-cell>
          <table:table-cell table:style-name="ce13" office:value-type="float" office:value="34368" calcext:value-type="float">
            <text:p>34,368</text:p>
          </table:table-cell>
          <table:table-cell table:style-name="ce15" office:value-type="float" office:value="45489" calcext:value-type="float">
            <text:p>45,489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7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Öğrenci Başına Kapalı Alan</text:p>
          </table:table-cell>
          <table:table-cell table:style-name="ce31" office:value-type="string" calcext:value-type="string">
            <text:p>hesaplanması gerekiyor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Öğrenci Başına Açık Alan</text:p>
          </table:table-cell>
          <table:table-cell table:style-name="ce31" office:value-type="string" calcext:value-type="string">
            <text:p>hesaplanması gerekiyor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Gelen/Giden Öğrenci Oranı</text:p>
          </table:table-cell>
          <table:table-cell table:style-name="ce31" office:value-type="string" calcext:value-type="string">
            <text:p>hesaplanması gerekiyor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AR-GE harcamaları (Öğrenci başı)</text:p>
          </table:table-cell>
          <table:table-cell table:style-name="ce31" office:value-type="string" calcext:value-type="string">
            <text:p>hesaplanması gerekiyor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Kütüphane harcamaları (Öğrenci başı)</text:p>
          </table:table-cell>
          <table:table-cell table:style-name="ce31" office:value-type="string" calcext:value-type="string">
            <text:p>hesaplanması gerekiyor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Doktora Program Sayısı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Yurtdışından gelen öğrenci sayısı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Doluluk Oranı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Eğitim ve Öğretim Gelirleri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Öğrencilere Verilen Burslar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Öğrencilere Verilen Bursların Eğitim ve Öğretim Gelirlerine Oranı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Toplam Gelir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Toplam Gider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Toplam Öğretim Elemanı Sayısı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Toplam Öğretim Elemanı Sayısı (Öğrenci Sayısı)</text:p>
          </table:table-cell>
          <table:table-cell table:style-name="ce31" office:value-type="string" calcext:value-type="string">
            <text:p>yok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ÜBİTAK-ARDEB Proje Bütçelerine Göre Vakıf Yükseköğretim Kurumları " table:style-name="ta8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/MYO</text:p>
          </table:table-cell>
          <table:table-cell table:style-name="ce32" office:value-type="string" calcext:value-type="string">
            <text:p>DESTEKLENEN PROJE SAYISI</text:p>
          </table:table-cell>
          <table:table-cell table:style-name="ce21" office:value-type="string" calcext:value-type="string">
            <text:p>DEVAM EDEN PROJELERE YIL İÇİNDE AKTARILAN TUTAR (MİLYON TL)**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ABANCI ÜNİVERSİTESİ</text:p>
          </table:table-cell>
          <table:table-cell table:style-name="ce6" office:value-type="float" office:value="38" calcext:value-type="float">
            <text:p>38</text:p>
          </table:table-cell>
          <table:table-cell table:style-name="ce33" office:value-type="string" calcext:value-type="string">
            <text:p>26.7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7" office:value-type="float" office:value="46" calcext:value-type="float">
            <text:p>46</text:p>
          </table:table-cell>
          <table:table-cell table:style-name="ce34" office:value-type="string" calcext:value-type="string">
            <text:p>24.24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KOÇ ÜNİVERSİTESİ</text:p>
          </table:table-cell>
          <table:table-cell table:style-name="ce6" office:value-type="float" office:value="64" calcext:value-type="float">
            <text:p>64</text:p>
          </table:table-cell>
          <table:table-cell table:style-name="ce35" office:value-type="date" office:date-value="2022-06-23" calcext:value-type="date">
            <text:p>23.0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7" office:value-type="float" office:value="20" calcext:value-type="float">
            <text:p>20</text:p>
          </table:table-cell>
          <table:table-cell table:style-name="ce34" office:value-type="string" calcext:value-type="string">
            <text:p>11.7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OBB EKONOMİ VE TEKNOLOJİ ÜNİVERSİTESİ</text:p>
          </table:table-cell>
          <table:table-cell table:style-name="ce6" office:value-type="float" office:value="13" calcext:value-type="float">
            <text:p>13</text:p>
          </table:table-cell>
          <table:table-cell table:style-name="ce33" office:value-type="string" calcext:value-type="string">
            <text:p>5.9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9" calcext:value-type="float">
            <text:p>9</text:p>
          </table:table-cell>
          <table:table-cell table:style-name="ce34" office:value-type="string" calcext:value-type="string">
            <text:p>4.9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CIBADEM MEHMET ALİ AYDINLAR ÜNİVERSİTESİ</text:p>
          </table:table-cell>
          <table:table-cell table:style-name="ce6" office:value-type="float" office:value="14" calcext:value-type="float">
            <text:p>14</text:p>
          </table:table-cell>
          <table:table-cell table:style-name="ce33" office:value-type="string" calcext:value-type="string">
            <text:p>4.68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7" office:value-type="float" office:value="12" calcext:value-type="float">
            <text:p>12</text:p>
          </table:table-cell>
          <table:table-cell table:style-name="ce34" office:value-type="string" calcext:value-type="string">
            <text:p>4.61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TILIM ÜNİVERSİTESİ</text:p>
          </table:table-cell>
          <table:table-cell table:style-name="ce6" office:value-type="float" office:value="10" calcext:value-type="float">
            <text:p>10</text:p>
          </table:table-cell>
          <table:table-cell table:style-name="ce33" office:value-type="string" calcext:value-type="string">
            <text:p>3.22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BEZMİALEM VAKIF ÜNİVERSİTESİ</text:p>
          </table:table-cell>
          <table:table-cell table:style-name="ce7" office:value-type="float" office:value="8" calcext:value-type="float">
            <text:p>8</text:p>
          </table:table-cell>
          <table:table-cell table:style-name="ce34" office:value-type="string" calcext:value-type="string">
            <text:p>2.64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2.36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1.65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1.61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1.19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8" office:value-type="float" office:value="3" calcext:value-type="float">
            <text:p>3</text:p>
          </table:table-cell>
          <table:table-cell table:style-name="ce36" office:value-type="date" office:date-value="2022-05-01" calcext:value-type="date">
            <text:p>01.05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0.99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0.83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0.78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TED ÜNİVERSİTESİ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0.75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67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MEF ÜNİVERSİTESİ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0.61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0.58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0.42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0.36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ALTINBAŞ ÜNİVERSİTESİ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0.36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0.34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0.3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0.31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ÇANKAYA ÜNİVERSİTESİ</text:p>
          </table:table-cell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0.31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30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28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0.23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0.21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19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0.19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0.17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0.16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15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12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5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PİRİ REİS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5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4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0.03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3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2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2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ATAŞEHİR ADIGÜZEL MESLEK YÜKSEKOKULU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AVRUPA MESLEK YÜKSEKOKULU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FARUK SARAÇ TASARIM MESLEK YÜKSEKOKULU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İSTANBUL ŞİŞLİ MESLEK YÜKSEKOKULU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İZMİR KAVRAM MESLEK YÜKSEKOKULU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ANTALYA AKEV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LOKMAN HEKİM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.00</text:p>
          </table:table-cell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2019 URAP  Genel  Puan Tablosuna Göre Vakıf Üniversiteleri" table:style-name="ta9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</text:p>
            <text:p>(1)</text:p>
          </table:table-cell>
          <table:table-cell table:style-name="ce38" office:value-type="string" calcext:value-type="string">
            <text:p>SIRA</text:p>
            <text:p>(2)</text:p>
          </table:table-cell>
          <table:table-cell table:style-name="ce39" office:value-type="string" calcext:value-type="string">
            <text:p>üniversite</text:p>
          </table:table-cell>
          <table:table-cell table:style-name="ce38" office:value-type="string" calcext:value-type="string">
            <text:p>MAKALE PUANI1</text:p>
          </table:table-cell>
          <table:table-cell table:style-name="ce29" office:value-type="string" calcext:value-type="string">
            <text:p>TOPLAM ATIF PUANI2</text:p>
          </table:table-cell>
          <table:table-cell table:style-name="ce29" office:value-type="string" calcext:value-type="string">
            <text:p>TOPLAM BİLİMSEL DOKÜMAN PUANI3</text:p>
          </table:table-cell>
          <table:table-cell table:style-name="ce29" office:value-type="string" calcext:value-type="string">
            <text:p>DOKTORA MEZUN ÖĞRENCİ SAYISI PUANI4</text:p>
          </table:table-cell>
          <table:table-cell table:style-name="ce29" office:value-type="string" calcext:value-type="string">
            <text:p>ÖĞRETİM ÜYESİ/ ÖĞRENCİ PUANI5</text:p>
          </table:table-cell>
          <table:table-cell table:style-name="ce40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string" calcext:value-type="string">
            <text:p>KOÇ ÜNİVERSİTESİ</text:p>
          </table:table-cell>
          <table:table-cell table:style-name="ce20" office:value-type="float" office:value="171.44" calcext:value-type="float">
            <text:p>171.44</text:p>
          </table:table-cell>
          <table:table-cell table:style-name="ce4" office:value-type="float" office:value="174.49" calcext:value-type="float">
            <text:p>174.49</text:p>
          </table:table-cell>
          <table:table-cell table:style-name="ce20" office:value-type="float" office:value="165.67" calcext:value-type="float">
            <text:p>165.67</text:p>
          </table:table-cell>
          <table:table-cell table:style-name="ce8" office:value-type="float" office:value="117.61" calcext:value-type="float">
            <text:p>117.61</text:p>
          </table:table-cell>
          <table:table-cell table:style-name="ce4" office:value-type="float" office:value="65.86" calcext:value-type="float">
            <text:p>65.86</text:p>
          </table:table-cell>
          <table:table-cell table:style-name="ce4" office:value-type="float" office:value="695.06" calcext:value-type="float">
            <text:p>695.06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19" office:value-type="float" office:value="171.07" calcext:value-type="float">
            <text:p>171.07</text:p>
          </table:table-cell>
          <table:table-cell table:style-name="ce5" office:value-type="float" office:value="184.13" calcext:value-type="float">
            <text:p>184.13</text:p>
          </table:table-cell>
          <table:table-cell table:style-name="ce19" office:value-type="float" office:value="170.08" calcext:value-type="float">
            <text:p>170.08</text:p>
          </table:table-cell>
          <table:table-cell table:style-name="ce9" office:value-type="float" office:value="105.06" calcext:value-type="float">
            <text:p>105.06</text:p>
          </table:table-cell>
          <table:table-cell table:style-name="ce5" office:value-type="float" office:value="44.96" calcext:value-type="float">
            <text:p>44.96</text:p>
          </table:table-cell>
          <table:table-cell table:style-name="ce5" office:value-type="float" office:value="675.3" calcext:value-type="float">
            <text:p>675.3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20" office:value-type="float" office:value="161.02" calcext:value-type="float">
            <text:p>161.02</text:p>
          </table:table-cell>
          <table:table-cell table:style-name="ce4" office:value-type="float" office:value="168.29" calcext:value-type="float">
            <text:p>168.29</text:p>
          </table:table-cell>
          <table:table-cell table:style-name="ce20" office:value-type="float" office:value="159.05" calcext:value-type="float">
            <text:p>159.05</text:p>
          </table:table-cell>
          <table:table-cell table:style-name="ce8" office:value-type="float" office:value="103.92" calcext:value-type="float">
            <text:p>103.92</text:p>
          </table:table-cell>
          <table:table-cell table:style-name="ce4" office:value-type="float" office:value="58.38" calcext:value-type="float">
            <text:p>58.38</text:p>
          </table:table-cell>
          <table:table-cell table:style-name="ce4" office:value-type="float" office:value="650.67" calcext:value-type="float">
            <text:p>650.67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9" office:value-type="float" office:value="13" calcext:value-type="float">
            <text:p>13</text:p>
          </table:table-cell>
          <table:table-cell table:style-name="ce9" office:value-type="string" calcext:value-type="string">
            <text:p>BEZM-İ ÂLEM VAKIF ÜNİVERSİTESİ</text:p>
          </table:table-cell>
          <table:table-cell table:style-name="ce19" office:value-type="float" office:value="153.19" calcext:value-type="float">
            <text:p>153.19</text:p>
          </table:table-cell>
          <table:table-cell table:style-name="ce5" office:value-type="float" office:value="168" calcext:value-type="float">
            <text:p>168</text:p>
          </table:table-cell>
          <table:table-cell table:style-name="ce19" office:value-type="float" office:value="165.22" calcext:value-type="float">
            <text:p>165.22</text:p>
          </table:table-cell>
          <table:table-cell table:style-name="ce9" office:value-type="float" office:value="61.48" calcext:value-type="float">
            <text:p>61.48</text:p>
          </table:table-cell>
          <table:table-cell table:style-name="ce5" office:value-type="float" office:value="81.81" calcext:value-type="float">
            <text:p>81.81</text:p>
          </table:table-cell>
          <table:table-cell table:style-name="ce5" office:value-type="float" office:value="629.7" calcext:value-type="float">
            <text:p>629.7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float" office:value="30" calcext:value-type="float">
            <text:p>30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20" office:value-type="float" office:value="118.64" calcext:value-type="float">
            <text:p>118.64</text:p>
          </table:table-cell>
          <table:table-cell table:style-name="ce4" office:value-type="float" office:value="114.9" calcext:value-type="float">
            <text:p>114.9</text:p>
          </table:table-cell>
          <table:table-cell table:style-name="ce20" office:value-type="float" office:value="139.44" calcext:value-type="float">
            <text:p>139.44</text:p>
          </table:table-cell>
          <table:table-cell table:style-name="ce8" office:value-type="float" office:value="80.49" calcext:value-type="float">
            <text:p>80.49</text:p>
          </table:table-cell>
          <table:table-cell table:style-name="ce4" office:value-type="float" office:value="75.82" calcext:value-type="float">
            <text:p>75.82</text:p>
          </table:table-cell>
          <table:table-cell table:style-name="ce4" office:value-type="float" office:value="529.28" calcext:value-type="float">
            <text:p>529.28</text:p>
          </table:table-cell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19" office:value-type="float" office:value="141.41" calcext:value-type="float">
            <text:p>141.41</text:p>
          </table:table-cell>
          <table:table-cell table:style-name="ce5" office:value-type="float" office:value="160.66" calcext:value-type="float">
            <text:p>160.66</text:p>
          </table:table-cell>
          <table:table-cell table:style-name="ce19" office:value-type="float" office:value="114.12" calcext:value-type="float">
            <text:p>114.12</text:p>
          </table:table-cell>
          <table:table-cell table:style-name="ce9" office:value-type="float" office:value="38.84" calcext:value-type="float">
            <text:p>38.84</text:p>
          </table:table-cell>
          <table:table-cell table:style-name="ce5" office:value-type="float" office:value="31.6" calcext:value-type="float">
            <text:p>31.6</text:p>
          </table:table-cell>
          <table:table-cell table:style-name="ce5" office:value-type="float" office:value="486.64" calcext:value-type="float">
            <text:p>486.64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float" office:value="44" calcext:value-type="float">
            <text:p>44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20" office:value-type="float" office:value="104.85" calcext:value-type="float">
            <text:p>104.85</text:p>
          </table:table-cell>
          <table:table-cell table:style-name="ce4" office:value-type="float" office:value="115.58" calcext:value-type="float">
            <text:p>115.58</text:p>
          </table:table-cell>
          <table:table-cell table:style-name="ce20" office:value-type="float" office:value="113.97" calcext:value-type="float">
            <text:p>113.97</text:p>
          </table:table-cell>
          <table:table-cell table:style-name="ce8" office:value-type="float" office:value="116.06" calcext:value-type="float">
            <text:p>116.06</text:p>
          </table:table-cell>
          <table:table-cell table:style-name="ce4" office:value-type="float" office:value="28.13" calcext:value-type="float">
            <text:p>28.13</text:p>
          </table:table-cell>
          <table:table-cell table:style-name="ce4" office:value-type="float" office:value="478.59" calcext:value-type="float">
            <text:p>478.59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9" office:value-type="float" office:value="45" calcext:value-type="float">
            <text:p>45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19" office:value-type="float" office:value="126.34" calcext:value-type="float">
            <text:p>126.34</text:p>
          </table:table-cell>
          <table:table-cell table:style-name="ce5" office:value-type="float" office:value="109.83" calcext:value-type="float">
            <text:p>109.83</text:p>
          </table:table-cell>
          <table:table-cell table:style-name="ce19" office:value-type="float" office:value="119.42" calcext:value-type="float">
            <text:p>119.42</text:p>
          </table:table-cell>
          <table:table-cell table:style-name="ce9" office:value-type="float" office:value="65.97" calcext:value-type="float">
            <text:p>65.97</text:p>
          </table:table-cell>
          <table:table-cell table:style-name="ce5" office:value-type="float" office:value="51.65" calcext:value-type="float">
            <text:p>51.65</text:p>
          </table:table-cell>
          <table:table-cell table:style-name="ce5" office:value-type="float" office:value="473.21" calcext:value-type="float">
            <text:p>473.21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0" office:value-type="float" office:value="47" calcext:value-type="float">
            <text:p>47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20" office:value-type="float" office:value="106.03" calcext:value-type="float">
            <text:p>106.03</text:p>
          </table:table-cell>
          <table:table-cell table:style-name="ce4" office:value-type="float" office:value="108.72" calcext:value-type="float">
            <text:p>108.72</text:p>
          </table:table-cell>
          <table:table-cell table:style-name="ce20" office:value-type="float" office:value="107.35" calcext:value-type="float">
            <text:p>107.35</text:p>
          </table:table-cell>
          <table:table-cell table:style-name="ce8" office:value-type="float" office:value="52.57" calcext:value-type="float">
            <text:p>52.57</text:p>
          </table:table-cell>
          <table:table-cell table:style-name="ce4" office:value-type="float" office:value="94.46" calcext:value-type="float">
            <text:p>94.46</text:p>
          </table:table-cell>
          <table:table-cell table:style-name="ce4" office:value-type="float" office:value="469.13" calcext:value-type="float">
            <text:p>469.13</text:p>
          </table:table-cell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9" office:value-type="float" office:value="60" calcext:value-type="float">
            <text:p>60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9" office:value-type="float" office:value="109.74" calcext:value-type="float">
            <text:p>109.74</text:p>
          </table:table-cell>
          <table:table-cell table:style-name="ce5" office:value-type="float" office:value="93.44" calcext:value-type="float">
            <text:p>93.44</text:p>
          </table:table-cell>
          <table:table-cell table:style-name="ce19" office:value-type="float" office:value="107" calcext:value-type="float">
            <text:p>107</text:p>
          </table:table-cell>
          <table:table-cell table:style-name="ce9" office:value-type="float" office:value="69.68" calcext:value-type="float">
            <text:p>69.68</text:p>
          </table:table-cell>
          <table:table-cell table:style-name="ce5" office:value-type="float" office:value="52.44" calcext:value-type="float">
            <text:p>52.44</text:p>
          </table:table-cell>
          <table:table-cell table:style-name="ce5" office:value-type="float" office:value="432.3" calcext:value-type="float">
            <text:p>432.3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office:value-type="float" office:value="61" calcext:value-type="float">
            <text:p>61</text:p>
          </table:table-cell>
          <table:table-cell table:style-name="ce8" office:value-type="string" calcext:value-type="string">
            <text:p>ATILIM ÜNİVERSİTESİ</text:p>
          </table:table-cell>
          <table:table-cell table:style-name="ce20" office:value-type="float" office:value="108.36" calcext:value-type="float">
            <text:p>108.36</text:p>
          </table:table-cell>
          <table:table-cell table:style-name="ce4" office:value-type="float" office:value="127.34" calcext:value-type="float">
            <text:p>127.34</text:p>
          </table:table-cell>
          <table:table-cell table:style-name="ce20" office:value-type="float" office:value="112.83" calcext:value-type="float">
            <text:p>112.83</text:p>
          </table:table-cell>
          <table:table-cell table:style-name="ce8" office:value-type="float" office:value="41.24" calcext:value-type="float">
            <text:p>41.24</text:p>
          </table:table-cell>
          <table:table-cell table:style-name="ce4" office:value-type="float" office:value="37.68" calcext:value-type="float">
            <text:p>37.68</text:p>
          </table:table-cell>
          <table:table-cell table:style-name="ce4" office:value-type="float" office:value="427.46" calcext:value-type="float">
            <text:p>427.46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9" office:value-type="float" office:value="62" calcext:value-type="float">
            <text:p>62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19" office:value-type="float" office:value="99.14" calcext:value-type="float">
            <text:p>99.14</text:p>
          </table:table-cell>
          <table:table-cell table:style-name="ce5" office:value-type="float" office:value="124.95" calcext:value-type="float">
            <text:p>124.95</text:p>
          </table:table-cell>
          <table:table-cell table:style-name="ce19" office:value-type="float" office:value="105.32" calcext:value-type="float">
            <text:p>105.32</text:p>
          </table:table-cell>
          <table:table-cell table:style-name="ce9" office:value-type="float" office:value="62.91" calcext:value-type="float">
            <text:p>62.91</text:p>
          </table:table-cell>
          <table:table-cell table:style-name="ce5" office:value-type="float" office:value="34.63" calcext:value-type="float">
            <text:p>34.63</text:p>
          </table:table-cell>
          <table:table-cell table:style-name="ce5" office:value-type="float" office:value="426.94" calcext:value-type="float">
            <text:p>426.94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0" office:value-type="float" office:value="72" calcext:value-type="float">
            <text:p>72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20" office:value-type="float" office:value="100.81" calcext:value-type="float">
            <text:p>100.81</text:p>
          </table:table-cell>
          <table:table-cell table:style-name="ce4" office:value-type="float" office:value="110.43" calcext:value-type="float">
            <text:p>110.43</text:p>
          </table:table-cell>
          <table:table-cell table:style-name="ce20" office:value-type="float" office:value="104.02" calcext:value-type="float">
            <text:p>104.02</text:p>
          </table:table-cell>
          <table:table-cell table:style-name="ce8" office:value-type="float" office:value="70.18" calcext:value-type="float">
            <text:p>70.18</text:p>
          </table:table-cell>
          <table:table-cell table:style-name="ce4" office:value-type="float" office:value="19.13" calcext:value-type="float">
            <text:p>19.13</text:p>
          </table:table-cell>
          <table:table-cell table:style-name="ce4" office:value-type="float" office:value="404.56" calcext:value-type="float">
            <text:p>404.56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9" office:value-type="float" office:value="75" calcext:value-type="float">
            <text:p>75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19" office:value-type="float" office:value="94.57" calcext:value-type="float">
            <text:p>94.57</text:p>
          </table:table-cell>
          <table:table-cell table:style-name="ce5" office:value-type="float" office:value="98.26" calcext:value-type="float">
            <text:p>98.26</text:p>
          </table:table-cell>
          <table:table-cell table:style-name="ce19" office:value-type="float" office:value="111.9" calcext:value-type="float">
            <text:p>111.9</text:p>
          </table:table-cell>
          <table:table-cell table:style-name="ce9" office:value-type="float" office:value="8.08" calcext:value-type="float">
            <text:p>8.08</text:p>
          </table:table-cell>
          <table:table-cell table:style-name="ce5" office:value-type="float" office:value="84.28" calcext:value-type="float">
            <text:p>84.28</text:p>
          </table:table-cell>
          <table:table-cell table:style-name="ce5" office:value-type="float" office:value="397.08" calcext:value-type="float">
            <text:p>397.08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0" office:value-type="float" office:value="81" calcext:value-type="float">
            <text:p>81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20" office:value-type="float" office:value="76.39" calcext:value-type="float">
            <text:p>76.39</text:p>
          </table:table-cell>
          <table:table-cell table:style-name="ce4" office:value-type="float" office:value="132.03" calcext:value-type="float">
            <text:p>132.03</text:p>
          </table:table-cell>
          <table:table-cell table:style-name="ce20" office:value-type="float" office:value="93.36" calcext:value-type="float">
            <text:p>93.36</text:p>
          </table:table-cell>
          <table:table-cell table:style-name="ce8" office:value-type="float" office:value="42.64" calcext:value-type="float">
            <text:p>42.64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381.82" calcext:value-type="float">
            <text:p>381.82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9" office:value-type="float" office:value="84" calcext:value-type="float">
            <text:p>84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19" office:value-type="float" office:value="81.87" calcext:value-type="float">
            <text:p>81.87</text:p>
          </table:table-cell>
          <table:table-cell table:style-name="ce5" office:value-type="float" office:value="79.35" calcext:value-type="float">
            <text:p>79.35</text:p>
          </table:table-cell>
          <table:table-cell table:style-name="ce19" office:value-type="float" office:value="88.54" calcext:value-type="float">
            <text:p>88.54</text:p>
          </table:table-cell>
          <table:table-cell table:style-name="ce9" office:value-type="float" office:value="73.56" calcext:value-type="float">
            <text:p>73.56</text:p>
          </table:table-cell>
          <table:table-cell table:style-name="ce5" office:value-type="float" office:value="40.26" calcext:value-type="float">
            <text:p>40.26</text:p>
          </table:table-cell>
          <table:table-cell table:style-name="ce5" office:value-type="float" office:value="363.58" calcext:value-type="float">
            <text:p>363.58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0" office:value-type="float" office:value="90" calcext:value-type="float">
            <text:p>90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20" office:value-type="float" office:value="102.26" calcext:value-type="float">
            <text:p>102.26</text:p>
          </table:table-cell>
          <table:table-cell table:style-name="ce4" office:value-type="float" office:value="86.54" calcext:value-type="float">
            <text:p>86.54</text:p>
          </table:table-cell>
          <table:table-cell table:style-name="ce20" office:value-type="float" office:value="92.48" calcext:value-type="float">
            <text:p>92.48</text:p>
          </table:table-cell>
          <table:table-cell table:style-name="ce8" office:value-type="float" office:value="31.81" calcext:value-type="float">
            <text:p>31.81</text:p>
          </table:table-cell>
          <table:table-cell table:style-name="ce4" office:value-type="float" office:value="37.33" calcext:value-type="float">
            <text:p>37.33</text:p>
          </table:table-cell>
          <table:table-cell table:style-name="ce4" office:value-type="float" office:value="350.42" calcext:value-type="float">
            <text:p>350.42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9" office:value-type="float" office:value="96" calcext:value-type="float">
            <text:p>96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19" office:value-type="float" office:value="52.04" calcext:value-type="float">
            <text:p>52.04</text:p>
          </table:table-cell>
          <table:table-cell table:style-name="ce5" office:value-type="float" office:value="99.1" calcext:value-type="float">
            <text:p>99.1</text:p>
          </table:table-cell>
          <table:table-cell table:style-name="ce19" office:value-type="float" office:value="84.32" calcext:value-type="float">
            <text:p>84.32</text:p>
          </table:table-cell>
          <table:table-cell table:style-name="ce9" office:value-type="float" office:value="67.91" calcext:value-type="float">
            <text:p>67.91</text:p>
          </table:table-cell>
          <table:table-cell table:style-name="ce5" office:value-type="float" office:value="28.39" calcext:value-type="float">
            <text:p>28.39</text:p>
          </table:table-cell>
          <table:table-cell table:style-name="ce5" office:value-type="float" office:value="331.75" calcext:value-type="float">
            <text:p>331.75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0" office:value-type="float" office:value="103" calcext:value-type="float">
            <text:p>103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20" office:value-type="float" office:value="63.15" calcext:value-type="float">
            <text:p>63.15</text:p>
          </table:table-cell>
          <table:table-cell table:style-name="ce4" office:value-type="float" office:value="91.83" calcext:value-type="float">
            <text:p>91.83</text:p>
          </table:table-cell>
          <table:table-cell table:style-name="ce20" office:value-type="float" office:value="87.15" calcext:value-type="float">
            <text:p>87.15</text:p>
          </table:table-cell>
          <table:table-cell table:style-name="ce8" office:value-type="float" office:value="35.89" calcext:value-type="float">
            <text:p>35.89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307.42" calcext:value-type="float">
            <text:p>307.42</text:p>
          </table:table-cell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9" office:value-type="float" office:value="106" calcext:value-type="float">
            <text:p>106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9" office:value-type="float" office:value="78.93" calcext:value-type="float">
            <text:p>78.93</text:p>
          </table:table-cell>
          <table:table-cell table:style-name="ce5" office:value-type="float" office:value="68.7" calcext:value-type="float">
            <text:p>68.7</text:p>
          </table:table-cell>
          <table:table-cell table:style-name="ce19" office:value-type="float" office:value="75.37" calcext:value-type="float">
            <text:p>75.37</text:p>
          </table:table-cell>
          <table:table-cell table:style-name="ce9" office:value-type="float" office:value="59.35" calcext:value-type="float">
            <text:p>59.35</text:p>
          </table:table-cell>
          <table:table-cell table:style-name="ce5" office:value-type="float" office:value="13.56" calcext:value-type="float">
            <text:p>13.56</text:p>
          </table:table-cell>
          <table:table-cell table:style-name="ce5" office:value-type="float" office:value="295.91" calcext:value-type="float">
            <text:p>295.91</text:p>
          </table:table-cell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0" office:value-type="float" office:value="107" calcext:value-type="float">
            <text:p>107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20" office:value-type="float" office:value="71.55" calcext:value-type="float">
            <text:p>71.55</text:p>
          </table:table-cell>
          <table:table-cell table:style-name="ce4" office:value-type="float" office:value="64.61" calcext:value-type="float">
            <text:p>64.61</text:p>
          </table:table-cell>
          <table:table-cell table:style-name="ce20" office:value-type="float" office:value="60.11" calcext:value-type="float">
            <text:p>60.11</text:p>
          </table:table-cell>
          <table:table-cell table:style-name="ce8" office:value-type="float" office:value="64.29" calcext:value-type="float">
            <text:p>64.29</text:p>
          </table:table-cell>
          <table:table-cell table:style-name="ce4" office:value-type="float" office:value="33.52" calcext:value-type="float">
            <text:p>33.52</text:p>
          </table:table-cell>
          <table:table-cell table:style-name="ce4" office:value-type="float" office:value="294.08" calcext:value-type="float">
            <text:p>294.08</text:p>
          </table:table-cell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9" office:value-type="float" office:value="110" calcext:value-type="float">
            <text:p>110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19" office:value-type="float" office:value="66.4" calcext:value-type="float">
            <text:p>66.4</text:p>
          </table:table-cell>
          <table:table-cell table:style-name="ce5" office:value-type="float" office:value="77.5" calcext:value-type="float">
            <text:p>77.5</text:p>
          </table:table-cell>
          <table:table-cell table:style-name="ce19" office:value-type="float" office:value="47.84" calcext:value-type="float">
            <text:p>47.84</text:p>
          </table:table-cell>
          <table:table-cell table:style-name="ce9" office:value-type="float" office:value="69" calcext:value-type="float">
            <text:p>69</text:p>
          </table:table-cell>
          <table:table-cell table:style-name="ce5" office:value-type="float" office:value="21.31" calcext:value-type="float">
            <text:p>21.31</text:p>
          </table:table-cell>
          <table:table-cell table:style-name="ce5" office:value-type="float" office:value="282.06" calcext:value-type="float">
            <text:p>282.06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0" office:value-type="float" office:value="112" calcext:value-type="float">
            <text:p>112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20" office:value-type="float" office:value="29.19" calcext:value-type="float">
            <text:p>29.19</text:p>
          </table:table-cell>
          <table:table-cell table:style-name="ce4" office:value-type="float" office:value="52.08" calcext:value-type="float">
            <text:p>52.08</text:p>
          </table:table-cell>
          <table:table-cell table:style-name="ce20" office:value-type="float" office:value="58.21" calcext:value-type="float">
            <text:p>58.21</text:p>
          </table:table-cell>
          <table:table-cell table:style-name="ce8" office:value-type="float" office:value="90.01" calcext:value-type="float">
            <text:p>90.01</text:p>
          </table:table-cell>
          <table:table-cell table:style-name="ce4" office:value-type="float" office:value="48.62" calcext:value-type="float">
            <text:p>48.62</text:p>
          </table:table-cell>
          <table:table-cell table:style-name="ce4" office:value-type="float" office:value="278.11" calcext:value-type="float">
            <text:p>278.11</text:p>
          </table:table-cell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9" office:value-type="float" office:value="113" calcext:value-type="float">
            <text:p>113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9" office:value-type="float" office:value="63.85" calcext:value-type="float">
            <text:p>63.85</text:p>
          </table:table-cell>
          <table:table-cell table:style-name="ce5" office:value-type="float" office:value="62.92" calcext:value-type="float">
            <text:p>62.92</text:p>
          </table:table-cell>
          <table:table-cell table:style-name="ce19" office:value-type="float" office:value="64.61" calcext:value-type="float">
            <text:p>64.61</text:p>
          </table:table-cell>
          <table:table-cell table:style-name="ce9" office:value-type="float" office:value="34.62" calcext:value-type="float">
            <text:p>34.62</text:p>
          </table:table-cell>
          <table:table-cell table:style-name="ce5" office:value-type="float" office:value="49.66" calcext:value-type="float">
            <text:p>49.66</text:p>
          </table:table-cell>
          <table:table-cell table:style-name="ce5" office:value-type="float" office:value="275.66" calcext:value-type="float">
            <text:p>275.66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0" office:value-type="float" office:value="114" calcext:value-type="float">
            <text:p>114</text:p>
          </table:table-cell>
          <table:table-cell table:style-name="ce8" office:value-type="string" calcext:value-type="string">
            <text:p>İSTANBUL TİCARET ÜNİVERSİTESİ</text:p>
          </table:table-cell>
          <table:table-cell table:style-name="ce20" office:value-type="float" office:value="39.29" calcext:value-type="float">
            <text:p>39.29</text:p>
          </table:table-cell>
          <table:table-cell table:style-name="ce4" office:value-type="float" office:value="50.69" calcext:value-type="float">
            <text:p>50.69</text:p>
          </table:table-cell>
          <table:table-cell table:style-name="ce20" office:value-type="float" office:value="78.65" calcext:value-type="float">
            <text:p>78.65</text:p>
          </table:table-cell>
          <table:table-cell table:style-name="ce8" office:value-type="float" office:value="88.06" calcext:value-type="float">
            <text:p>88.06</text:p>
          </table:table-cell>
          <table:table-cell table:style-name="ce4" office:value-type="float" office:value="18.48" calcext:value-type="float">
            <text:p>18.48</text:p>
          </table:table-cell>
          <table:table-cell table:style-name="ce4" office:value-type="float" office:value="275.17" calcext:value-type="float">
            <text:p>275.17</text:p>
          </table:table-cell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float" office:value="116" calcext:value-type="float">
            <text:p>116</text:p>
          </table:table-cell>
          <table:table-cell table:style-name="ce9" office:value-type="string" calcext:value-type="string">
            <text:p>ISTANBUL OKAN ÜNİVERSİTESİ</text:p>
          </table:table-cell>
          <table:table-cell table:style-name="ce19" office:value-type="float" office:value="43.05" calcext:value-type="float">
            <text:p>43.05</text:p>
          </table:table-cell>
          <table:table-cell table:style-name="ce5" office:value-type="float" office:value="58.47" calcext:value-type="float">
            <text:p>58.47</text:p>
          </table:table-cell>
          <table:table-cell table:style-name="ce19" office:value-type="float" office:value="52.45" calcext:value-type="float">
            <text:p>52.45</text:p>
          </table:table-cell>
          <table:table-cell table:style-name="ce9" office:value-type="float" office:value="69.01" calcext:value-type="float">
            <text:p>69.01</text:p>
          </table:table-cell>
          <table:table-cell table:style-name="ce5" office:value-type="float" office:value="51.36" calcext:value-type="float">
            <text:p>51.36</text:p>
          </table:table-cell>
          <table:table-cell table:style-name="ce5" office:value-type="float" office:value="274.33" calcext:value-type="float">
            <text:p>274.33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0" office:value-type="float" office:value="119" calcext:value-type="float">
            <text:p>119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20" office:value-type="float" office:value="37.43" calcext:value-type="float">
            <text:p>37.43</text:p>
          </table:table-cell>
          <table:table-cell table:style-name="ce4" office:value-type="float" office:value="138.96" calcext:value-type="float">
            <text:p>138.96</text:p>
          </table:table-cell>
          <table:table-cell table:style-name="ce20" office:value-type="float" office:value="46.45" calcext:value-type="float">
            <text:p>46.45</text:p>
          </table:table-cell>
          <table:table-cell table:style-name="ce8" office:value-type="float" office:value="9.86" calcext:value-type="float">
            <text:p>9.86</text:p>
          </table:table-cell>
          <table:table-cell table:style-name="ce4" office:value-type="float" office:value="37.89" calcext:value-type="float">
            <text:p>37.89</text:p>
          </table:table-cell>
          <table:table-cell table:style-name="ce4" office:value-type="float" office:value="270.59" calcext:value-type="float">
            <text:p>270.59</text:p>
          </table:table-cell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9" office:value-type="float" office:value="122" calcext:value-type="float">
            <text:p>122</text:p>
          </table:table-cell>
          <table:table-cell table:style-name="ce9" office:value-type="string" calcext:value-type="string">
            <text:p>TED ÜNİVERSİTESİ</text:p>
          </table:table-cell>
          <table:table-cell table:style-name="ce19" office:value-type="float" office:value="81.81" calcext:value-type="float">
            <text:p>81.81</text:p>
          </table:table-cell>
          <table:table-cell table:style-name="ce5" office:value-type="float" office:value="59.8" calcext:value-type="float">
            <text:p>59.8</text:p>
          </table:table-cell>
          <table:table-cell table:style-name="ce19" office:value-type="float" office:value="66.71" calcext:value-type="float">
            <text:p>66.71</text:p>
          </table:table-cell>
          <table:table-cell table:style-name="ce9" office:value-type="float" office:value="0.2" calcext:value-type="float">
            <text:p>0.2</text:p>
          </table:table-cell>
          <table:table-cell table:style-name="ce5" office:value-type="float" office:value="57.45" calcext:value-type="float">
            <text:p>57.45</text:p>
          </table:table-cell>
          <table:table-cell table:style-name="ce5" office:value-type="float" office:value="265.97" calcext:value-type="float">
            <text:p>265.97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0" office:value-type="float" office:value="123" calcext:value-type="float">
            <text:p>123</text:p>
          </table:table-cell>
          <table:table-cell table:style-name="ce8" office:value-type="string" calcext:value-type="string">
            <text:p>UFUK ÜNİVERSİTESİ</text:p>
          </table:table-cell>
          <table:table-cell table:style-name="ce20" office:value-type="float" office:value="56.89" calcext:value-type="float">
            <text:p>56.89</text:p>
          </table:table-cell>
          <table:table-cell table:style-name="ce4" office:value-type="float" office:value="60.62" calcext:value-type="float">
            <text:p>60.62</text:p>
          </table:table-cell>
          <table:table-cell table:style-name="ce20" office:value-type="float" office:value="76.27" calcext:value-type="float">
            <text:p>76.27</text:p>
          </table:table-cell>
          <table:table-cell table:style-name="ce8" office:value-type="float" office:value="7.16" calcext:value-type="float">
            <text:p>7.16</text:p>
          </table:table-cell>
          <table:table-cell table:style-name="ce4" office:value-type="float" office:value="64.48" calcext:value-type="float">
            <text:p>64.48</text:p>
          </table:table-cell>
          <table:table-cell table:style-name="ce4" office:value-type="float" office:value="265.41" calcext:value-type="float">
            <text:p>265.41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9" office:value-type="float" office:value="124" calcext:value-type="float">
            <text:p>124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19" office:value-type="float" office:value="61.03" calcext:value-type="float">
            <text:p>61.03</text:p>
          </table:table-cell>
          <table:table-cell table:style-name="ce5" office:value-type="float" office:value="51.5" calcext:value-type="float">
            <text:p>51.5</text:p>
          </table:table-cell>
          <table:table-cell table:style-name="ce19" office:value-type="float" office:value="51.61" calcext:value-type="float">
            <text:p>51.61</text:p>
          </table:table-cell>
          <table:table-cell table:style-name="ce9" office:value-type="float" office:value="65.41" calcext:value-type="float">
            <text:p>65.41</text:p>
          </table:table-cell>
          <table:table-cell table:style-name="ce5" office:value-type="float" office:value="31.23" calcext:value-type="float">
            <text:p>31.23</text:p>
          </table:table-cell>
          <table:table-cell table:style-name="ce5" office:value-type="float" office:value="260.77" calcext:value-type="float">
            <text:p>260.77</text:p>
          </table:table-cell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0" office:value-type="float" office:value="126" calcext:value-type="float">
            <text:p>126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20" office:value-type="float" office:value="64.65" calcext:value-type="float">
            <text:p>64.65</text:p>
          </table:table-cell>
          <table:table-cell table:style-name="ce4" office:value-type="float" office:value="71.76" calcext:value-type="float">
            <text:p>71.76</text:p>
          </table:table-cell>
          <table:table-cell table:style-name="ce20" office:value-type="float" office:value="61.32" calcext:value-type="float">
            <text:p>61.32</text:p>
          </table:table-cell>
          <table:table-cell table:style-name="ce8" office:value-type="float" office:value="16.41" calcext:value-type="float">
            <text:p>16.41</text:p>
          </table:table-cell>
          <table:table-cell table:style-name="ce4" office:value-type="float" office:value="44.49" calcext:value-type="float">
            <text:p>44.49</text:p>
          </table:table-cell>
          <table:table-cell table:style-name="ce4" office:value-type="float" office:value="258.62" calcext:value-type="float">
            <text:p>258.62</text:p>
          </table:table-cell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9" office:value-type="float" office:value="129" calcext:value-type="float">
            <text:p>12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19" office:value-type="float" office:value="56.81" calcext:value-type="float">
            <text:p>56.81</text:p>
          </table:table-cell>
          <table:table-cell table:style-name="ce5" office:value-type="float" office:value="64.44" calcext:value-type="float">
            <text:p>64.44</text:p>
          </table:table-cell>
          <table:table-cell table:style-name="ce19" office:value-type="float" office:value="48.12" calcext:value-type="float">
            <text:p>48.12</text:p>
          </table:table-cell>
          <table:table-cell table:style-name="ce9" office:value-type="float" office:value="43.63" calcext:value-type="float">
            <text:p>43.63</text:p>
          </table:table-cell>
          <table:table-cell table:style-name="ce5" office:value-type="float" office:value="41.11" calcext:value-type="float">
            <text:p>41.11</text:p>
          </table:table-cell>
          <table:table-cell table:style-name="ce5" office:value-type="float" office:value="254.11" calcext:value-type="float">
            <text:p>254.11</text:p>
          </table:table-cell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0" office:value-type="float" office:value="130" calcext:value-type="float">
            <text:p>130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20" office:value-type="float" office:value="48.18" calcext:value-type="float">
            <text:p>48.18</text:p>
          </table:table-cell>
          <table:table-cell table:style-name="ce4" office:value-type="float" office:value="56.78" calcext:value-type="float">
            <text:p>56.78</text:p>
          </table:table-cell>
          <table:table-cell table:style-name="ce20" office:value-type="float" office:value="54.33" calcext:value-type="float">
            <text:p>54.33</text:p>
          </table:table-cell>
          <table:table-cell table:style-name="ce8" office:value-type="float" office:value="56.13" calcext:value-type="float">
            <text:p>56.13</text:p>
          </table:table-cell>
          <table:table-cell table:style-name="ce4" office:value-type="float" office:value="32.44" calcext:value-type="float">
            <text:p>32.44</text:p>
          </table:table-cell>
          <table:table-cell table:style-name="ce4" office:value-type="float" office:value="247.87" calcext:value-type="float">
            <text:p>247.87</text:p>
          </table:table-cell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9" office:value-type="float" office:value="131" calcext:value-type="float">
            <text:p>131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19" office:value-type="float" office:value="50.89" calcext:value-type="float">
            <text:p>50.89</text:p>
          </table:table-cell>
          <table:table-cell table:style-name="ce5" office:value-type="float" office:value="60.18" calcext:value-type="float">
            <text:p>60.18</text:p>
          </table:table-cell>
          <table:table-cell table:style-name="ce19" office:value-type="float" office:value="61.44" calcext:value-type="float">
            <text:p>61.44</text:p>
          </table:table-cell>
          <table:table-cell table:style-name="ce9" office:value-type="float" office:value="52.02" calcext:value-type="float">
            <text:p>52.02</text:p>
          </table:table-cell>
          <table:table-cell table:style-name="ce5" office:value-type="float" office:value="20.56" calcext:value-type="float">
            <text:p>20.56</text:p>
          </table:table-cell>
          <table:table-cell table:style-name="ce5" office:value-type="float" office:value="245.1" calcext:value-type="float">
            <text:p>245.1</text:p>
          </table:table-cell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0" office:value-type="float" office:value="132" calcext:value-type="float">
            <text:p>132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20" office:value-type="float" office:value="72" calcext:value-type="float">
            <text:p>72</text:p>
          </table:table-cell>
          <table:table-cell table:style-name="ce4" office:value-type="float" office:value="60.45" calcext:value-type="float">
            <text:p>60.45</text:p>
          </table:table-cell>
          <table:table-cell table:style-name="ce20" office:value-type="float" office:value="66.78" calcext:value-type="float">
            <text:p>66.78</text:p>
          </table:table-cell>
          <table:table-cell table:style-name="ce8" office:value-type="float" office:value="13.59" calcext:value-type="float">
            <text:p>13.59</text:p>
          </table:table-cell>
          <table:table-cell table:style-name="ce4" office:value-type="float" office:value="30.62" calcext:value-type="float">
            <text:p>30.62</text:p>
          </table:table-cell>
          <table:table-cell table:style-name="ce4" office:value-type="float" office:value="243.43" calcext:value-type="float">
            <text:p>243.43</text:p>
          </table:table-cell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9" office:value-type="float" office:value="133" calcext:value-type="float">
            <text:p>133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19" office:value-type="float" office:value="46.53" calcext:value-type="float">
            <text:p>46.53</text:p>
          </table:table-cell>
          <table:table-cell table:style-name="ce5" office:value-type="float" office:value="82.56" calcext:value-type="float">
            <text:p>82.56</text:p>
          </table:table-cell>
          <table:table-cell table:style-name="ce19" office:value-type="float" office:value="68.33" calcext:value-type="float">
            <text:p>68.33</text:p>
          </table:table-cell>
          <table:table-cell table:style-name="ce9" office:value-type="float" office:value="0.2" calcext:value-type="float">
            <text:p>0.2</text:p>
          </table:table-cell>
          <table:table-cell table:style-name="ce5" office:value-type="float" office:value="41.77" calcext:value-type="float">
            <text:p>41.77</text:p>
          </table:table-cell>
          <table:table-cell table:style-name="ce5" office:value-type="float" office:value="239.39" calcext:value-type="float">
            <text:p>239.39</text:p>
          </table:table-cell>
          <table:table-cell table:number-columns-repeated="10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0" office:value-type="float" office:value="134" calcext:value-type="float">
            <text:p>134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20" office:value-type="float" office:value="53.54" calcext:value-type="float">
            <text:p>53.54</text:p>
          </table:table-cell>
          <table:table-cell table:style-name="ce4" office:value-type="float" office:value="124.61" calcext:value-type="float">
            <text:p>124.61</text:p>
          </table:table-cell>
          <table:table-cell table:style-name="ce20" office:value-type="float" office:value="45.92" calcext:value-type="float">
            <text:p>45.92</text:p>
          </table:table-cell>
          <table:table-cell table:style-name="ce8" office:value-type="float" office:value="13.26" calcext:value-type="float">
            <text:p>13.2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37.43" calcext:value-type="float">
            <text:p>237.43</text:p>
          </table:table-cell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9" office:value-type="float" office:value="139" calcext:value-type="float">
            <text:p>139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19" office:value-type="float" office:value="34.96" calcext:value-type="float">
            <text:p>34.96</text:p>
          </table:table-cell>
          <table:table-cell table:style-name="ce5" office:value-type="float" office:value="34.95" calcext:value-type="float">
            <text:p>34.95</text:p>
          </table:table-cell>
          <table:table-cell table:style-name="ce19" office:value-type="float" office:value="39.3" calcext:value-type="float">
            <text:p>39.3</text:p>
          </table:table-cell>
          <table:table-cell table:style-name="ce9" office:value-type="float" office:value="73.52" calcext:value-type="float">
            <text:p>73.52</text:p>
          </table:table-cell>
          <table:table-cell table:style-name="ce5" office:value-type="float" office:value="17.51" calcext:value-type="float">
            <text:p>17.51</text:p>
          </table:table-cell>
          <table:table-cell table:style-name="ce5" office:value-type="float" office:value="200.25" calcext:value-type="float">
            <text:p>200.25</text:p>
          </table:table-cell>
          <table:table-cell table:number-columns-repeated="10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0" office:value-type="float" office:value="140" calcext:value-type="float">
            <text:p>140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20" office:value-type="float" office:value="46.29" calcext:value-type="float">
            <text:p>46.29</text:p>
          </table:table-cell>
          <table:table-cell table:style-name="ce4" office:value-type="float" office:value="35.73" calcext:value-type="float">
            <text:p>35.73</text:p>
          </table:table-cell>
          <table:table-cell table:style-name="ce20" office:value-type="float" office:value="41.35" calcext:value-type="float">
            <text:p>41.35</text:p>
          </table:table-cell>
          <table:table-cell table:style-name="ce8" office:value-type="float" office:value="13.02" calcext:value-type="float">
            <text:p>13.02</text:p>
          </table:table-cell>
          <table:table-cell table:style-name="ce4" office:value-type="float" office:value="52.44" calcext:value-type="float">
            <text:p>52.44</text:p>
          </table:table-cell>
          <table:table-cell table:style-name="ce4" office:value-type="float" office:value="188.84" calcext:value-type="float">
            <text:p>188.84</text:p>
          </table:table-cell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9" office:value-type="float" office:value="141" calcext:value-type="float">
            <text:p>141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9" office:value-type="float" office:value="32.72" calcext:value-type="float">
            <text:p>32.72</text:p>
          </table:table-cell>
          <table:table-cell table:style-name="ce5" office:value-type="float" office:value="44.55" calcext:value-type="float">
            <text:p>44.55</text:p>
          </table:table-cell>
          <table:table-cell table:style-name="ce19" office:value-type="float" office:value="42.29" calcext:value-type="float">
            <text:p>42.29</text:p>
          </table:table-cell>
          <table:table-cell table:style-name="ce9" office:value-type="float" office:value="50.34" calcext:value-type="float">
            <text:p>50.34</text:p>
          </table:table-cell>
          <table:table-cell table:style-name="ce5" office:value-type="float" office:value="16.38" calcext:value-type="float">
            <text:p>16.38</text:p>
          </table:table-cell>
          <table:table-cell table:style-name="ce5" office:value-type="float" office:value="186.29" calcext:value-type="float">
            <text:p>186.29</text:p>
          </table:table-cell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0" office:value-type="float" office:value="143" calcext:value-type="float">
            <text:p>143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20" office:value-type="float" office:value="35.61" calcext:value-type="float">
            <text:p>35.61</text:p>
          </table:table-cell>
          <table:table-cell table:style-name="ce4" office:value-type="float" office:value="35.95" calcext:value-type="float">
            <text:p>35.95</text:p>
          </table:table-cell>
          <table:table-cell table:style-name="ce20" office:value-type="float" office:value="34.32" calcext:value-type="float">
            <text:p>34.32</text:p>
          </table:table-cell>
          <table:table-cell table:style-name="ce8" office:value-type="float" office:value="24.32" calcext:value-type="float">
            <text:p>24.32</text:p>
          </table:table-cell>
          <table:table-cell table:style-name="ce4" office:value-type="float" office:value="40.89" calcext:value-type="float">
            <text:p>40.89</text:p>
          </table:table-cell>
          <table:table-cell table:style-name="ce4" office:value-type="float" office:value="171.09" calcext:value-type="float">
            <text:p>171.09</text:p>
          </table:table-cell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float" office:value="144" calcext:value-type="float">
            <text:p>144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19" office:value-type="float" office:value="24.1" calcext:value-type="float">
            <text:p>24.1</text:p>
          </table:table-cell>
          <table:table-cell table:style-name="ce5" office:value-type="float" office:value="29.22" calcext:value-type="float">
            <text:p>29.22</text:p>
          </table:table-cell>
          <table:table-cell table:style-name="ce19" office:value-type="float" office:value="18.99" calcext:value-type="float">
            <text:p>18.99</text:p>
          </table:table-cell>
          <table:table-cell table:style-name="ce9" office:value-type="float" office:value="71.62" calcext:value-type="float">
            <text:p>71.62</text:p>
          </table:table-cell>
          <table:table-cell table:style-name="ce5" office:value-type="float" office:value="25.74" calcext:value-type="float">
            <text:p>25.74</text:p>
          </table:table-cell>
          <table:table-cell table:style-name="ce5" office:value-type="float" office:value="169.67" calcext:value-type="float">
            <text:p>169.67</text:p>
          </table:table-cell>
          <table:table-cell table:number-columns-repeated="10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0" office:value-type="float" office:value="147" calcext:value-type="float">
            <text:p>147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20" office:value-type="float" office:value="16.96" calcext:value-type="float">
            <text:p>16.96</text:p>
          </table:table-cell>
          <table:table-cell table:style-name="ce4" office:value-type="float" office:value="17.48" calcext:value-type="float">
            <text:p>17.48</text:p>
          </table:table-cell>
          <table:table-cell table:style-name="ce20" office:value-type="float" office:value="21.55" calcext:value-type="float">
            <text:p>21.55</text:p>
          </table:table-cell>
          <table:table-cell table:style-name="ce8" office:value-type="float" office:value="49.83" calcext:value-type="float">
            <text:p>49.83</text:p>
          </table:table-cell>
          <table:table-cell table:style-name="ce4" office:value-type="float" office:value="51.97" calcext:value-type="float">
            <text:p>51.97</text:p>
          </table:table-cell>
          <table:table-cell table:style-name="ce4" office:value-type="float" office:value="157.78" calcext:value-type="float">
            <text:p>157.78</text:p>
          </table:table-cell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9" office:value-type="float" office:value="148" calcext:value-type="float">
            <text:p>148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19" office:value-type="float" office:value="37.07" calcext:value-type="float">
            <text:p>37.07</text:p>
          </table:table-cell>
          <table:table-cell table:style-name="ce5" office:value-type="float" office:value="41.87" calcext:value-type="float">
            <text:p>41.87</text:p>
          </table:table-cell>
          <table:table-cell table:style-name="ce19" office:value-type="float" office:value="31.4" calcext:value-type="float">
            <text:p>31.4</text:p>
          </table:table-cell>
          <table:table-cell table:style-name="ce9" office:value-type="float" office:value="3.36" calcext:value-type="float">
            <text:p>3.36</text:p>
          </table:table-cell>
          <table:table-cell table:style-name="ce5" office:value-type="float" office:value="37.66" calcext:value-type="float">
            <text:p>37.66</text:p>
          </table:table-cell>
          <table:table-cell table:style-name="ce5" office:value-type="float" office:value="151.36" calcext:value-type="float">
            <text:p>151.36</text:p>
          </table:table-cell>
          <table:table-cell table:number-columns-repeated="10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0" office:value-type="float" office:value="149" calcext:value-type="float">
            <text:p>149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20" office:value-type="float" office:value="8.83" calcext:value-type="float">
            <text:p>8.83</text:p>
          </table:table-cell>
          <table:table-cell table:style-name="ce4" office:value-type="float" office:value="30.96" calcext:value-type="float">
            <text:p>30.96</text:p>
          </table:table-cell>
          <table:table-cell table:style-name="ce20" office:value-type="float" office:value="17.28" calcext:value-type="float">
            <text:p>17.28</text:p>
          </table:table-cell>
          <table:table-cell table:style-name="ce8" office:value-type="float" office:value="51.63" calcext:value-type="float">
            <text:p>51.63</text:p>
          </table:table-cell>
          <table:table-cell table:style-name="ce4" office:value-type="float" office:value="36.82" calcext:value-type="float">
            <text:p>36.82</text:p>
          </table:table-cell>
          <table:table-cell table:style-name="ce4" office:value-type="float" office:value="145.51" calcext:value-type="float">
            <text:p>145.51</text:p>
          </table:table-cell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9" office:value-type="float" office:value="152" calcext:value-type="float">
            <text:p>152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19" office:value-type="float" office:value="0.29" calcext:value-type="float">
            <text:p>0.29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float" office:value="6.14" calcext:value-type="float">
            <text:p>6.14</text:p>
          </table:table-cell>
          <table:table-cell table:style-name="ce9" office:value-type="float" office:value="57.41" calcext:value-type="float">
            <text:p>57.41</text:p>
          </table:table-cell>
          <table:table-cell table:style-name="ce5" office:value-type="float" office:value="58.56" calcext:value-type="float">
            <text:p>58.56</text:p>
          </table:table-cell>
          <table:table-cell table:style-name="ce5" office:value-type="float" office:value="123.41" calcext:value-type="float">
            <text:p>123.41</text:p>
          </table:table-cell>
          <table:table-cell table:number-columns-repeated="10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0" office:value-type="float" office:value="154" calcext:value-type="float">
            <text:p>15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20" office:value-type="float" office:value="13.12" calcext:value-type="float">
            <text:p>13.12</text:p>
          </table:table-cell>
          <table:table-cell table:style-name="ce4" office:value-type="float" office:value="36.23" calcext:value-type="float">
            <text:p>36.23</text:p>
          </table:table-cell>
          <table:table-cell table:style-name="ce20" office:value-type="float" office:value="15.1" calcext:value-type="float">
            <text:p>15.1</text:p>
          </table:table-cell>
          <table:table-cell table:style-name="ce8" office:value-type="float" office:value="12.13" calcext:value-type="float">
            <text:p>12.13</text:p>
          </table:table-cell>
          <table:table-cell table:style-name="ce4" office:value-type="float" office:value="37.38" calcext:value-type="float">
            <text:p>37.38</text:p>
          </table:table-cell>
          <table:table-cell table:style-name="ce4" office:value-type="float" office:value="113.95" calcext:value-type="float">
            <text:p>113.95</text:p>
          </table:table-cell>
          <table:table-cell table:number-columns-repeated="101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9" office:value-type="float" office:value="155" calcext:value-type="float">
            <text:p>155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19" office:value-type="float" office:value="26.88" calcext:value-type="float">
            <text:p>26.88</text:p>
          </table:table-cell>
          <table:table-cell table:style-name="ce5" office:value-type="float" office:value="31.01" calcext:value-type="float">
            <text:p>31.01</text:p>
          </table:table-cell>
          <table:table-cell table:style-name="ce19" office:value-type="float" office:value="28.86" calcext:value-type="float">
            <text:p>28.86</text:p>
          </table:table-cell>
          <table:table-cell table:style-name="ce9" office:value-type="float" office:value="0.2" calcext:value-type="float">
            <text:p>0.2</text:p>
          </table:table-cell>
          <table:table-cell table:style-name="ce5" office:value-type="float" office:value="15.93" calcext:value-type="float">
            <text:p>15.93</text:p>
          </table:table-cell>
          <table:table-cell table:style-name="ce5" office:value-type="float" office:value="102.88" calcext:value-type="float">
            <text:p>102.88</text:p>
          </table:table-cell>
          <table:table-cell table:number-columns-repeated="10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0" office:value-type="float" office:value="156" calcext:value-type="float">
            <text:p>156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20" office:value-type="float" office:value="29.55" calcext:value-type="float">
            <text:p>29.55</text:p>
          </table:table-cell>
          <table:table-cell table:style-name="ce4" office:value-type="float" office:value="14.33" calcext:value-type="float">
            <text:p>14.33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41.41" calcext:value-type="float">
            <text:p>41.41</text:p>
          </table:table-cell>
          <table:table-cell table:style-name="ce4" office:value-type="float" office:value="94.5" calcext:value-type="float">
            <text:p>94.5</text:p>
          </table:table-cell>
          <table:table-cell table:number-columns-repeated="101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9" office:value-type="float" office:value="157" calcext:value-type="float">
            <text:p>157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19" office:value-type="float" office:value="15.66" calcext:value-type="float">
            <text:p>15.66</text:p>
          </table:table-cell>
          <table:table-cell table:style-name="ce5" office:value-type="float" office:value="19.95" calcext:value-type="float">
            <text:p>19.95</text:p>
          </table:table-cell>
          <table:table-cell table:style-name="ce19" office:value-type="float" office:value="14.6" calcext:value-type="float">
            <text:p>14.6</text:p>
          </table:table-cell>
          <table:table-cell table:style-name="ce9" office:value-type="float" office:value="2.9" calcext:value-type="float">
            <text:p>2.9</text:p>
          </table:table-cell>
          <table:table-cell table:style-name="ce5" office:value-type="float" office:value="38.22" calcext:value-type="float">
            <text:p>38.22</text:p>
          </table:table-cell>
          <table:table-cell table:style-name="ce5" office:value-type="float" office:value="91.33" calcext:value-type="float">
            <text:p>91.33</text:p>
          </table:table-cell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-Tanıtım Harcamalarına Göre Vakıf Yükseköğretim Kurumları" table:style-name="ta10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0" office:value-type="string" calcext:value-type="string">
            <text:p>SIRA</text:p>
          </table:table-cell>
          <table:table-cell table:style-name="ce10" office:value-type="string" calcext:value-type="string">
            <text:p>ÜNİVERSİTE / MYO</text:p>
          </table:table-cell>
          <table:table-cell table:style-name="ce21" office:value-type="string" calcext:value-type="string">
            <text:p>REKLAM-TANITIM 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AHÇEŞEHİR ÜNİVERSİTESİ</text:p>
          </table:table-cell>
          <table:table-cell table:style-name="ce41" office:value-type="float" office:value="16802469.94" calcext:value-type="float">
            <text:p>16,802,469.94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42" office:value-type="float" office:value="13874468.46" calcext:value-type="float">
            <text:p>13,874,468.4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İSTANBUL AYDIN ÜNİVERSİTESİ</text:p>
          </table:table-cell>
          <table:table-cell table:style-name="ce41" office:value-type="float" office:value="12339687.79" calcext:value-type="float">
            <text:p>12,339,687.79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42" office:value-type="float" office:value="10966688.22" calcext:value-type="float">
            <text:p>10,966,688.22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İSTANBUL GELİŞİM ÜNİVERSİTESİ</text:p>
          </table:table-cell>
          <table:table-cell table:style-name="ce41" office:value-type="float" office:value="10739946.75" calcext:value-type="float">
            <text:p>10,739,946.75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42" office:value-type="float" office:value="10310427.21" calcext:value-type="float">
            <text:p>10,310,427.2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İSTANBUL MEDİPOL ÜNİVERSİTESİ</text:p>
          </table:table-cell>
          <table:table-cell table:style-name="ce41" office:value-type="float" office:value="7990918.89" calcext:value-type="float">
            <text:p>7,990,918.89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ÜSKÜDAR ÜNİVERSİTESİ</text:p>
          </table:table-cell>
          <table:table-cell table:style-name="ce42" office:value-type="float" office:value="7219800.62" calcext:value-type="float">
            <text:p>7,219,800.62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YEDİTEPE ÜNİVERSİTESİ</text:p>
          </table:table-cell>
          <table:table-cell table:style-name="ce41" office:value-type="float" office:value="6455831.92" calcext:value-type="float">
            <text:p>6,455,831.92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ALTINBAŞ ÜNİVERSİTESİ</text:p>
          </table:table-cell>
          <table:table-cell table:style-name="ce42" office:value-type="float" office:value="6331230.58" calcext:value-type="float">
            <text:p>6,331,230.58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43" office:value-type="float" office:value="6166848.91" calcext:value-type="float">
            <text:p>6,166,848.91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24" office:value-type="float" office:value="6158500" calcext:value-type="float">
            <text:p>6,158,500.0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43" office:value-type="float" office:value="5889459.85" calcext:value-type="float">
            <text:p>5,889,459.85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4" office:value-type="float" office:value="5802900.43" calcext:value-type="float">
            <text:p>5,802,900.43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43" office:value-type="float" office:value="5399633.7" calcext:value-type="float">
            <text:p>5,399,633.7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24" office:value-type="float" office:value="4324801" calcext:value-type="float">
            <text:p>4,324,801.0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43" office:value-type="float" office:value="4192911.31" calcext:value-type="float">
            <text:p>4,192,911.31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24" office:value-type="float" office:value="4073296.27" calcext:value-type="float">
            <text:p>4,073,296.27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BEZM-İ ALEM VAKIF ÜNİVERSİTESİ</text:p>
          </table:table-cell>
          <table:table-cell table:style-name="ce43" office:value-type="float" office:value="4045782.07" calcext:value-type="float">
            <text:p>4,045,782.07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24" office:value-type="float" office:value="3999903.85" calcext:value-type="float">
            <text:p>3,999,903.85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43" office:value-type="float" office:value="3909212.03" calcext:value-type="float">
            <text:p>3,909,212.03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24" office:value-type="float" office:value="3370580.82" calcext:value-type="float">
            <text:p>3,370,580.82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43" office:value-type="float" office:value="3241219.55" calcext:value-type="float">
            <text:p>3,241,219.55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24" office:value-type="float" office:value="3051709.17" calcext:value-type="float">
            <text:p>3,051,709.17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43" office:value-type="float" office:value="3029333.91" calcext:value-type="float">
            <text:p>3,029,333.91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24" office:value-type="float" office:value="2849809.05" calcext:value-type="float">
            <text:p>2,849,809.05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43" office:value-type="float" office:value="2721712" calcext:value-type="float">
            <text:p>2,721,712.0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4" office:value-type="float" office:value="2707560.6" calcext:value-type="float">
            <text:p>2,707,560.6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İZMİR KAVRAM MESLEK YÜKSEKOKULU</text:p>
          </table:table-cell>
          <table:table-cell table:style-name="ce43" office:value-type="float" office:value="2667380.37" calcext:value-type="float">
            <text:p>2,667,380.37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4" office:value-type="float" office:value="2459856" calcext:value-type="float">
            <text:p>2,459,856.0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43" office:value-type="float" office:value="2419360.14" calcext:value-type="float">
            <text:p>2,419,360.14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24" office:value-type="float" office:value="2284447.53" calcext:value-type="float">
            <text:p>2,284,447.53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43" office:value-type="float" office:value="2231683.32" calcext:value-type="float">
            <text:p>2,231,683.32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24" office:value-type="float" office:value="2119513.15" calcext:value-type="float">
            <text:p>2,119,513.15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İSTANBUL AYVANSARAY ÜNİVERSİTESİ</text:p>
          </table:table-cell>
          <table:table-cell table:style-name="ce43" office:value-type="float" office:value="1966075.64" calcext:value-type="float">
            <text:p>1,966,075.64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4" office:value-type="float" office:value="1906726.05" calcext:value-type="float">
            <text:p>1,906,726.05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45" office:value-type="float" office:value="1857888.05" calcext:value-type="float">
            <text:p>1,857,888.05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4" office:value-type="float" office:value="1833541.54" calcext:value-type="float">
            <text:p>1,833,541.54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45" office:value-type="float" office:value="1619159.47" calcext:value-type="float">
            <text:p>1,619,159.47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MEF ÜNİVERSİTESİ</text:p>
          </table:table-cell>
          <table:table-cell table:style-name="ce44" office:value-type="float" office:value="1617813.47" calcext:value-type="float">
            <text:p>1,617,813.47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45" office:value-type="float" office:value="1578000" calcext:value-type="float">
            <text:p>1,578,000.0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4" office:value-type="float" office:value="1473314" calcext:value-type="float">
            <text:p>1,473,314.0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45" office:value-type="float" office:value="1344618.12" calcext:value-type="float">
            <text:p>1,344,618.12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4" office:value-type="float" office:value="1309969.04" calcext:value-type="float">
            <text:p>1,309,969.04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45" office:value-type="float" office:value="1072607.62" calcext:value-type="float">
            <text:p>1,072,607.62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4" office:value-type="float" office:value="1059436.53" calcext:value-type="float">
            <text:p>1,059,436.53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PİRİ REİS ÜNİVERSİTESİ</text:p>
          </table:table-cell>
          <table:table-cell table:style-name="ce45" office:value-type="float" office:value="834728.75" calcext:value-type="float">
            <text:p>834,728.75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4" office:value-type="float" office:value="775467.9" calcext:value-type="float">
            <text:p>775,467.9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45" office:value-type="float" office:value="620325" calcext:value-type="float">
            <text:p>620,325.0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4" office:value-type="float" office:value="580899.52" calcext:value-type="float">
            <text:p>580,899.52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45" office:value-type="float" office:value="579389.02" calcext:value-type="float">
            <text:p>579,389.02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TED ÜNİVERSİTESİ</text:p>
          </table:table-cell>
          <table:table-cell table:style-name="ce44" office:value-type="float" office:value="543419.67" calcext:value-type="float">
            <text:p>543,419.67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45" office:value-type="float" office:value="518366.77" calcext:value-type="float">
            <text:p>518,366.77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4" office:value-type="float" office:value="516777.66" calcext:value-type="float">
            <text:p>516,777.66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45" office:value-type="float" office:value="464724.84" calcext:value-type="float">
            <text:p>464,724.84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4" office:value-type="float" office:value="356250.29" calcext:value-type="float">
            <text:p>356,250.29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45" office:value-type="float" office:value="353569" calcext:value-type="float">
            <text:p>353,569.0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4" office:value-type="float" office:value="336915.76" calcext:value-type="float">
            <text:p>336,915.76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45" office:value-type="float" office:value="334295.32" calcext:value-type="float">
            <text:p>334,295.32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4" office:value-type="float" office:value="324783.49" calcext:value-type="float">
            <text:p>324,783.49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KOÇ ÜNİVERSİTESİ</text:p>
          </table:table-cell>
          <table:table-cell table:style-name="ce45" office:value-type="float" office:value="300391.44" calcext:value-type="float">
            <text:p>300,391.44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İSTANBUL ŞİŞLİ MESLEK YÜKSEKOKULU</text:p>
          </table:table-cell>
          <table:table-cell table:style-name="ce44" office:value-type="float" office:value="275668.22" calcext:value-type="float">
            <text:p>275,668.22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TAŞEHİR ADIGÜZEL MESLEK YÜKSEKOKULU</text:p>
          </table:table-cell>
          <table:table-cell table:style-name="ce45" office:value-type="float" office:value="269701.89" calcext:value-type="float">
            <text:p>269,701.89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AVRUPA MESLEK YÜKSEKOKULU</text:p>
          </table:table-cell>
          <table:table-cell table:style-name="ce44" office:value-type="float" office:value="262745.3" calcext:value-type="float">
            <text:p>262,745.30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45" office:value-type="float" office:value="124803.07" calcext:value-type="float">
            <text:p>124,803.07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FARUK SARAÇ TASARIM MESLEK YÜKSEKOKULU</text:p>
          </table:table-cell>
          <table:table-cell table:style-name="ce44" office:value-type="float" office:value="87751.22" calcext:value-type="float">
            <text:p>87,751.22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ANTALYA AKEV ÜNİVERSİTESİ</text:p>
          </table:table-cell>
          <table:table-cell table:style-name="ce45" office:value-type="float" office:value="86650.28" calcext:value-type="float">
            <text:p>86,650.28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4" office:value-type="float" office:value="83658.87" calcext:value-type="float">
            <text:p>83,658.87</text:p>
          </table:table-cell>
          <table:table-cell table:number-columns-repeated="102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ALANYA HEP ÜNİVERSİTESİ</text:p>
          </table:table-cell>
          <table:table-cell table:style-name="ce45" office:value-type="float" office:value="56705.33" calcext:value-type="float">
            <text:p>56,705.33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1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 table:style-name="ce10" office:value-type="string" calcext:value-type="string">
            <text:p>SIRA</text:p>
          </table:table-cell>
          <table:table-cell table:style-name="ce10" office:value-type="string" calcext:value-type="string">
            <text:p>ÜNİVERSİTE / MYO</text:p>
          </table:table-cell>
          <table:table-cell table:style-name="ce30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İHSAN DOĞRAMACI BİLKENT ÜNİVERSİTESİ</text:p>
          </table:table-cell>
          <table:table-cell table:style-name="ce46" office:value-type="float" office:value="12044425.98" calcext:value-type="float">
            <text:p>12,044,425.98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47" office:value-type="float" office:value="4527370.59" calcext:value-type="float">
            <text:p>4,527,370.59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KOÇ ÜNİVERSİTESİ</text:p>
          </table:table-cell>
          <table:table-cell table:style-name="ce46" office:value-type="float" office:value="3266476.06" calcext:value-type="float">
            <text:p>3,266,476.06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47" office:value-type="float" office:value="2887076.15" calcext:value-type="float">
            <text:p>2,887,076.15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ABANCI ÜNİVERSİTESİ</text:p>
          </table:table-cell>
          <table:table-cell table:style-name="ce46" office:value-type="float" office:value="2765998" calcext:value-type="float">
            <text:p>2,765,998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47" office:value-type="float" office:value="2667212.54" calcext:value-type="float">
            <text:p>2,667,212.54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ÖZYEĞİN ÜNİVERSİTESİ</text:p>
          </table:table-cell>
          <table:table-cell table:style-name="ce46" office:value-type="float" office:value="2465899" calcext:value-type="float">
            <text:p>2,465,899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47" office:value-type="float" office:value="2263654.19" calcext:value-type="float">
            <text:p>2,263,654.19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BAŞKENT ÜNİVERSİTESİ</text:p>
          </table:table-cell>
          <table:table-cell table:style-name="ce46" office:value-type="float" office:value="2196826.97" calcext:value-type="float">
            <text:p>2,196,826.97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47" office:value-type="float" office:value="1685486" calcext:value-type="float">
            <text:p>1,685,486.0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45" office:value-type="float" office:value="1685279.4" calcext:value-type="float">
            <text:p>1,685,279.4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4" office:value-type="float" office:value="1470131.88" calcext:value-type="float">
            <text:p>1,470,131.88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45" office:value-type="float" office:value="1050000" calcext:value-type="float">
            <text:p>1,050,000.0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4" office:value-type="float" office:value="955501.72" calcext:value-type="float">
            <text:p>955,501.72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ALTINBAŞ ÜNİVERSİTESİ</text:p>
          </table:table-cell>
          <table:table-cell table:style-name="ce45" office:value-type="float" office:value="939750.09" calcext:value-type="float">
            <text:p>939,750.09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4" office:value-type="float" office:value="932837.04" calcext:value-type="float">
            <text:p>932,837.04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45" office:value-type="float" office:value="917061.08" calcext:value-type="float">
            <text:p>917,061.08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4" office:value-type="float" office:value="915007.68" calcext:value-type="float">
            <text:p>915,007.68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45" office:value-type="float" office:value="911962.46" calcext:value-type="float">
            <text:p>911,962.46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4" office:value-type="float" office:value="842673.63" calcext:value-type="float">
            <text:p>842,673.63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45" office:value-type="float" office:value="840806" calcext:value-type="float">
            <text:p>840,806.0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4" office:value-type="float" office:value="776091.65" calcext:value-type="float">
            <text:p>776,091.65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45" office:value-type="float" office:value="756024.73" calcext:value-type="float">
            <text:p>756,024.73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4" office:value-type="float" office:value="752195.26" calcext:value-type="float">
            <text:p>752,195.26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45" office:value-type="float" office:value="730212.91" calcext:value-type="float">
            <text:p>730,212.91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TED ÜNİVERSİTESİ</text:p>
          </table:table-cell>
          <table:table-cell table:style-name="ce44" office:value-type="float" office:value="673068.33" calcext:value-type="float">
            <text:p>673,068.33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KAPADOKYA ÜNİVERSİTESİ</text:p>
          </table:table-cell>
          <table:table-cell table:style-name="ce45" office:value-type="float" office:value="654250.08" calcext:value-type="float">
            <text:p>654,250.08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4" office:value-type="float" office:value="620694.13" calcext:value-type="float">
            <text:p>620,694.13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45" office:value-type="float" office:value="611243" calcext:value-type="float">
            <text:p>611,243.0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4" office:value-type="float" office:value="573726" calcext:value-type="float">
            <text:p>573,726.0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45" office:value-type="float" office:value="520659.29" calcext:value-type="float">
            <text:p>520,659.29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4" office:value-type="float" office:value="489325.03" calcext:value-type="float">
            <text:p>489,325.03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45" office:value-type="float" office:value="402633.18" calcext:value-type="float">
            <text:p>402,633.18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MEF ÜNİVERSİTESİ</text:p>
          </table:table-cell>
          <table:table-cell table:style-name="ce44" office:value-type="float" office:value="377840" calcext:value-type="float">
            <text:p>377,840.0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45" office:value-type="float" office:value="334814.95" calcext:value-type="float">
            <text:p>334,814.95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4" office:value-type="float" office:value="298794.91" calcext:value-type="float">
            <text:p>298,794.91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45" office:value-type="float" office:value="273731" calcext:value-type="float">
            <text:p>273,731.0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4" office:value-type="float" office:value="264661.59" calcext:value-type="float">
            <text:p>264,661.59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45" office:value-type="float" office:value="256491.45" calcext:value-type="float">
            <text:p>256,491.45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4" office:value-type="float" office:value="217634.49" calcext:value-type="float">
            <text:p>217,634.49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45" office:value-type="float" office:value="217600" calcext:value-type="float">
            <text:p>217,600.0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İZMİR KAVRAM MESLEK YÜKSEKOKULU</text:p>
          </table:table-cell>
          <table:table-cell table:style-name="ce44" office:value-type="float" office:value="189604.59" calcext:value-type="float">
            <text:p>189,604.59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45" office:value-type="float" office:value="181985" calcext:value-type="float">
            <text:p>181,985.0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4" office:value-type="float" office:value="179027.07" calcext:value-type="float">
            <text:p>179,027.07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45" office:value-type="float" office:value="166000" calcext:value-type="float">
            <text:p>166,000.0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4" office:value-type="float" office:value="153055.55" calcext:value-type="float">
            <text:p>153,055.55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UFUK ÜNİVERSİTESİ</text:p>
          </table:table-cell>
          <table:table-cell table:style-name="ce45" office:value-type="float" office:value="132912.77" calcext:value-type="float">
            <text:p>132,912.77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4" office:value-type="float" office:value="125150.93" calcext:value-type="float">
            <text:p>125,150.93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45" office:value-type="float" office:value="113678.15" calcext:value-type="float">
            <text:p>113,678.15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4" office:value-type="float" office:value="98938.8" calcext:value-type="float">
            <text:p>98,938.8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45" office:value-type="float" office:value="97002.22" calcext:value-type="float">
            <text:p>97,002.22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4" office:value-type="float" office:value="94889.55" calcext:value-type="float">
            <text:p>94,889.55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45" office:value-type="float" office:value="91620.45" calcext:value-type="float">
            <text:p>91,620.45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4" office:value-type="float" office:value="89295.73" calcext:value-type="float">
            <text:p>89,295.73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45" office:value-type="float" office:value="83987.04" calcext:value-type="float">
            <text:p>83,987.04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4" office:value-type="float" office:value="82879.97" calcext:value-type="float">
            <text:p>82,879.97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45" office:value-type="float" office:value="70402.44" calcext:value-type="float">
            <text:p>70,402.44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4" office:value-type="float" office:value="63391" calcext:value-type="float">
            <text:p>63,391.00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45" office:value-type="float" office:value="62700" calcext:value-type="float">
            <text:p>62,700.00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4" office:value-type="float" office:value="36224.26" calcext:value-type="float">
            <text:p>36,224.26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45" office:value-type="float" office:value="26216.75" calcext:value-type="float">
            <text:p>26,216.75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4" office:value-type="float" office:value="22946.48" calcext:value-type="float">
            <text:p>22,946.48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VRUPA MESLEK YÜKSEKOKULU</text:p>
          </table:table-cell>
          <table:table-cell table:style-name="ce45" office:value-type="float" office:value="19706.47" calcext:value-type="float">
            <text:p>19,706.47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4" office:value-type="float" office:value="15479.21" calcext:value-type="float">
            <text:p>15,479.21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ATAŞEHİR ADIGÜZEL MESLEK YÜKSEKOKULU</text:p>
          </table:table-cell>
          <table:table-cell table:style-name="ce45" office:value-type="float" office:value="9078.82" calcext:value-type="float">
            <text:p>9,078.82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FARUK SARAÇ TASARIM MESLEK YÜKSEKOKULU</text:p>
          </table:table-cell>
          <table:table-cell table:style-name="ce44" office:value-type="float" office:value="3199.83" calcext:value-type="float">
            <text:p>3,199.83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ALANYA HEP ÜNİVERSİTESİ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İSTANBUL ŞİŞLİ MESLEK YÜKSEKOKULU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Yükseköğretim Kurumları" table:style-name="ta12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RA</text:p>
          </table:table-cell>
          <table:covered-table-cell table:style-name="ce48"/>
          <table:table-cell table:style-name="ce1" office:value-type="string" calcext:value-type="string">
            <text:p>ÜNİVERSİTE / MYO</text:p>
          </table:table-cell>
          <table:table-cell table:style-name="ce30" office:value-type="string" calcext:value-type="string">
            <text:p>ÖĞRENCİ BAŞINA CARİ GİDER** (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6" office:value-type="string" calcext:value-type="string">
            <text:p>İBN HALDUN ÜNİVERSİTESİ</text:p>
          </table:table-cell>
          <table:table-cell table:style-name="ce46" office:value-type="float" office:value="143256.84" calcext:value-type="float">
            <text:p>143,256.8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48"/>
          <table:table-cell table:style-name="ce7" office:value-type="string" calcext:value-type="string">
            <text:p>KONYA GIDA VE TARIM ÜNİVERSİTESİ</text:p>
          </table:table-cell>
          <table:table-cell table:style-name="ce47" office:value-type="float" office:value="86396.04" calcext:value-type="float">
            <text:p>86,396.04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48"/>
          <table:table-cell table:style-name="ce6" office:value-type="string" calcext:value-type="string">
            <text:p>KOÇ ÜNİVERSİTESİ</text:p>
          </table:table-cell>
          <table:table-cell table:style-name="ce46" office:value-type="float" office:value="76350.95" calcext:value-type="float">
            <text:p>76,350.9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48"/>
          <table:table-cell table:style-name="ce7" office:value-type="string" calcext:value-type="string">
            <text:p>SABANCI ÜNİVERSİTESİ</text:p>
          </table:table-cell>
          <table:table-cell table:style-name="ce47" office:value-type="float" office:value="62633.66" calcext:value-type="float">
            <text:p>62,633.66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48"/>
          <table:table-cell table:style-name="ce6" office:value-type="string" calcext:value-type="string">
            <text:p>BEZM-İ ALEM VAKIF ÜNİVERSİTESİ</text:p>
          </table:table-cell>
          <table:table-cell table:style-name="ce46" office:value-type="float" office:value="52295" calcext:value-type="float">
            <text:p>52,295.00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48"/>
          <table:table-cell table:style-name="ce7" office:value-type="string" calcext:value-type="string">
            <text:p>İHSAN DOĞRAMACI BİLKENT ÜNİVERSİTESİ</text:p>
          </table:table-cell>
          <table:table-cell table:style-name="ce47" office:value-type="float" office:value="32834.38" calcext:value-type="float">
            <text:p>32,834.38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48"/>
          <table:table-cell table:style-name="ce6" office:value-type="string" calcext:value-type="string">
            <text:p>DEMİROĞLU BİLİM ÜNİVERSİTESİ</text:p>
          </table:table-cell>
          <table:table-cell table:style-name="ce46" office:value-type="float" office:value="30407.28" calcext:value-type="float">
            <text:p>30,407.28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48"/>
          <table:table-cell table:style-name="ce7" office:value-type="string" calcext:value-type="string">
            <text:p>İSTİNYE ÜNİVERSİTESİ</text:p>
          </table:table-cell>
          <table:table-cell table:style-name="ce47" office:value-type="float" office:value="26303" calcext:value-type="float">
            <text:p>26,303.0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48"/>
          <table:table-cell table:style-name="ce6" office:value-type="string" calcext:value-type="string">
            <text:p>TOBB EKONOMİ VE TEKNOLOJİ ÜNİVERSİTESİ</text:p>
          </table:table-cell>
          <table:table-cell table:style-name="ce46" office:value-type="float" office:value="25085.31" calcext:value-type="float">
            <text:p>25,085.31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48"/>
          <table:table-cell table:style-name="ce7" office:value-type="string" calcext:value-type="string">
            <text:p>ACIBADEM MEHMET ALİ AYDINLAR ÜNİVERSİTESİ</text:p>
          </table:table-cell>
          <table:table-cell table:style-name="ce47" office:value-type="float" office:value="23329.16" calcext:value-type="float">
            <text:p>23,329.16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8"/>
          <table:table-cell table:style-name="ce8" office:value-type="string" calcext:value-type="string">
            <text:p>İSTANBUL ŞEHİR ÜNİVERSİTESİ</text:p>
          </table:table-cell>
          <table:table-cell table:style-name="ce45" office:value-type="float" office:value="22722.96" calcext:value-type="float">
            <text:p>22,722.96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48"/>
          <table:table-cell table:style-name="ce9" office:value-type="string" calcext:value-type="string">
            <text:p>ÖZYEĞİN ÜNİVERSİTESİ</text:p>
          </table:table-cell>
          <table:table-cell table:style-name="ce44" office:value-type="float" office:value="22049.27" calcext:value-type="float">
            <text:p>22,049.27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8"/>
          <table:table-cell table:style-name="ce8" office:value-type="string" calcext:value-type="string">
            <text:p>MEF ÜNİVERSİTESİ</text:p>
          </table:table-cell>
          <table:table-cell table:style-name="ce45" office:value-type="float" office:value="20500.15" calcext:value-type="float">
            <text:p>20,500.15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48"/>
          <table:table-cell table:style-name="ce9" office:value-type="string" calcext:value-type="string">
            <text:p>İSTANBUL 29 MAYIS ÜNİVERSİTESİ</text:p>
          </table:table-cell>
          <table:table-cell table:style-name="ce44" office:value-type="float" office:value="20085" calcext:value-type="float">
            <text:p>20,085.00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8"/>
          <table:table-cell table:style-name="ce8" office:value-type="string" calcext:value-type="string">
            <text:p>SANKO ÜNİVERSİTESİ</text:p>
          </table:table-cell>
          <table:table-cell table:style-name="ce45" office:value-type="float" office:value="19728.38" calcext:value-type="float">
            <text:p>19,728.38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 table:style-name="ce48"/>
          <table:table-cell table:style-name="ce9" office:value-type="string" calcext:value-type="string">
            <text:p>ÜSKÜDAR ÜNİVERSİTESİ</text:p>
          </table:table-cell>
          <table:table-cell table:style-name="ce44" office:value-type="float" office:value="19400.99" calcext:value-type="float">
            <text:p>19,400.99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8"/>
          <table:table-cell table:style-name="ce8" office:value-type="string" calcext:value-type="string">
            <text:p>TED ÜNİVERSİTESİ</text:p>
          </table:table-cell>
          <table:table-cell table:style-name="ce45" office:value-type="float" office:value="19041.08" calcext:value-type="float">
            <text:p>19,041.08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 table:style-name="ce48"/>
          <table:table-cell table:style-name="ce9" office:value-type="string" calcext:value-type="string">
            <text:p>YÜKSEK İHTİSAS ÜNİVERSİTESİ</text:p>
          </table:table-cell>
          <table:table-cell table:style-name="ce44" office:value-type="float" office:value="18199.95" calcext:value-type="float">
            <text:p>18,199.95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8"/>
          <table:table-cell table:style-name="ce8" office:value-type="string" calcext:value-type="string">
            <text:p>KADİR HAS ÜNİVERSİTESİ</text:p>
          </table:table-cell>
          <table:table-cell table:style-name="ce45" office:value-type="float" office:value="18137.16" calcext:value-type="float">
            <text:p>18,137.16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48"/>
          <table:table-cell table:style-name="ce9" office:value-type="string" calcext:value-type="string">
            <text:p>BAHÇEŞEHİR ÜNİVERSİTESİ</text:p>
          </table:table-cell>
          <table:table-cell table:style-name="ce44" office:value-type="float" office:value="17395.58" calcext:value-type="float">
            <text:p>17,395.5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8"/>
          <table:table-cell table:style-name="ce8" office:value-type="string" calcext:value-type="string">
            <text:p>PİRİ REİS ÜNİVERSİTESİ</text:p>
          </table:table-cell>
          <table:table-cell table:style-name="ce45" office:value-type="float" office:value="15811.3" calcext:value-type="float">
            <text:p>15,811.30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ce48"/>
          <table:table-cell table:style-name="ce9" office:value-type="string" calcext:value-type="string">
            <text:p>İZMİR EKONOMİ ÜNİVERSİTESİ</text:p>
          </table:table-cell>
          <table:table-cell table:style-name="ce44" office:value-type="float" office:value="15538.36" calcext:value-type="float">
            <text:p>15,538.3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8"/>
          <table:table-cell table:style-name="ce8" office:value-type="string" calcext:value-type="string">
            <text:p>İSTANBUL BİLGİ ÜNİVERSİTESİ</text:p>
          </table:table-cell>
          <table:table-cell table:style-name="ce45" office:value-type="float" office:value="15296.3" calcext:value-type="float">
            <text:p>15,296.30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48"/>
          <table:table-cell table:style-name="ce9" office:value-type="string" calcext:value-type="string">
            <text:p>ANTALYA BİLİM ÜNİVERSİTESİ</text:p>
          </table:table-cell>
          <table:table-cell table:style-name="ce44" office:value-type="float" office:value="15000.33" calcext:value-type="float">
            <text:p>15,000.33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8"/>
          <table:table-cell table:style-name="ce8" office:value-type="string" calcext:value-type="string">
            <text:p>IŞIK ÜNİVERSİTESİ</text:p>
          </table:table-cell>
          <table:table-cell table:style-name="ce45" office:value-type="float" office:value="14912.11" calcext:value-type="float">
            <text:p>14,912.11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48"/>
          <table:table-cell table:style-name="ce9" office:value-type="string" calcext:value-type="string">
            <text:p>ALANYA HEP ÜNİVERSİTESİ</text:p>
          </table:table-cell>
          <table:table-cell table:style-name="ce44" office:value-type="float" office:value="14604.45" calcext:value-type="float">
            <text:p>14,604.45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8"/>
          <table:table-cell table:style-name="ce8" office:value-type="string" calcext:value-type="string">
            <text:p>ANTALYA AKEV ÜNİVERSİTESİ</text:p>
          </table:table-cell>
          <table:table-cell table:style-name="ce45" office:value-type="float" office:value="14556.07" calcext:value-type="float">
            <text:p>14,556.07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 table:number-columns-spanned="2" table:number-rows-spanned="1">
            <text:p>28</text:p>
          </table:table-cell>
          <table:covered-table-cell table:style-name="ce48"/>
          <table:table-cell table:style-name="ce9" office:value-type="string" calcext:value-type="string">
            <text:p>YEDİTEPE ÜNİVERSİTESİ</text:p>
          </table:table-cell>
          <table:table-cell table:style-name="ce44" office:value-type="float" office:value="14378.03" calcext:value-type="float">
            <text:p>14,378.03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8"/>
          <table:table-cell table:style-name="ce8" office:value-type="string" calcext:value-type="string">
            <text:p>İSTANBUL TİCARET ÜNİVERSİTESİ</text:p>
          </table:table-cell>
          <table:table-cell table:style-name="ce45" office:value-type="float" office:value="14222.06" calcext:value-type="float">
            <text:p>14,222.06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 table:number-columns-spanned="2" table:number-rows-spanned="1">
            <text:p>30</text:p>
          </table:table-cell>
          <table:covered-table-cell table:style-name="ce48"/>
          <table:table-cell table:style-name="ce9" office:value-type="string" calcext:value-type="string">
            <text:p>İSTANBUL OKAN ÜNİVERSİTESİ</text:p>
          </table:table-cell>
          <table:table-cell table:style-name="ce44" office:value-type="float" office:value="13888.62" calcext:value-type="float">
            <text:p>13,888.62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8"/>
          <table:table-cell table:style-name="ce8" office:value-type="string" calcext:value-type="string">
            <text:p>İSTANBUL KÜLTÜR ÜNİVERSİTESİ</text:p>
          </table:table-cell>
          <table:table-cell table:style-name="ce45" office:value-type="float" office:value="13432.2" calcext:value-type="float">
            <text:p>13,432.20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 table:number-columns-spanned="2" table:number-rows-spanned="1">
            <text:p>32</text:p>
          </table:table-cell>
          <table:covered-table-cell table:style-name="ce48"/>
          <table:table-cell table:style-name="ce9" office:value-type="string" calcext:value-type="string">
            <text:p>ATILIM ÜNİVERSİTESİ</text:p>
          </table:table-cell>
          <table:table-cell table:style-name="ce44" office:value-type="float" office:value="13331.67" calcext:value-type="float">
            <text:p>13,331.67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 table:number-columns-spanned="2" table:number-rows-spanned="1">
            <text:p>33</text:p>
          </table:table-cell>
          <table:covered-table-cell table:style-name="ce48"/>
          <table:table-cell table:style-name="ce8" office:value-type="string" calcext:value-type="string">
            <text:p>İSTANBUL GEDİK ÜNİVERSİTESİ</text:p>
          </table:table-cell>
          <table:table-cell table:style-name="ce45" office:value-type="float" office:value="13302.58" calcext:value-type="float">
            <text:p>13,302.58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 table:number-columns-spanned="2" table:number-rows-spanned="1">
            <text:p>34</text:p>
          </table:table-cell>
          <table:covered-table-cell table:style-name="ce48"/>
          <table:table-cell table:style-name="ce9" office:value-type="string" calcext:value-type="string">
            <text:p>ALTINBAŞ ÜNİVERSİTESİ</text:p>
          </table:table-cell>
          <table:table-cell table:style-name="ce44" office:value-type="float" office:value="13136.31" calcext:value-type="float">
            <text:p>13,136.31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 table:number-columns-spanned="2" table:number-rows-spanned="1">
            <text:p>35</text:p>
          </table:table-cell>
          <table:covered-table-cell table:style-name="ce48"/>
          <table:table-cell table:style-name="ce8" office:value-type="string" calcext:value-type="string">
            <text:p>BAŞKENT ÜNİVERSİTESİ</text:p>
          </table:table-cell>
          <table:table-cell table:style-name="ce45" office:value-type="float" office:value="12992.79" calcext:value-type="float">
            <text:p>12,992.79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 table:number-columns-spanned="2" table:number-rows-spanned="1">
            <text:p>36</text:p>
          </table:table-cell>
          <table:covered-table-cell table:style-name="ce48"/>
          <table:table-cell table:style-name="ce9" office:value-type="string" calcext:value-type="string">
            <text:p>ÇANKAYA ÜNİVERSİTESİ</text:p>
          </table:table-cell>
          <table:table-cell table:style-name="ce44" office:value-type="float" office:value="12662.27" calcext:value-type="float">
            <text:p>12,662.27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 table:number-columns-spanned="2" table:number-rows-spanned="1">
            <text:p>37</text:p>
          </table:table-cell>
          <table:covered-table-cell table:style-name="ce48"/>
          <table:table-cell table:style-name="ce8" office:value-type="string" calcext:value-type="string">
            <text:p>FATİH SULTAN MEHMET VAKIF ÜNİVERSİTESİ</text:p>
          </table:table-cell>
          <table:table-cell table:style-name="ce45" office:value-type="float" office:value="12459.8" calcext:value-type="float">
            <text:p>12,459.80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 table:number-columns-spanned="2" table:number-rows-spanned="1">
            <text:p>38</text:p>
          </table:table-cell>
          <table:covered-table-cell table:style-name="ce48"/>
          <table:table-cell table:style-name="ce9" office:value-type="string" calcext:value-type="string">
            <text:p>BEYKOZ ÜNİVERSİTESİ</text:p>
          </table:table-cell>
          <table:table-cell table:style-name="ce44" office:value-type="float" office:value="12427.45" calcext:value-type="float">
            <text:p>12,427.45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 table:number-columns-spanned="2" table:number-rows-spanned="1">
            <text:p>39</text:p>
          </table:table-cell>
          <table:covered-table-cell table:style-name="ce48"/>
          <table:table-cell table:style-name="ce8" office:value-type="string" calcext:value-type="string">
            <text:p>YAŞAR ÜNİVERSİTESİ</text:p>
          </table:table-cell>
          <table:table-cell table:style-name="ce45" office:value-type="float" office:value="12105.03" calcext:value-type="float">
            <text:p>12,105.0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 table:number-columns-spanned="2" table:number-rows-spanned="1">
            <text:p>40</text:p>
          </table:table-cell>
          <table:covered-table-cell table:style-name="ce48"/>
          <table:table-cell table:style-name="ce9" office:value-type="string" calcext:value-type="string">
            <text:p>HALİÇ ÜNİVERSİTESİ</text:p>
          </table:table-cell>
          <table:table-cell table:style-name="ce44" office:value-type="float" office:value="11761.03" calcext:value-type="float">
            <text:p>11,761.03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 table:number-columns-spanned="2" table:number-rows-spanned="1">
            <text:p>41</text:p>
          </table:table-cell>
          <table:covered-table-cell table:style-name="ce48"/>
          <table:table-cell table:style-name="ce8" office:value-type="string" calcext:value-type="string">
            <text:p>MALTEPE ÜNİVERSİTESİ</text:p>
          </table:table-cell>
          <table:table-cell table:style-name="ce45" office:value-type="float" office:value="11698.82" calcext:value-type="float">
            <text:p>11,698.82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 table:number-columns-spanned="2" table:number-rows-spanned="1">
            <text:p>42</text:p>
          </table:table-cell>
          <table:covered-table-cell table:style-name="ce48"/>
          <table:table-cell table:style-name="ce9" office:value-type="string" calcext:value-type="string">
            <text:p>TÜRK HAVA KURUMU ÜNİVERSİTESİ</text:p>
          </table:table-cell>
          <table:table-cell table:style-name="ce44" office:value-type="float" office:value="11438.54" calcext:value-type="float">
            <text:p>11,438.54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 table:number-columns-spanned="2" table:number-rows-spanned="1">
            <text:p>43</text:p>
          </table:table-cell>
          <table:covered-table-cell table:style-name="ce48"/>
          <table:table-cell table:style-name="ce8" office:value-type="string" calcext:value-type="string">
            <text:p>İSTANBUL SABAHATTİN ZAİM ÜNİVERSİTESİ</text:p>
          </table:table-cell>
          <table:table-cell table:style-name="ce45" office:value-type="float" office:value="11236.99" calcext:value-type="float">
            <text:p>11,236.99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 table:number-columns-spanned="2" table:number-rows-spanned="1">
            <text:p>44</text:p>
          </table:table-cell>
          <table:covered-table-cell table:style-name="ce48"/>
          <table:table-cell table:style-name="ce9" office:value-type="string" calcext:value-type="string">
            <text:p>İSTANBUL KENT ÜNİVERSİTESİ</text:p>
          </table:table-cell>
          <table:table-cell table:style-name="ce44" office:value-type="float" office:value="10098.05" calcext:value-type="float">
            <text:p>10,098.05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 table:number-columns-spanned="2" table:number-rows-spanned="1">
            <text:p>45</text:p>
          </table:table-cell>
          <table:covered-table-cell table:style-name="ce48"/>
          <table:table-cell table:style-name="ce8" office:value-type="string" calcext:value-type="string">
            <text:p>DOĞUŞ ÜNİVERSİTESİ</text:p>
          </table:table-cell>
          <table:table-cell table:style-name="ce45" office:value-type="float" office:value="9952.76" calcext:value-type="float">
            <text:p>9,952.76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 table:number-columns-spanned="2" table:number-rows-spanned="1">
            <text:p>46</text:p>
          </table:table-cell>
          <table:covered-table-cell table:style-name="ce48"/>
          <table:table-cell table:style-name="ce9" office:value-type="string" calcext:value-type="string">
            <text:p>İSTANBUL AREL ÜNİVERSİTESİ</text:p>
          </table:table-cell>
          <table:table-cell table:style-name="ce44" office:value-type="float" office:value="9414.79" calcext:value-type="float">
            <text:p>9,414.79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 table:number-columns-spanned="2" table:number-rows-spanned="1">
            <text:p>47</text:p>
          </table:table-cell>
          <table:covered-table-cell table:style-name="ce48"/>
          <table:table-cell table:style-name="ce8" office:value-type="string" calcext:value-type="string">
            <text:p>İSTANBUL MEDİPOL ÜNİVERSİTESİ</text:p>
          </table:table-cell>
          <table:table-cell table:style-name="ce45" office:value-type="float" office:value="9291.83" calcext:value-type="float">
            <text:p>9,291.83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 table:number-columns-spanned="2" table:number-rows-spanned="1">
            <text:p>48</text:p>
          </table:table-cell>
          <table:covered-table-cell table:style-name="ce48"/>
          <table:table-cell table:style-name="ce9" office:value-type="string" calcext:value-type="string">
            <text:p>İSTANBUL GELİŞİM ÜNİVERSİTESİ</text:p>
          </table:table-cell>
          <table:table-cell table:style-name="ce44" office:value-type="float" office:value="9186.22" calcext:value-type="float">
            <text:p>9,186.22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 table:number-columns-spanned="2" table:number-rows-spanned="1">
            <text:p>49</text:p>
          </table:table-cell>
          <table:covered-table-cell table:style-name="ce48"/>
          <table:table-cell table:style-name="ce8" office:value-type="string" calcext:value-type="string">
            <text:p>KTO KARATAY ÜNİVERSİTESİ</text:p>
          </table:table-cell>
          <table:table-cell table:style-name="ce45" office:value-type="float" office:value="8972.55" calcext:value-type="float">
            <text:p>8,972.55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 table:number-columns-spanned="2" table:number-rows-spanned="1">
            <text:p>50</text:p>
          </table:table-cell>
          <table:covered-table-cell table:style-name="ce48"/>
          <table:table-cell table:style-name="ce9" office:value-type="string" calcext:value-type="string">
            <text:p>HASAN KALYONCU ÜNİVERSİTESİ</text:p>
          </table:table-cell>
          <table:table-cell table:style-name="ce44" office:value-type="float" office:value="8681.55" calcext:value-type="float">
            <text:p>8,681.55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 table:number-columns-spanned="2" table:number-rows-spanned="1">
            <text:p>51</text:p>
          </table:table-cell>
          <table:covered-table-cell table:style-name="ce48"/>
          <table:table-cell table:style-name="ce8" office:value-type="string" calcext:value-type="string">
            <text:p>İSTANBUL RUMELİ ÜNİVERSİTESİ</text:p>
          </table:table-cell>
          <table:table-cell table:style-name="ce45" office:value-type="float" office:value="8539.04" calcext:value-type="float">
            <text:p>8,539.04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 table:number-columns-spanned="2" table:number-rows-spanned="1">
            <text:p>52</text:p>
          </table:table-cell>
          <table:covered-table-cell table:style-name="ce48"/>
          <table:table-cell table:style-name="ce9" office:value-type="string" calcext:value-type="string">
            <text:p>İSTANBUL AYDIN ÜNİVERSİTESİ</text:p>
          </table:table-cell>
          <table:table-cell table:style-name="ce44" office:value-type="float" office:value="8257.74" calcext:value-type="float">
            <text:p>8,257.74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 table:number-columns-spanned="2" table:number-rows-spanned="1">
            <text:p>53</text:p>
          </table:table-cell>
          <table:covered-table-cell table:style-name="ce48"/>
          <table:table-cell table:style-name="ce8" office:value-type="string" calcext:value-type="string">
            <text:p>BİRUNİ ÜNİVERSİTESİ</text:p>
          </table:table-cell>
          <table:table-cell table:style-name="ce45" office:value-type="float" office:value="8139.8" calcext:value-type="float">
            <text:p>8,139.8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 table:number-columns-spanned="2" table:number-rows-spanned="1">
            <text:p>54</text:p>
          </table:table-cell>
          <table:covered-table-cell table:style-name="ce48"/>
          <table:table-cell table:style-name="ce9" office:value-type="string" calcext:value-type="string">
            <text:p>ÇAĞ ÜNİVERSİTESİ</text:p>
          </table:table-cell>
          <table:table-cell table:style-name="ce44" office:value-type="float" office:value="8033.75" calcext:value-type="float">
            <text:p>8,033.75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 table:number-columns-spanned="2" table:number-rows-spanned="1">
            <text:p>55</text:p>
          </table:table-cell>
          <table:covered-table-cell table:style-name="ce48"/>
          <table:table-cell table:style-name="ce8" office:value-type="string" calcext:value-type="string">
            <text:p>FARUK SARAÇ TASARIM MESLEK YÜKSEKOKULU</text:p>
          </table:table-cell>
          <table:table-cell table:style-name="ce45" office:value-type="float" office:value="7815.52" calcext:value-type="float">
            <text:p>7,815.52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 table:number-columns-spanned="2" table:number-rows-spanned="1">
            <text:p>56</text:p>
          </table:table-cell>
          <table:covered-table-cell table:style-name="ce48"/>
          <table:table-cell table:style-name="ce9" office:value-type="string" calcext:value-type="string">
            <text:p>BEYKENT ÜNİVERSİTESİ</text:p>
          </table:table-cell>
          <table:table-cell table:style-name="ce44" office:value-type="float" office:value="7609.2" calcext:value-type="float">
            <text:p>7,609.2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 table:number-columns-spanned="2" table:number-rows-spanned="1">
            <text:p>57</text:p>
          </table:table-cell>
          <table:covered-table-cell table:style-name="ce48"/>
          <table:table-cell table:style-name="ce8" office:value-type="string" calcext:value-type="string">
            <text:p>TOROS ÜNİVERSİTESİ</text:p>
          </table:table-cell>
          <table:table-cell table:style-name="ce45" office:value-type="float" office:value="7507.15" calcext:value-type="float">
            <text:p>7,507.15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 table:number-columns-spanned="2" table:number-rows-spanned="1">
            <text:p>58</text:p>
          </table:table-cell>
          <table:covered-table-cell table:style-name="ce48"/>
          <table:table-cell table:style-name="ce9" office:value-type="string" calcext:value-type="string">
            <text:p>KAPADOKYA ÜNİVERSİTESİ</text:p>
          </table:table-cell>
          <table:table-cell table:style-name="ce44" office:value-type="float" office:value="7470.09" calcext:value-type="float">
            <text:p>7,470.09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 table:number-columns-spanned="2" table:number-rows-spanned="1">
            <text:p>59</text:p>
          </table:table-cell>
          <table:covered-table-cell table:style-name="ce48"/>
          <table:table-cell table:style-name="ce8" office:value-type="string" calcext:value-type="string">
            <text:p>NİŞANTAŞI ÜNİVERSİTESİ</text:p>
          </table:table-cell>
          <table:table-cell table:style-name="ce45" office:value-type="float" office:value="7017" calcext:value-type="float">
            <text:p>7,017.0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 table:number-columns-spanned="2" table:number-rows-spanned="1">
            <text:p>60</text:p>
          </table:table-cell>
          <table:covered-table-cell table:style-name="ce48"/>
          <table:table-cell table:style-name="ce9" office:value-type="string" calcext:value-type="string">
            <text:p>UFUK ÜNİVERSİTESİ</text:p>
          </table:table-cell>
          <table:table-cell table:style-name="ce44" office:value-type="float" office:value="7014.26" calcext:value-type="float">
            <text:p>7,014.26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 table:number-columns-spanned="2" table:number-rows-spanned="1">
            <text:p>61</text:p>
          </table:table-cell>
          <table:covered-table-cell table:style-name="ce48"/>
          <table:table-cell table:style-name="ce8" office:value-type="string" calcext:value-type="string">
            <text:p>İSTANBUL YENİ YÜZYIL ÜNİVERSİTESİ</text:p>
          </table:table-cell>
          <table:table-cell table:style-name="ce45" office:value-type="float" office:value="6994" calcext:value-type="float">
            <text:p>6,994.0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 table:number-columns-spanned="2" table:number-rows-spanned="1">
            <text:p>62</text:p>
          </table:table-cell>
          <table:covered-table-cell table:style-name="ce48"/>
          <table:table-cell table:style-name="ce9" office:value-type="string" calcext:value-type="string">
            <text:p>NUH NACİ YAZGAN ÜNİVERSİTESİ</text:p>
          </table:table-cell>
          <table:table-cell table:style-name="ce44" office:value-type="float" office:value="6585.98" calcext:value-type="float">
            <text:p>6,585.98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 table:number-columns-spanned="2" table:number-rows-spanned="1">
            <text:p>63</text:p>
          </table:table-cell>
          <table:covered-table-cell table:style-name="ce48"/>
          <table:table-cell table:style-name="ce8" office:value-type="string" calcext:value-type="string">
            <text:p>İSTANBUL AYVANSARAY ÜNİVERSİTESİ</text:p>
          </table:table-cell>
          <table:table-cell table:style-name="ce45" office:value-type="float" office:value="6210.61" calcext:value-type="float">
            <text:p>6,210.61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 table:number-columns-spanned="2" table:number-rows-spanned="1">
            <text:p>64</text:p>
          </table:table-cell>
          <table:covered-table-cell table:style-name="ce48"/>
          <table:table-cell table:style-name="ce9" office:value-type="string" calcext:value-type="string">
            <text:p>ATAŞEHİR ADIGÜZEL MESLEK YÜKSEKOKULU</text:p>
          </table:table-cell>
          <table:table-cell table:style-name="ce44" office:value-type="float" office:value="6180.82" calcext:value-type="float">
            <text:p>6,180.82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 table:number-columns-spanned="2" table:number-rows-spanned="1">
            <text:p>65</text:p>
          </table:table-cell>
          <table:covered-table-cell table:style-name="ce48"/>
          <table:table-cell table:style-name="ce8" office:value-type="string" calcext:value-type="string">
            <text:p>İSTANBUL ESENYURT ÜNİVERSİTESİ</text:p>
          </table:table-cell>
          <table:table-cell table:style-name="ce45" office:value-type="float" office:value="5814.49" calcext:value-type="float">
            <text:p>5,814.49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 table:number-columns-spanned="2" table:number-rows-spanned="1">
            <text:p>66</text:p>
          </table:table-cell>
          <table:covered-table-cell table:style-name="ce48"/>
          <table:table-cell table:style-name="ce9" office:value-type="string" calcext:value-type="string">
            <text:p>İZMİR KAVRAM MESLEK YÜKSEKOKULU</text:p>
          </table:table-cell>
          <table:table-cell table:style-name="ce44" office:value-type="float" office:value="5798.99" calcext:value-type="float">
            <text:p>5,798.99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 table:number-columns-spanned="2" table:number-rows-spanned="1">
            <text:p>67</text:p>
          </table:table-cell>
          <table:covered-table-cell table:style-name="ce48"/>
          <table:table-cell table:style-name="ce8" office:value-type="string" calcext:value-type="string">
            <text:p>İSTANBUL ŞİŞLİ MESLEK YÜKSEKOKULU</text:p>
          </table:table-cell>
          <table:table-cell table:style-name="ce45" office:value-type="float" office:value="4523.53" calcext:value-type="float">
            <text:p>4,523.53</text:p>
          </table:table-cell>
          <table:table-cell table:number-columns-repeated="1020"/>
        </table:table-row>
        <table:table-row table:style-name="ro1">
          <table:table-cell table:style-name="ce5" office:value-type="float" office:value="68" calcext:value-type="float" table:number-columns-spanned="2" table:number-rows-spanned="1">
            <text:p>68</text:p>
          </table:table-cell>
          <table:covered-table-cell table:style-name="ce48"/>
          <table:table-cell table:style-name="ce9" office:value-type="string" calcext:value-type="string">
            <text:p>AVRASYA ÜNİVERSİTESİ</text:p>
          </table:table-cell>
          <table:table-cell table:style-name="ce44" office:value-type="float" office:value="3388.75" calcext:value-type="float">
            <text:p>3,388.75</text:p>
          </table:table-cell>
          <table:table-cell table:number-columns-repeated="1020"/>
        </table:table-row>
        <table:table-row table:style-name="ro1">
          <table:table-cell table:style-name="ce4" office:value-type="float" office:value="69" calcext:value-type="float" table:number-columns-spanned="2" table:number-rows-spanned="1">
            <text:p>69</text:p>
          </table:table-cell>
          <table:covered-table-cell table:style-name="ce48"/>
          <table:table-cell table:style-name="ce8" office:value-type="string" calcext:value-type="string">
            <text:p>AVRUPA MESLEK YÜKSEKOKULU</text:p>
          </table:table-cell>
          <table:table-cell table:style-name="ce45" office:value-type="float" office:value="3272.4" calcext:value-type="float">
            <text:p>3,272.40</text:p>
          </table:table-cell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Tam Bursluluk Oranlarına Göre Vakıf Yükseköğretim Kurumları" table:style-name="ta1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26" office:value-type="string" calcext:value-type="string">
            <text:p>ÜNİVERSİTE/MYO</text:p>
          </table:table-cell>
          <table:table-cell table:style-name="ce1" office:value-type="string" calcext:value-type="string">
            <text:p>ÖNLİSANS</text:p>
          </table:table-cell>
          <table:table-cell table:style-name="ce1" office:value-type="string" calcext:value-type="string">
            <text:p>LİSANS</text:p>
          </table:table-cell>
          <table:table-cell table:style-name="ce1" office:value-type="string" calcext:value-type="string">
            <text:p>TOPLAM</text:p>
          </table:table-cell>
          <table:table-cell table:style-name="ce10" office:value-type="string" calcext:value-type="string">
            <text:p>TAM BURSLU ÖĞRENCİ SAYISI</text:p>
          </table:table-cell>
          <table:table-cell table:style-name="ce21" office:value-type="string" calcext:value-type="string">
            <text:p>TAM BURSLU ÖĞRENCİ ORANI (%)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3" office:value-type="float" office:value="2269" calcext:value-type="float">
            <text:p>2,26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EZM-İ ÂLEM VAKIF ÜNİVERSİTESİ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TİH SULTAN MEHMET VAKIF ÜNİVERSİTESİ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965" calcext:value-type="float">
            <text:p>965</text:p>
          </table:table-cell>
          <table:table-cell table:style-name="ce23" office:value-type="float" office:value="1425" calcext:value-type="float">
            <text:p>1,42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KTO KARATAY ÜNİVERSİTESİ</text:p>
          </table:table-cell>
          <table:table-cell table:style-name="ce2" office:value-type="float" office:value="410" calcext:value-type="float">
            <text:p>410</text:p>
          </table:table-cell>
          <table:table-cell table:style-name="ce22" office:value-type="float" office:value="1660" calcext:value-type="float">
            <text:p>1,660</text:p>
          </table:table-cell>
          <table:table-cell table:style-name="ce22" office:value-type="float" office:value="2070" calcext:value-type="float">
            <text:p>2,070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KOÇ ÜNİVERSİTESİ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3" office:value-type="float" office:value="1152" calcext:value-type="float">
            <text:p>1,15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KMAN HEKİM ÜNİVERSİTESİ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HASAN KALYONCU ÜNİVERSİTESİ</text:p>
          </table:table-cell>
          <table:table-cell table:style-name="ce3" office:value-type="float" office:value="250" calcext:value-type="float">
            <text:p>250</text:p>
          </table:table-cell>
          <table:table-cell table:style-name="ce23" office:value-type="float" office:value="1249" calcext:value-type="float">
            <text:p>1,249</text:p>
          </table:table-cell>
          <table:table-cell table:style-name="ce23" office:value-type="float" office:value="1499" calcext:value-type="float">
            <text:p>1,49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TOBB EKONOMİ VE TEKNOLOJİ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65" calcext:value-type="float">
            <text:p>965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İSTANBUL SABAHATTİN ZAİM ÜNİVERSİTESİ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3" office:value-type="float" office:value="1364" calcext:value-type="float">
            <text:p>1,36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530" calcext:value-type="float">
            <text:p>530</text:p>
          </table:table-cell>
          <table:table-cell table:style-name="ce15" office:value-type="float" office:value="1293" calcext:value-type="float">
            <text:p>1,29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5" office:value-type="float" office:value="78" calcext:value-type="float">
            <text:p>78</text:p>
          </table:table-cell>
          <table:table-cell table:style-name="ce16" office:value-type="float" office:value="1195" calcext:value-type="float">
            <text:p>1,195</text:p>
          </table:table-cell>
          <table:table-cell table:style-name="ce16" office:value-type="float" office:value="1273" calcext:value-type="float">
            <text:p>1,273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845" calcext:value-type="float">
            <text:p>845</text:p>
          </table:table-cell>
          <table:table-cell table:style-name="ce15" office:value-type="float" office:value="1755" calcext:value-type="float">
            <text:p>1,75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958" calcext:value-type="float">
            <text:p>95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85" calcext:value-type="float">
            <text:p>18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16" office:value-type="float" office:value="1242" calcext:value-type="float">
            <text:p>1,242</text:p>
          </table:table-cell>
          <table:table-cell table:style-name="ce16" office:value-type="float" office:value="1260" calcext:value-type="float">
            <text:p>1,260</text:p>
          </table:table-cell>
          <table:table-cell table:style-name="ce16" office:value-type="float" office:value="2502" calcext:value-type="float">
            <text:p>2,502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15" office:value-type="float" office:value="1197" calcext:value-type="float">
            <text:p>1,197</text:p>
          </table:table-cell>
          <table:table-cell table:style-name="ce15" office:value-type="float" office:value="2747" calcext:value-type="float">
            <text:p>2,747</text:p>
          </table:table-cell>
          <table:table-cell table:style-name="ce15" office:value-type="float" office:value="3944" calcext:value-type="float">
            <text:p>3,944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16" office:value-type="float" office:value="1665" calcext:value-type="float">
            <text:p>1,665</text:p>
          </table:table-cell>
          <table:table-cell table:style-name="ce16" office:value-type="float" office:value="1219" calcext:value-type="float">
            <text:p>1,219</text:p>
          </table:table-cell>
          <table:table-cell table:style-name="ce16" office:value-type="float" office:value="2884" calcext:value-type="float">
            <text:p>2,884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4" office:value-type="float" office:value="70" calcext:value-type="float">
            <text:p>70</text:p>
          </table:table-cell>
          <table:table-cell table:style-name="ce15" office:value-type="float" office:value="1116" calcext:value-type="float">
            <text:p>1,116</text:p>
          </table:table-cell>
          <table:table-cell table:style-name="ce15" office:value-type="float" office:value="1186" calcext:value-type="float">
            <text:p>1,18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6" office:value-type="float" office:value="3257" calcext:value-type="float">
            <text:p>3,257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20" calcext:value-type="float">
            <text:p>3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5" office:value-type="float" office:value="741" calcext:value-type="float">
            <text:p>741</text:p>
          </table:table-cell>
          <table:table-cell table:style-name="ce16" office:value-type="float" office:value="1414" calcext:value-type="float">
            <text:p>1,414</text:p>
          </table:table-cell>
          <table:table-cell table:style-name="ce16" office:value-type="float" office:value="2155" calcext:value-type="float">
            <text:p>2,155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05" calcext:value-type="float">
            <text:p>505</text:p>
          </table:table-cell>
          <table:table-cell table:style-name="ce15" office:value-type="float" office:value="1075" calcext:value-type="float">
            <text:p>1,07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6" office:value-type="float" office:value="5465" calcext:value-type="float">
            <text:p>5,465</text:p>
          </table:table-cell>
          <table:table-cell table:style-name="ce16" office:value-type="float" office:value="4545" calcext:value-type="float">
            <text:p>4,545</text:p>
          </table:table-cell>
          <table:table-cell table:style-name="ce16" office:value-type="float" office:value="10010" calcext:value-type="float">
            <text:p>10,010</text:p>
          </table:table-cell>
          <table:table-cell table:style-name="ce16" office:value-type="float" office:value="1061" calcext:value-type="float">
            <text:p>1,06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15" office:value-type="float" office:value="2640" calcext:value-type="float">
            <text:p>2,640</text:p>
          </table:table-cell>
          <table:table-cell table:style-name="ce15" office:value-type="float" office:value="1444" calcext:value-type="float">
            <text:p>1,444</text:p>
          </table:table-cell>
          <table:table-cell table:style-name="ce15" office:value-type="float" office:value="4084" calcext:value-type="float">
            <text:p>4,084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07" calcext:value-type="float">
            <text:p>60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5" office:value-type="float" office:value="6053" calcext:value-type="float">
            <text:p>6,053</text:p>
          </table:table-cell>
          <table:table-cell table:style-name="ce15" office:value-type="float" office:value="3406" calcext:value-type="float">
            <text:p>3,406</text:p>
          </table:table-cell>
          <table:table-cell table:style-name="ce15" office:value-type="float" office:value="9459" calcext:value-type="float">
            <text:p>9,459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60" calcext:value-type="float">
            <text:p>76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15" office:value-type="float" office:value="2591" calcext:value-type="float">
            <text:p>2,59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4911" calcext:value-type="float">
            <text:p>4,911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16" office:value-type="float" office:value="2282" calcext:value-type="float">
            <text:p>2,282</text:p>
          </table:table-cell>
          <table:table-cell table:style-name="ce16" office:value-type="float" office:value="2362" calcext:value-type="float">
            <text:p>2,362</text:p>
          </table:table-cell>
          <table:table-cell table:style-name="ce16" office:value-type="float" office:value="4644" calcext:value-type="float">
            <text:p>4,644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15" office:value-type="float" office:value="1682" calcext:value-type="float">
            <text:p>1,682</text:p>
          </table:table-cell>
          <table:table-cell table:style-name="ce15" office:value-type="float" office:value="1240" calcext:value-type="float">
            <text:p>1,240</text:p>
          </table:table-cell>
          <table:table-cell table:style-name="ce15" office:value-type="float" office:value="2922" calcext:value-type="float">
            <text:p>2,92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UFUK ÜNİVERSİTESİ</text:p>
          </table:table-cell>
          <table:table-cell table:style-name="ce5" office:value-type="float" office:value="675" calcext:value-type="float">
            <text:p>675</text:p>
          </table:table-cell>
          <table:table-cell table:style-name="ce5" office:value-type="float" office:value="652" calcext:value-type="float">
            <text:p>652</text:p>
          </table:table-cell>
          <table:table-cell table:style-name="ce16" office:value-type="float" office:value="1327" calcext:value-type="float">
            <text:p>1,327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16" office:value-type="float" office:value="3812" calcext:value-type="float">
            <text:p>3,812</text:p>
          </table:table-cell>
          <table:table-cell table:style-name="ce16" office:value-type="float" office:value="1757" calcext:value-type="float">
            <text:p>1,757</text:p>
          </table:table-cell>
          <table:table-cell table:style-name="ce16" office:value-type="float" office:value="5569" calcext:value-type="float">
            <text:p>5,569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İZMİR KAVRAM MESLEK YÜKSEKOKULU</text:p>
          </table:table-cell>
          <table:table-cell table:style-name="ce15" office:value-type="float" office:value="1091" calcext:value-type="float">
            <text:p>1,09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091" calcext:value-type="float">
            <text:p>1,0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4" office:value-type="float" office:value="560" calcext:value-type="float">
            <text:p>560</text:p>
          </table:table-cell>
          <table:table-cell table:style-name="ce13" office:value-type="float" office:value="1540" calcext:value-type="float">
            <text:p>1,540</text:p>
          </table:table-cell>
          <table:table-cell table:style-name="ce15" office:value-type="float" office:value="2100" calcext:value-type="float">
            <text:p>2,100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15" office:value-type="float" office:value="1132" calcext:value-type="float">
            <text:p>1,132</text:p>
          </table:table-cell>
          <table:table-cell table:style-name="ce13" office:value-type="float" office:value="1178" calcext:value-type="float">
            <text:p>1,178</text:p>
          </table:table-cell>
          <table:table-cell table:style-name="ce15" office:value-type="float" office:value="2310" calcext:value-type="float">
            <text:p>2,31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5" office:value-type="float" office:value="489" calcext:value-type="float">
            <text:p>489</text:p>
          </table:table-cell>
          <table:table-cell table:style-name="ce14" office:value-type="float" office:value="2992" calcext:value-type="float">
            <text:p>2,992</text:p>
          </table:table-cell>
          <table:table-cell table:style-name="ce16" office:value-type="float" office:value="3481" calcext:value-type="float">
            <text:p>3,481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ATILIM ÜNİVERSİTESİ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float" office:value="1725" calcext:value-type="float">
            <text:p>1,725</text:p>
          </table:table-cell>
          <table:table-cell table:style-name="ce15" office:value-type="float" office:value="1765" calcext:value-type="float">
            <text:p>1,765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16" office:value-type="float" office:value="1316" calcext:value-type="float">
            <text:p>1,316</text:p>
          </table:table-cell>
          <table:table-cell table:style-name="ce14" office:value-type="float" office:value="2245" calcext:value-type="float">
            <text:p>2,245</text:p>
          </table:table-cell>
          <table:table-cell table:style-name="ce16" office:value-type="float" office:value="3561" calcext:value-type="float">
            <text:p>3,561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ANTALYA AKEV ÜNİVERSİTESİ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16" office:value-type="float" office:value="1410" calcext:value-type="float">
            <text:p>1,410</text:p>
          </table:table-cell>
          <table:table-cell table:style-name="ce14" office:value-type="float" office:value="1000" calcext:value-type="float">
            <text:p>1,000</text:p>
          </table:table-cell>
          <table:table-cell table:style-name="ce16" office:value-type="float" office:value="2410" calcext:value-type="float">
            <text:p>2,410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KAPADOKYA ÜNİVERSİTESİ</text:p>
          </table:table-cell>
          <table:table-cell table:style-name="ce15" office:value-type="float" office:value="2274" calcext:value-type="float">
            <text:p>2,274</text:p>
          </table:table-cell>
          <table:table-cell table:style-name="ce4" office:value-type="float" office:value="530" calcext:value-type="float">
            <text:p>530</text:p>
          </table:table-cell>
          <table:table-cell table:style-name="ce15" office:value-type="float" office:value="2804" calcext:value-type="float">
            <text:p>2,80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5" office:value-type="float" office:value="546" calcext:value-type="float">
            <text:p>546</text:p>
          </table:table-cell>
          <table:table-cell table:style-name="ce14" office:value-type="float" office:value="1440" calcext:value-type="float">
            <text:p>1,440</text:p>
          </table:table-cell>
          <table:table-cell table:style-name="ce16" office:value-type="float" office:value="1986" calcext:value-type="float">
            <text:p>1,986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15" office:value-type="float" office:value="3915" calcext:value-type="float">
            <text:p>3,915</text:p>
          </table:table-cell>
          <table:table-cell table:style-name="ce13" office:value-type="float" office:value="3833" calcext:value-type="float">
            <text:p>3,833</text:p>
          </table:table-cell>
          <table:table-cell table:style-name="ce15" office:value-type="float" office:value="7748" calcext:value-type="float">
            <text:p>7,748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16" office:value-type="float" office:value="3081" calcext:value-type="float">
            <text:p>3,081</text:p>
          </table:table-cell>
          <table:table-cell table:style-name="ce14" office:value-type="float" office:value="2301" calcext:value-type="float">
            <text:p>2,301</text:p>
          </table:table-cell>
          <table:table-cell table:style-name="ce16" office:value-type="float" office:value="5382" calcext:value-type="float">
            <text:p>5,382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15" office:value-type="float" office:value="1038" calcext:value-type="float">
            <text:p>1,038</text:p>
          </table:table-cell>
          <table:table-cell table:style-name="ce13" office:value-type="float" office:value="1650" calcext:value-type="float">
            <text:p>1,650</text:p>
          </table:table-cell>
          <table:table-cell table:style-name="ce15" office:value-type="float" office:value="2688" calcext:value-type="float">
            <text:p>2,68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860" calcext:value-type="float">
            <text:p>860</text:p>
          </table:table-cell>
          <table:table-cell table:style-name="ce16" office:value-type="float" office:value="1020" calcext:value-type="float">
            <text:p>1,02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ATAŞEHİR ADIGÜZEL MESLEK YÜKSEKOKULU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16" office:value-type="float" office:value="1180" calcext:value-type="float">
            <text:p>1,180</text:p>
          </table:table-cell>
          <table:table-cell table:style-name="ce5" office:value-type="float" office:value="670" calcext:value-type="float">
            <text:p>670</text:p>
          </table:table-cell>
          <table:table-cell table:style-name="ce16" office:value-type="float" office:value="1850" calcext:value-type="float">
            <text:p>1,850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İSTANBUL TİCARET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390" calcext:value-type="float">
            <text:p>1,390</text:p>
          </table:table-cell>
          <table:table-cell table:style-name="ce15" office:value-type="float" office:value="1390" calcext:value-type="float">
            <text:p>1,390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16" office:value-type="float" office:value="1180" calcext:value-type="float">
            <text:p>1,180</text:p>
          </table:table-cell>
          <table:table-cell table:style-name="ce14" office:value-type="float" office:value="1990" calcext:value-type="float">
            <text:p>1,990</text:p>
          </table:table-cell>
          <table:table-cell table:style-name="ce16" office:value-type="float" office:value="3170" calcext:value-type="float">
            <text:p>3,170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80" calcext:value-type="float">
            <text:p>18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50" calcext:value-type="float">
            <text:p>25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15" office:value-type="float" office:value="4869" calcext:value-type="float">
            <text:p>4,869</text:p>
          </table:table-cell>
          <table:table-cell table:style-name="ce13" office:value-type="float" office:value="3692" calcext:value-type="float">
            <text:p>3,692</text:p>
          </table:table-cell>
          <table:table-cell table:style-name="ce15" office:value-type="float" office:value="8561" calcext:value-type="float">
            <text:p>8,561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730" calcext:value-type="float">
            <text:p>730</text:p>
          </table:table-cell>
          <table:table-cell table:style-name="ce16" office:value-type="float" office:value="1371" calcext:value-type="float">
            <text:p>1,371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İSTANBUL ŞİŞLİ MESLEK YÜKSEKOKULU</text:p>
          </table:table-cell>
          <table:table-cell table:style-name="ce15" office:value-type="float" office:value="2203" calcext:value-type="float">
            <text:p>2,203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2203" calcext:value-type="float">
            <text:p>2,203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MEF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32" calcext:value-type="float">
            <text:p>83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FARUK SARAÇ TASARIM MESLEK YÜKSEKOKULU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VRUPA MESLEK YÜKSEKOKULU</text:p>
          </table:table-cell>
          <table:table-cell table:style-name="ce15" office:value-type="float" office:value="1177" calcext:value-type="float">
            <text:p>1,177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177" calcext:value-type="float">
            <text:p>1,17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16" office:value-type="float" office:value="2398" calcext:value-type="float">
            <text:p>2,398</text:p>
          </table:table-cell>
          <table:table-cell table:style-name="ce5" office:value-type="float" office:value="330" calcext:value-type="float">
            <text:p>330</text:p>
          </table:table-cell>
          <table:table-cell table:style-name="ce16" office:value-type="float" office:value="2728" calcext:value-type="float">
            <text:p>2,728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15" office:value-type="float" office:value="1059" calcext:value-type="float">
            <text:p>1,059</text:p>
          </table:table-cell>
          <table:table-cell table:style-name="ce4" office:value-type="float" office:value="498" calcext:value-type="float">
            <text:p>498</text:p>
          </table:table-cell>
          <table:table-cell table:style-name="ce15" office:value-type="float" office:value="1557" calcext:value-type="float">
            <text:p>1,55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661" calcext:value-type="float">
            <text:p>661</text:p>
          </table:table-cell>
          <table:table-cell table:style-name="ce16" office:value-type="float" office:value="1189" calcext:value-type="float">
            <text:p>1,1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4" office:value-type="float" office:value="665" calcext:value-type="float">
            <text:p>665</text:p>
          </table:table-cell>
          <table:table-cell table:style-name="ce13" office:value-type="float" office:value="1120" calcext:value-type="float">
            <text:p>1,120</text:p>
          </table:table-cell>
          <table:table-cell table:style-name="ce15" office:value-type="float" office:value="1785" calcext:value-type="float">
            <text:p>1,785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348" calcext:value-type="float">
            <text:p>1,348</text:p>
          </table:table-cell>
          <table:table-cell table:style-name="ce16" office:value-type="float" office:value="1348" calcext:value-type="float">
            <text:p>1,348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4" office:value-type="float" office:value="736" calcext:value-type="float">
            <text:p>736</text:p>
          </table:table-cell>
          <table:table-cell table:style-name="ce13" office:value-type="float" office:value="2034" calcext:value-type="float">
            <text:p>2,034</text:p>
          </table:table-cell>
          <table:table-cell table:style-name="ce15" office:value-type="float" office:value="2770" calcext:value-type="float">
            <text:p>2,770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aştırma Proje Bütçelerine Göre Vakıf Yükseköğretim Kurumları" table:style-name="ta14"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0" office:value-type="string" calcext:value-type="string">
            <text:p>SIRA</text:p>
          </table:table-cell>
          <table:table-cell table:style-name="ce10" office:value-type="string" calcext:value-type="string">
            <text:p>ÜNİVERSİTE/MYO</text:p>
          </table:table-cell>
          <table:table-cell table:style-name="ce30" office:value-type="string" calcext:value-type="string">
            <text:p>TOPLAM ARAŞTIRMA PROJELERİ BÜTÇESİ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İHSAN DOĞRAMACI BİLKENT ÜNİVERSİTESİ</text:p>
          </table:table-cell>
          <table:table-cell table:style-name="ce46" office:value-type="float" office:value="358276103" calcext:value-type="float">
            <text:p>358,276,103.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KOÇ ÜNİVERSİTESİ</text:p>
          </table:table-cell>
          <table:table-cell table:style-name="ce47" office:value-type="float" office:value="304277101" calcext:value-type="float">
            <text:p>304,277,101.0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ABANCI ÜNİVERSİTESİ</text:p>
          </table:table-cell>
          <table:table-cell table:style-name="ce46" office:value-type="float" office:value="112046034.2" calcext:value-type="float">
            <text:p>112,046,034.2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ÇANKAYA ÜNİVERSİTESİ</text:p>
          </table:table-cell>
          <table:table-cell table:style-name="ce47" office:value-type="float" office:value="100536326.3" calcext:value-type="float">
            <text:p>100,536,326.3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YAŞAR ÜNİVERSİTESİ</text:p>
          </table:table-cell>
          <table:table-cell table:style-name="ce46" office:value-type="float" office:value="84160027" calcext:value-type="float">
            <text:p>84,160,027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47" office:value-type="float" office:value="68380741.4" calcext:value-type="float">
            <text:p>68,380,741.4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TILIM ÜNİVERSİTESİ</text:p>
          </table:table-cell>
          <table:table-cell table:style-name="ce46" office:value-type="float" office:value="56023649" calcext:value-type="float">
            <text:p>56,023,649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47" office:value-type="float" office:value="42845744.2" calcext:value-type="float">
            <text:p>42,845,744.2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İSTANBUL OKAN ÜNİVERSİTESİ</text:p>
          </table:table-cell>
          <table:table-cell table:style-name="ce46" office:value-type="float" office:value="38316946.4" calcext:value-type="float">
            <text:p>38,316,946.4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47" office:value-type="float" office:value="37062814.1" calcext:value-type="float">
            <text:p>37,062,814.1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45" office:value-type="float" office:value="36602237.9" calcext:value-type="float">
            <text:p>36,602,237.9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4" office:value-type="float" office:value="31539053" calcext:value-type="float">
            <text:p>31,539,053.0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45" office:value-type="float" office:value="30188128.8" calcext:value-type="float">
            <text:p>30,188,128.8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44" office:value-type="float" office:value="30188128.8" calcext:value-type="float">
            <text:p>30,188,128.8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45" office:value-type="float" office:value="29883322" calcext:value-type="float">
            <text:p>29,883,322.0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4" office:value-type="float" office:value="19506623.5" calcext:value-type="float">
            <text:p>19,506,623.5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EF ÜNİVERSİTESİ</text:p>
          </table:table-cell>
          <table:table-cell table:style-name="ce45" office:value-type="float" office:value="18820029" calcext:value-type="float">
            <text:p>18,820,029.0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44" office:value-type="float" office:value="16514202.3" calcext:value-type="float">
            <text:p>16,514,202.3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PİRİ REİS ÜNİVERSİTESİ</text:p>
          </table:table-cell>
          <table:table-cell table:style-name="ce45" office:value-type="float" office:value="13075856" calcext:value-type="float">
            <text:p>13,075,856.0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4" office:value-type="float" office:value="12943572.2" calcext:value-type="float">
            <text:p>12,943,572.2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45" office:value-type="float" office:value="11807867.2" calcext:value-type="float">
            <text:p>11,807,867.2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4" office:value-type="float" office:value="10016923.5" calcext:value-type="float">
            <text:p>10,016,923.5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45" office:value-type="float" office:value="9451269.2" calcext:value-type="float">
            <text:p>9,451,269.2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4" office:value-type="float" office:value="9368294.5" calcext:value-type="float">
            <text:p>9,368,294.5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ALTINBAŞ ÜNİVERSİTESİ</text:p>
          </table:table-cell>
          <table:table-cell table:style-name="ce45" office:value-type="float" office:value="9047206" calcext:value-type="float">
            <text:p>9,047,206.0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4" office:value-type="float" office:value="8635364.4" calcext:value-type="float">
            <text:p>8,635,364.4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45" office:value-type="float" office:value="8493813.3" calcext:value-type="float">
            <text:p>8,493,813.3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4" office:value-type="float" office:value="8195605" calcext:value-type="float">
            <text:p>8,195,605.0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45" office:value-type="float" office:value="7456979" calcext:value-type="float">
            <text:p>7,456,979.0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4" office:value-type="float" office:value="5159042.8" calcext:value-type="float">
            <text:p>5,159,042.8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İSTANBUL ŞEHİR ÜNİVERSİTESİ</text:p>
          </table:table-cell>
          <table:table-cell table:style-name="ce45" office:value-type="float" office:value="5068042.4" calcext:value-type="float">
            <text:p>5,068,042.4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4" office:value-type="float" office:value="5011890" calcext:value-type="float">
            <text:p>5,011,890.0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HASAN KALYONCU ÜNİVERSİTESİ</text:p>
          </table:table-cell>
          <table:table-cell table:style-name="ce45" office:value-type="float" office:value="4912597.3" calcext:value-type="float">
            <text:p>4,912,597.3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4" office:value-type="float" office:value="4903195.6" calcext:value-type="float">
            <text:p>4,903,195.6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45" office:value-type="float" office:value="4788107.7" calcext:value-type="float">
            <text:p>4,788,107.7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4" office:value-type="float" office:value="4373251" calcext:value-type="float">
            <text:p>4,373,251.0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45" office:value-type="float" office:value="4202919.1" calcext:value-type="float">
            <text:p>4,202,919.1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4" office:value-type="float" office:value="4153684.6" calcext:value-type="float">
            <text:p>4,153,684.6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45" office:value-type="float" office:value="4133181" calcext:value-type="float">
            <text:p>4,133,181.0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4" office:value-type="float" office:value="3962679" calcext:value-type="float">
            <text:p>3,962,679.0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45" office:value-type="float" office:value="3879467" calcext:value-type="float">
            <text:p>3,879,467.0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TED ÜNİVERSİTESİ</text:p>
          </table:table-cell>
          <table:table-cell table:style-name="ce44" office:value-type="float" office:value="3614912" calcext:value-type="float">
            <text:p>3,614,912.0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45" office:value-type="float" office:value="2629328.2" calcext:value-type="float">
            <text:p>2,629,328.2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4" office:value-type="float" office:value="2616580.6" calcext:value-type="float">
            <text:p>2,616,580.6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45" office:value-type="float" office:value="2000603.4" calcext:value-type="float">
            <text:p>2,000,603.4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4" office:value-type="float" office:value="1233438" calcext:value-type="float">
            <text:p>1,233,438.0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45" office:value-type="float" office:value="1138834.3" calcext:value-type="float">
            <text:p>1,138,834.3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4" office:value-type="float" office:value="1115825" calcext:value-type="float">
            <text:p>1,115,825.0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TÜRK HAVA KURUMU ÜNİVERSİTESİ</text:p>
          </table:table-cell>
          <table:table-cell table:style-name="ce45" office:value-type="float" office:value="780000" calcext:value-type="float">
            <text:p>780,000.0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4" office:value-type="float" office:value="719265.8" calcext:value-type="float">
            <text:p>719,265.8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45" office:value-type="float" office:value="514044.1" calcext:value-type="float">
            <text:p>514,044.1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4" office:value-type="float" office:value="321109" calcext:value-type="float">
            <text:p>321,109.0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45" office:value-type="float" office:value="313920.8" calcext:value-type="float">
            <text:p>313,920.8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4" office:value-type="float" office:value="129978.4" calcext:value-type="float">
            <text:p>129,978.40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KAPADOKYA ÜNİVERSİTESİ</text:p>
          </table:table-cell>
          <table:table-cell table:style-name="ce45" office:value-type="float" office:value="116342.5" calcext:value-type="float">
            <text:p>116,342.50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4" office:value-type="float" office:value="68596" calcext:value-type="float">
            <text:p>68,596.00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ALANYA HEP ÜNİVERSİTESİ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4" office:value-type="float" office:value="5825" calcext:value-type="float">
            <text:p>5,825.00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İSTANBUL AYVANSARAY ÜNİVERSİTESİ</text:p>
          </table:table-cell>
          <table:table-cell table:style-name="ce45" office:value-type="float" office:value="2500" calcext:value-type="float">
            <text:p>2,500.00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İZMİR KAVRAM MESLEK YÜKSEKOKULU</text:p>
          </table:table-cell>
          <table:table-cell table:style-name="ce44" office:value-type="float" office:value="1542.3" calcext:value-type="float">
            <text:p>1,542.30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ANTALYA AKEV ÜNİVERSİTESİ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ATAŞEHİR ADIGÜZEL MESLEK YÜKSEKOKUL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VRUPA MESLEK YÜKSEKOKULU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FARUK SARAÇ TASARIM MESLEK YÜKSEKOKUL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İSTANBUL ŞİŞLİ MESLEK YÜKSEKOKULU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31 2018 ALES 3. Dönem Eşit Ağırlık Başarı Sıralamasına Göre Vakıf Üniversiteleri" table:style-name="ta15"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8" table:default-cell-style-name="Default"/>
        <table:table-row table:style-name="ro1">
          <table:table-cell table:style-name="ce37" office:value-type="string" calcext:value-type="string">
            <text:p>SIRA</text:p>
            <text:p>(1)</text:p>
          </table:table-cell>
          <table:table-cell table:style-name="ce37" office:value-type="string" calcext:value-type="string">
            <text:p>SIRA</text:p>
            <text:p>(2)</text:p>
          </table:table-cell>
          <table:table-cell table:style-name="ce21" office:value-type="string" calcext:value-type="string">
            <text:p>ÜNİVERSİTE</text:p>
          </table:table-cell>
          <table:table-cell table:style-name="ce49" office:value-type="string" calcext:value-type="string">
            <text:p>TOPLAM ADAY SAYISI</text:p>
          </table:table-cell>
          <table:table-cell table:style-name="ce30" office:value-type="string" calcext:value-type="string">
            <text:p>PUANI 70 VE ÜZERİNDE OLAN ADAY SAYISI</text:p>
          </table:table-cell>
          <table:table-cell table:style-name="ce30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KOÇ ÜNİVERSİTESİ</text:p>
          </table:table-cell>
          <table:table-cell table:style-name="ce6" office:value-type="float" office:value="136" calcext:value-type="float">
            <text:p>136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68" calcext:value-type="float">
            <text:p>68</text:p>
          </table:table-cell>
          <table:table-cell table:style-name="ce3" office:value-type="float" office:value="48" calcext:value-type="float">
            <text:p>48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OBB EKONOMİ VE TEKNOLOJİ ÜNİVERSİTESİ</text:p>
          </table:table-cell>
          <table:table-cell table:style-name="ce6" office:value-type="float" office:value="349" calcext:value-type="float">
            <text:p>349</text:p>
          </table:table-cell>
          <table:table-cell table:style-name="ce2" office:value-type="float" office:value="241" calcext:value-type="float">
            <text:p>241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BEZM-İ ÂLEM VAKIF ÜNİVERSİTESİ</text:p>
          </table:table-cell>
          <table:table-cell table:style-name="ce7" office:value-type="float" office:value="134" calcext:value-type="float">
            <text:p>134</text:p>
          </table:table-cell>
          <table:table-cell table:style-name="ce3" office:value-type="float" office:value="92" calcext:value-type="float">
            <text:p>92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İSTANBUL ŞEHİR ÜNİVERSİTESİ</text:p>
          </table:table-cell>
          <table:table-cell table:style-name="ce6" office:value-type="float" office:value="180" calcext:value-type="float">
            <text:p>180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7" office:value-type="float" office:value="714" calcext:value-type="float">
            <text:p>714</text:p>
          </table:table-cell>
          <table:table-cell table:style-name="ce3" office:value-type="float" office:value="439" calcext:value-type="float">
            <text:p>439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ÖZYEĞİN ÜNİVERSİTESİ</text:p>
          </table:table-cell>
          <table:table-cell table:style-name="ce6" office:value-type="float" office:value="157" calcext:value-type="float">
            <text:p>157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TED ÜNİVERSİTESİ</text:p>
          </table:table-cell>
          <table:table-cell table:style-name="ce7" office:value-type="float" office:value="115" calcext:value-type="float">
            <text:p>115</text:p>
          </table:table-cell>
          <table:table-cell table:style-name="ce3" office:value-type="float" office:value="59" calcext:value-type="float">
            <text:p>59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İSTANBUL MEDİPOL ÜNİVERSİTESİ</text:p>
          </table:table-cell>
          <table:table-cell table:style-name="ce6" office:value-type="float" office:value="455" calcext:value-type="float">
            <text:p>455</text:p>
          </table:table-cell>
          <table:table-cell table:style-name="ce2" office:value-type="float" office:value="228" calcext:value-type="float">
            <text:p>228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ANTALYA BİLİM ÜNİVERSİTESİ</text:p>
          </table:table-cell>
          <table:table-cell table:style-name="ce7" office:value-type="float" office:value="51" calcext:value-type="float">
            <text:p>51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ÇANKAYA ÜNİVERSİTESİ</text:p>
          </table:table-cell>
          <table:table-cell table:style-name="ce8" office:value-type="float" office:value="346" calcext:value-type="float">
            <text:p>346</text:p>
          </table:table-cell>
          <table:table-cell table:style-name="ce4" office:value-type="float" office:value="154" calcext:value-type="float">
            <text:p>154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271" calcext:value-type="float">
            <text:p>271</text:p>
          </table:table-cell>
          <table:table-cell table:style-name="ce5" office:value-type="float" office:value="116" calcext:value-type="float">
            <text:p>116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8" office:value-type="float" office:value="678" calcext:value-type="float">
            <text:p>678</text:p>
          </table:table-cell>
          <table:table-cell table:style-name="ce4" office:value-type="float" office:value="284" calcext:value-type="float">
            <text:p>284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9" office:value-type="float" office:value="98" calcext:value-type="float">
            <text:p>98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8" office:value-type="float" office:value="224" calcext:value-type="float">
            <text:p>224</text:p>
          </table:table-cell>
          <table:table-cell table:style-name="ce4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471" calcext:value-type="float">
            <text:p>471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8" office:value-type="float" office:value="660" calcext:value-type="float">
            <text:p>660</text:p>
          </table:table-cell>
          <table:table-cell table:style-name="ce4" office:value-type="float" office:value="261" calcext:value-type="float">
            <text:p>261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9" office:value-type="float" office:value="459" calcext:value-type="float">
            <text:p>459</text:p>
          </table:table-cell>
          <table:table-cell table:style-name="ce5" office:value-type="float" office:value="178" calcext:value-type="float">
            <text:p>178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ALTINBAŞ ÜNİVERSİTESİ</text:p>
          </table:table-cell>
          <table:table-cell table:style-name="ce8" office:value-type="float" office:value="89" calcext:value-type="float">
            <text:p>89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145" calcext:value-type="float">
            <text:p>145</text:p>
          </table:table-cell>
          <table:table-cell table:style-name="ce5" office:value-type="float" office:value="52" calcext:value-type="float">
            <text:p>52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8" office:value-type="float" office:value="167" calcext:value-type="float">
            <text:p>167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215" calcext:value-type="float">
            <text:p>215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8" office:value-type="float" office:value="78" calcext:value-type="float">
            <text:p>78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5" office:value-type="float" office:value="57" calcext:value-type="float">
            <text:p>57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256" calcext:value-type="float">
            <text:p>256</text:p>
          </table:table-cell>
          <table:table-cell table:style-name="ce5" office:value-type="float" office:value="84" calcext:value-type="float">
            <text:p>84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8" office:value-type="float" office:value="124" calcext:value-type="float">
            <text:p>124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223" calcext:value-type="float">
            <text:p>223</text:p>
          </table:table-cell>
          <table:table-cell table:style-name="ce5" office:value-type="float" office:value="71" calcext:value-type="float">
            <text:p>71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8" office:value-type="float" office:value="234" calcext:value-type="float">
            <text:p>234</text:p>
          </table:table-cell>
          <table:table-cell table:style-name="ce4" office:value-type="float" office:value="74" calcext:value-type="float">
            <text:p>7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9" office:value-type="float" office:value="111" calcext:value-type="float">
            <text:p>111</text:p>
          </table:table-cell>
          <table:table-cell table:style-name="ce5" office:value-type="float" office:value="35" calcext:value-type="float">
            <text:p>35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4" office:value-type="float" office:value="66" calcext:value-type="float">
            <text:p>66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8" office:value-type="float" office:value="180" calcext:value-type="float">
            <text:p>180</text:p>
          </table:table-cell>
          <table:table-cell table:style-name="ce4" office:value-type="float" office:value="53" calcext:value-type="float">
            <text:p>5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437" calcext:value-type="float">
            <text:p>437</text:p>
          </table:table-cell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4" office:value-type="float" office:value="72" calcext:value-type="float">
            <text:p>72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8" office:value-type="float" office:value="108" calcext:value-type="float">
            <text:p>108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5" office:value-type="float" office:value="74" calcext:value-type="float">
            <text:p>74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53" calcext:value-type="float">
            <text:p>153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8" office:value-type="float" office:value="286" calcext:value-type="float">
            <text:p>286</text:p>
          </table:table-cell>
          <table:table-cell table:style-name="ce4" office:value-type="float" office:value="77" calcext:value-type="float">
            <text:p>77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float" office:value="244" calcext:value-type="float">
            <text:p>244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8" office:value-type="float" office:value="144" calcext:value-type="float">
            <text:p>144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5" office:value-type="float" office:value="86" calcext:value-type="float">
            <text:p>86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HASAN KALYONCU ÜNİVERSİTESİ</text:p>
          </table:table-cell>
          <table:table-cell table:style-name="ce8" office:value-type="float" office:value="276" calcext:value-type="float">
            <text:p>276</text:p>
          </table:table-cell>
          <table:table-cell table:style-name="ce4" office:value-type="float" office:value="69" calcext:value-type="float">
            <text:p>69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5" office:value-type="float" office:value="86" calcext:value-type="float">
            <text:p>86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272" calcext:value-type="float">
            <text:p>272</text:p>
          </table:table-cell>
          <table:table-cell table:style-name="ce5" office:value-type="float" office:value="68" calcext:value-type="float">
            <text:p>68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8" office:value-type="float" office:value="253" calcext:value-type="float">
            <text:p>253</text:p>
          </table:table-cell>
          <table:table-cell table:style-name="ce4" office:value-type="float" office:value="59" calcext:value-type="float">
            <text:p>5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5" office:value-type="float" office:value="94" calcext:value-type="float">
            <text:p>94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225" calcext:value-type="float">
            <text:p>225</text:p>
          </table:table-cell>
          <table:table-cell table:style-name="ce5" office:value-type="float" office:value="51" calcext:value-type="float">
            <text:p>51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8" office:value-type="float" office:value="162" calcext:value-type="float">
            <text:p>162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54" calcext:value-type="float">
            <text:p>54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4" office:value-type="float" office:value="104" calcext:value-type="float">
            <text:p>104</text:p>
          </table:table-cell>
          <table:table-cell table:style-name="ce8" office:value-type="string" calcext:value-type="string">
            <text:p>UFUK ÜNİVERSİTESİ</text:p>
          </table:table-cell>
          <table:table-cell table:style-name="ce8" office:value-type="float" office:value="119" calcext:value-type="float">
            <text:p>119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5" office:value-type="float" office:value="105" calcext:value-type="float">
            <text:p>105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464" calcext:value-type="float">
            <text:p>464</text:p>
          </table:table-cell>
          <table:table-cell table:style-name="ce5" office:value-type="float" office:value="101" calcext:value-type="float">
            <text:p>10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4" office:value-type="float" office:value="106" calcext:value-type="float">
            <text:p>106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8" office:value-type="float" office:value="355" calcext:value-type="float">
            <text:p>355</text:p>
          </table:table-cell>
          <table:table-cell table:style-name="ce4" office:value-type="float" office:value="77" calcext:value-type="float">
            <text:p>7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5" office:value-type="float" office:value="131" calcext:value-type="float">
            <text:p>131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347" calcext:value-type="float">
            <text:p>347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4" office:value-type="float" office:value="132" calcext:value-type="float">
            <text:p>132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8" office:value-type="float" office:value="404" calcext:value-type="float">
            <text:p>404</text:p>
          </table:table-cell>
          <table:table-cell table:style-name="ce4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5" office:value-type="float" office:value="147" calcext:value-type="float">
            <text:p>147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float" office:value="114" calcext:value-type="float">
            <text:p>114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4" office:value-type="float" office:value="148" calcext:value-type="float">
            <text:p>148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8" office:value-type="float" office:value="151" calcext:value-type="float">
            <text:p>151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32 2018 ALES 3. Dönem Sayısal Başarı Sıralamasına Göre Vakıf Üniversiteleri" table:style-name="ta16"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8" table:default-cell-style-name="Default"/>
        <table:table-row table:style-name="ro1">
          <table:table-cell table:style-name="ce37" office:value-type="string" calcext:value-type="string">
            <text:p>SIRA</text:p>
            <text:p>(1)</text:p>
          </table:table-cell>
          <table:table-cell table:style-name="ce37" office:value-type="string" calcext:value-type="string">
            <text:p>SIRA</text:p>
            <text:p>(2)</text:p>
          </table:table-cell>
          <table:table-cell table:style-name="ce21" office:value-type="string" calcext:value-type="string">
            <text:p>ÜNİVERSİTE</text:p>
          </table:table-cell>
          <table:table-cell table:style-name="ce49" office:value-type="string" calcext:value-type="string">
            <text:p>TOPLAM ADAY SAYISI</text:p>
          </table:table-cell>
          <table:table-cell table:style-name="ce30" office:value-type="string" calcext:value-type="string">
            <text:p>PUANI 70 VE ÜZERİNDE OLAN ADAY SAYISI</text:p>
          </table:table-cell>
          <table:table-cell table:style-name="ce30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BEZM-İ ÂLEM VAKIF ÜNİVERSİTESİ</text:p>
          </table:table-cell>
          <table:table-cell table:style-name="ce6" office:value-type="float" office:value="134" calcext:value-type="float">
            <text:p>13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136" calcext:value-type="float">
            <text:p>13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TOBB EKONOMİ VE TEKNOLOJİ ÜNİVERSİTESİ</text:p>
          </table:table-cell>
          <table:table-cell table:style-name="ce6" office:value-type="float" office:value="349" calcext:value-type="float">
            <text:p>349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68" calcext:value-type="float">
            <text:p>6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TÜRK HAVA KURUMU ÜNİVERSİTESİ</text:p>
          </table:table-cell>
          <table:table-cell table:style-name="ce6" office:value-type="float" office:value="98" calcext:value-type="float">
            <text:p>9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7" office:value-type="float" office:value="714" calcext:value-type="float">
            <text:p>71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ÖZYEĞİN ÜNİVERSİTESİ</text:p>
          </table:table-cell>
          <table:table-cell table:style-name="ce6" office:value-type="float" office:value="157" calcext:value-type="float">
            <text:p>15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İSTANBUL ŞEHİR ÜNİVERSİTESİ</text:p>
          </table:table-cell>
          <table:table-cell table:style-name="ce7" office:value-type="float" office:value="180" calcext:value-type="float">
            <text:p>18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İSTANBUL MEDİPOL ÜNİVERSİTESİ</text:p>
          </table:table-cell>
          <table:table-cell table:style-name="ce6" office:value-type="float" office:value="455" calcext:value-type="float">
            <text:p>455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TED ÜNİVERSİTESİ</text:p>
          </table:table-cell>
          <table:table-cell table:style-name="ce7" office:value-type="float" office:value="115" calcext:value-type="float">
            <text:p>11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8" office:value-type="float" office:value="224" calcext:value-type="float">
            <text:p>22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9" office:value-type="float" office:value="78" calcext:value-type="float">
            <text:p>7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8" office:value-type="float" office:value="51" calcext:value-type="float">
            <text:p>5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9" office:value-type="float" office:value="678" calcext:value-type="float">
            <text:p>678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KTO KARATAY ÜNİVERSİTESİ</text:p>
          </table:table-cell>
          <table:table-cell table:style-name="ce8" office:value-type="float" office:value="215" calcext:value-type="float">
            <text:p>2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9" office:value-type="float" office:value="346" calcext:value-type="float">
            <text:p>346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8" office:value-type="float" office:value="271" calcext:value-type="float">
            <text:p>27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9" office:value-type="float" office:value="459" calcext:value-type="float">
            <text:p>459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8" office:value-type="float" office:value="471" calcext:value-type="float">
            <text:p>47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5" office:value-type="float" office:value="43" calcext:value-type="float">
            <text:p>43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660" calcext:value-type="float">
            <text:p>660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ALTINBAŞ ÜNİVERSİTESİ</text:p>
          </table:table-cell>
          <table:table-cell table:style-name="ce8" office:value-type="float" office:value="89" calcext:value-type="float">
            <text:p>8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234" calcext:value-type="float">
            <text:p>23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8" office:value-type="float" office:value="145" calcext:value-type="float">
            <text:p>14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223" calcext:value-type="float">
            <text:p>22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ATILIM ÜNİVERSİTESİ</text:p>
          </table:table-cell>
          <table:table-cell table:style-name="ce8" office:value-type="float" office:value="272" calcext:value-type="float">
            <text:p>27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9" office:value-type="float" office:value="111" calcext:value-type="float">
            <text:p>11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8" office:value-type="float" office:value="167" calcext:value-type="float">
            <text:p>1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256" calcext:value-type="float">
            <text:p>25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8" office:value-type="float" office:value="64" calcext:value-type="float">
            <text:p>6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5" office:value-type="float" office:value="74" calcext:value-type="float">
            <text:p>74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44" calcext:value-type="float">
            <text:p>14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4" office:value-type="float" office:value="75" calcext:value-type="float">
            <text:p>75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8" office:value-type="float" office:value="437" calcext:value-type="float">
            <text:p>43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5" office:value-type="float" office:value="77" calcext:value-type="float">
            <text:p>7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9" office:value-type="float" office:value="124" calcext:value-type="float">
            <text:p>12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8" office:value-type="float" office:value="180" calcext:value-type="float">
            <text:p>18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5" office:value-type="float" office:value="85" calcext:value-type="float">
            <text:p>85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54" calcext:value-type="float">
            <text:p>5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8" office:value-type="float" office:value="286" calcext:value-type="float">
            <text:p>28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5" office:value-type="float" office:value="93" calcext:value-type="float">
            <text:p>9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276" calcext:value-type="float">
            <text:p>27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8" office:value-type="float" office:value="225" calcext:value-type="float">
            <text:p>22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5" office:value-type="float" office:value="97" calcext:value-type="float">
            <text:p>97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53" calcext:value-type="float">
            <text:p>15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8" office:value-type="float" office:value="162" calcext:value-type="float">
            <text:p>16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5" office:value-type="float" office:value="102" calcext:value-type="float">
            <text:p>102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float" office:value="244" calcext:value-type="float">
            <text:p>24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8" office:value-type="float" office:value="253" calcext:value-type="float">
            <text:p>25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5" office:value-type="float" office:value="114" calcext:value-type="float">
            <text:p>114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464" calcext:value-type="float">
            <text:p>46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4" office:value-type="float" office:value="117" calcext:value-type="float">
            <text:p>117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8" office:value-type="float" office:value="347" calcext:value-type="float">
            <text:p>34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5" office:value-type="float" office:value="122" calcext:value-type="float">
            <text:p>122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355" calcext:value-type="float">
            <text:p>35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4" office:value-type="float" office:value="126" calcext:value-type="float">
            <text:p>126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8" office:value-type="float" office:value="108" calcext:value-type="float">
            <text:p>10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5" office:value-type="float" office:value="131" calcext:value-type="float">
            <text:p>131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404" calcext:value-type="float">
            <text:p>40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4" office:value-type="float" office:value="139" calcext:value-type="float">
            <text:p>139</text:p>
          </table:table-cell>
          <table:table-cell table:style-name="ce8" office:value-type="string" calcext:value-type="string">
            <text:p>UFUK ÜNİVERSİTESİ</text:p>
          </table:table-cell>
          <table:table-cell table:style-name="ce8" office:value-type="float" office:value="119" calcext:value-type="float">
            <text:p>11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5" office:value-type="float" office:value="140" calcext:value-type="float">
            <text:p>140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float" office:value="114" calcext:value-type="float">
            <text:p>1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4" office:value-type="float" office:value="141" calcext:value-type="float">
            <text:p>141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8" office:value-type="float" office:value="151" calcext:value-type="float">
            <text:p>15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33 2018 ALES 3. Dönem Sözel Başarı Sıralamasına Göre Vakıf Üniversiteleri" table:style-name="ta17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8" table:default-cell-style-name="Default"/>
        <table:table-row table:style-name="ro1">
          <table:table-cell table:style-name="ce37" office:value-type="string" calcext:value-type="string">
            <text:p>SIRA</text:p>
            <text:p>(1)</text:p>
          </table:table-cell>
          <table:table-cell table:style-name="ce37" office:value-type="string" calcext:value-type="string">
            <text:p>SIRA</text:p>
            <text:p>(2)</text:p>
          </table:table-cell>
          <table:table-cell table:style-name="ce21" office:value-type="string" calcext:value-type="string">
            <text:p>ÜNİVERSİTE</text:p>
          </table:table-cell>
          <table:table-cell table:style-name="ce49" office:value-type="string" calcext:value-type="string">
            <text:p>TOPLAM ADAY SAYISI</text:p>
          </table:table-cell>
          <table:table-cell table:style-name="ce30" office:value-type="string" calcext:value-type="string">
            <text:p>PUANI 70 VE ÜZERİNDE OLAN ADAY SAYISI</text:p>
          </table:table-cell>
          <table:table-cell table:style-name="ce30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KOÇ ÜNİVERSİTESİ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13" calcext:value-type="float">
            <text:p>113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İSTANBUL ŞEHİR ÜNİVERSİTESİ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27" calcext:value-type="float">
            <text:p>127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OBB EKONOMİ VE TEKNOLOJİ ÜNİVERSİTESİ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216" calcext:value-type="float">
            <text:p>216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İHSAN DOĞRAMACI BİLKENT ÜNİVERSİTESİ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441" calcext:value-type="float">
            <text:p>441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91" calcext:value-type="float">
            <text:p>91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BEZM-İ ÂLEM VAKIF ÜNİVERSİTESİ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69" calcext:value-type="float">
            <text:p>69</text:p>
          </table:table-cell>
          <table:table-cell table:style-name="ce2" office:value-type="float" office:value="51" calcext:value-type="float">
            <text:p>51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TED ÜNİVERSİTESİ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58" calcext:value-type="float">
            <text:p>58</text:p>
          </table:table-cell>
          <table:table-cell table:style-name="ce3" office:value-type="float" office:value="50" calcext:value-type="float">
            <text:p>50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İSTANBUL BİLGİ ÜNİVERSİTESİ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48" calcext:value-type="float">
            <text:p>48</text:p>
          </table:table-cell>
          <table:table-cell table:style-name="ce51" table:number-columns-spanned="1" table:number-rows-spanned="2"/>
          <table:table-cell table:style-name="ce53" table:number-columns-spanned="1" table:number-rows-spanned="2"/>
          <table:table-cell table:style-name="ce54" table:number-columns-spanned="1" table:number-rows-spanned="2"/>
          <table:table-cell table:style-name="ce55" table:number-columns-spanned="1" table:number-rows-spanned="2"/>
          <table:table-cell table:style-name="ce56" table:number-columns-spanned="2" table:number-rows-spanned="1"/>
          <table:covered-table-cell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ÇANKAYA ÜNİVERSİTESİ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163" calcext:value-type="float">
            <text:p>163</text:p>
          </table:table-cell>
          <table:table-cell table:style-name="ce3" office:value-type="float" office:value="47" calcext:value-type="float">
            <text:p>47</text:p>
          </table:table-cell>
          <table:covered-table-cell table:style-name="ce52"/>
          <table:covered-table-cell table:number-columns-repeated="3"/>
          <table:table-cell table:style-name="ce57" table:number-columns-repeated="2"/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126" calcext:value-type="float">
            <text:p>126</text:p>
          </table:table-cell>
          <table:table-cell table:style-name="ce4" office:value-type="float" office:value="46" calcext:value-type="float">
            <text:p>46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9" office:value-type="float" office:value="455" calcext:value-type="float">
            <text:p>455</text:p>
          </table:table-cell>
          <table:table-cell table:style-name="ce9" office:value-type="float" office:value="211" calcext:value-type="float">
            <text:p>211</text:p>
          </table:table-cell>
          <table:table-cell table:style-name="ce5" office:value-type="float" office:value="46" calcext:value-type="float">
            <text:p>46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289" calcext:value-type="float">
            <text:p>289</text:p>
          </table:table-cell>
          <table:table-cell table:style-name="ce4" office:value-type="float" office:value="43" calcext:value-type="float">
            <text:p>43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280" calcext:value-type="float">
            <text:p>280</text:p>
          </table:table-cell>
          <table:table-cell table:style-name="ce5" office:value-type="float" office:value="42" calcext:value-type="float">
            <text:p>42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93" calcext:value-type="float">
            <text:p>93</text:p>
          </table:table-cell>
          <table:table-cell table:style-name="ce4" office:value-type="float" office:value="42" calcext:value-type="float">
            <text:p>42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4" calcext:value-type="float">
            <text:p>74</text:p>
          </table:table-cell>
          <table:table-cell table:style-name="ce5" office:value-type="float" office:value="41" calcext:value-type="float">
            <text:p>41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8" office:value-type="float" office:value="459" calcext:value-type="float">
            <text:p>459</text:p>
          </table:table-cell>
          <table:table-cell table:style-name="ce8" office:value-type="float" office:value="186" calcext:value-type="float">
            <text:p>186</text:p>
          </table:table-cell>
          <table:table-cell table:style-name="ce4" office:value-type="float" office:value="41" calcext:value-type="float">
            <text:p>41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46" calcext:value-type="float">
            <text:p>46</text:p>
          </table:table-cell>
          <table:table-cell table:style-name="ce5" office:value-type="float" office:value="39" calcext:value-type="float">
            <text:p>39</text:p>
          </table:table-cell>
          <table:table-cell table:style-name="ce50" table:number-columns-repeated="6"/>
          <table:table-cell table:number-columns-repeated="101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64" calcext:value-type="float">
            <text:p>64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96" calcext:value-type="float">
            <text:p>9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ALTINBAŞ ÜNİVERSİTESİ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161" calcext:value-type="float">
            <text:p>16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53" calcext:value-type="float">
            <text:p>5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72" calcext:value-type="float">
            <text:p>7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78" calcext:value-type="float">
            <text:p>7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ÇAĞ ÜNİVERSİTESİ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36" calcext:value-type="float">
            <text:p>3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95" calcext:value-type="float">
            <text:p>9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69" calcext:value-type="float">
            <text:p>6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88" calcext:value-type="float">
            <text:p>8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74" calcext:value-type="float">
            <text:p>74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35" calcext:value-type="float">
            <text:p>35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75" calcext:value-type="float">
            <text:p>7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39" calcext:value-type="float">
            <text:p>3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68" calcext:value-type="float">
            <text:p>68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83" calcext:value-type="float">
            <text:p>83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74" calcext:value-type="float">
            <text:p>7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42" calcext:value-type="float">
            <text:p>4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94" calcext:value-type="float">
            <text:p>94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73" calcext:value-type="float">
            <text:p>73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118" calcext:value-type="float">
            <text:p>118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98" calcext:value-type="float">
            <text:p>98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1" calcext:value-type="float">
            <text:p>101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10" calcext:value-type="float">
            <text:p>110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60" calcext:value-type="float">
            <text:p>6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12" calcext:value-type="float">
            <text:p>112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7" calcext:value-type="float">
            <text:p>37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17" calcext:value-type="float">
            <text:p>117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88" calcext:value-type="float">
            <text:p>8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0" calcext:value-type="float">
            <text:p>120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48" calcext:value-type="float">
            <text:p>4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3" calcext:value-type="float">
            <text:p>12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347" calcext:value-type="float">
            <text:p>347</text:p>
          </table:table-cell>
          <table:table-cell table:style-name="ce9" office:value-type="float" office:value="71" calcext:value-type="float">
            <text:p>7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24" calcext:value-type="float">
            <text:p>124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34" calcext:value-type="float">
            <text:p>134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3" calcext:value-type="float">
            <text:p>153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Öğrenci_20__20_Sayılarına_20__20_Göre_20__20_Vakıf_20_Üniversiteleri" style:display-name="PageStyle_Öğrenci  Sayılarına  Göre 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Başına_20_Düşen_20_Öğrenci_20_Sayısına_20_Göre_20_Vakıf_20_Yükseköğretim_20_Kurumları" style:display-name="PageStyle_Kadrolu Öğretim Üyesi Başına Düşen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abancı_20_Uyruklu_20_Öğrenci_20_Sayısına_20_Göre_20_Vakıf_20_Yükseköğretim_20_Kurumları" style:display-name="PageStyle_Yabancı Uyruklu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2019_20_Döneminde_20_Yatay_20_Geçiş_20_ile_20_Giden_20_Öğrenci_20_Sayısına_20_Göre_20_Vakıf_20_Yükseköğretim_20_Kurumları" style:display-name="PageStyle_2018-2019 Döneminde Yatay Geçiş ile Giden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2019_20_Döneminde_20_Yatay_20_Geçiş_20_ile_20_Gelen_20_Öğrenci_20_Sayısına_20_Göre_20_Vakıf_20_Yükseköğretim_20_Kurumları" style:display-name="PageStyle_2018-2019 Döneminde Yatay Geçiş ile Gelen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lan_20_Dağılımına_20_Göre_20_Vakıf_20_Yükseköğretim_20_Kurumları" style:display-name="PageStyle_Öğrenci Başına Düşen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ÜBİTAK-ARDEB_20_Proje_20_Bütçelerine_20_Göre_20_Vakıf_20_Yükseköğretim_20_Kurumları_20_" style:display-name="PageStyle_TÜBİTAK-ARDEB Proje Bütçelerine Göre Vakıf Yükseköğretim Kurumları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2019_20_URAP_20__20_Genel_20__20_Puan_20_Tablosuna_20_Göre_20_Vakıf_20_Üniversiteleri" style:display-name="PageStyle_2018-2019 URAP  Genel 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-Tanıtım_20_Harcamalarına_20_Göre_20_Vakıf_20_Yükseköğretim_20_Kurumları" style:display-name="PageStyle_Reklam-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Yükseköğretim_20_Kurumları" style:display-name="PageStyle_Öğrenci Başına Cari Gider Mikt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Tam_20_Bursluluk_20_Oranlarına_20_Göre_20_Vakıf_20_Yükseköğretim_20_Kurumları" style:display-name="PageStyle_YKS Kontenjanları Tam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aştırma_20_Proje_20_Bütçelerine_20_Göre_20_Vakıf_20_Yükseköğretim_20_Kurumları" style:display-name="PageStyle_Toplam Araştırma Proje Bütçe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31_20_2018_20_ALES_20_3._20_Dönem_20_Eşit_20_Ağırlık_20_Başarı_20_Sıralamasına_20_Göre_20_Vakıf_20_Üniversiteleri" style:display-name="PageStyle_TABLO 31 2018 ALES 3. Dönem Eşit Ağırlık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32_20_2018_20_ALES_20_3._20_Dönem_20_Sayısal_20_Başarı_20_Sıralamasına_20_Göre_20_Vakıf_20_Üniversiteleri" style:display-name="PageStyle_TABLO 32 2018 ALES 3. Dönem Sayısal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33_20_2018_20_ALES_20_3._20_Dönem_20_Sözel_20_Başarı_20_Sıralamasına_20_Göre_20_Vakıf_20_Üniversiteleri" style:display-name="PageStyle_TABLO 33 2018 ALES 3. Dönem Sözel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5176" meta:object-count="0"/>
    <meta:generator>LibreOfficeDev/6.0.5.2$Linux_X86_64 LibreOffice_project/</meta:generator>
  </office:meta>
</office:document-meta>
</file>